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Mangal1" svg:font-family="Mangal"/>
    <style:font-face style:name="Courier New1" svg:font-family="'Courier New'" style:font-family-generic="modern"/>
    <style:font-face style:name="Courier New2"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501cm" table:align="margins"/>
    </style:style>
    <style:style style:name="Tabela1.A" style:family="table-column">
      <style:table-column-properties style:column-width="0.794cm" style:rel-column-width="2972*"/>
    </style:style>
    <style:style style:name="Tabela1.B" style:family="table-column">
      <style:table-column-properties style:column-width="16.708cm" style:rel-column-width="62563*"/>
    </style:style>
    <style:style style:name="Tabela1.A1" style:family="table-cell">
      <style:table-cell-properties fo:padding="0.097cm" fo:border-left="none" fo:border-right="none" fo:border-top="none" fo:border-bottom="0.05pt solid #000000"/>
    </style:style>
    <style:style style:name="Tabela1.B1" style:family="table-cell">
      <style:table-cell-properties fo:padding="0.097cm" fo:border-left="0.05pt solid #000000" fo:border-right="none" fo:border-top="none" fo:border-bottom="0.05pt solid #000000"/>
    </style:style>
    <style:style style:name="Tabela1.A8" style:family="table-cell">
      <style:table-cell-properties fo:padding="0.097cm" fo:border="none"/>
    </style:style>
    <style:style style:name="Tabela1.B8" style:family="table-cell">
      <style:table-cell-properties fo:padding="0.097cm" fo:border-left="0.05pt solid #000000" fo:border-right="none" fo:border-top="none" fo:border-bottom="none"/>
    </style:style>
    <style:style style:name="Tabela2" style:family="table">
      <style:table-properties style:width="17.501cm" table:align="margins"/>
    </style:style>
    <style:style style:name="Tabela2.A" style:family="table-column">
      <style:table-column-properties style:column-width="3.298cm" style:rel-column-width="12351*"/>
    </style:style>
    <style:style style:name="Tabela2.B" style:family="table-column">
      <style:table-column-properties style:column-width="10.996cm" style:rel-column-width="41175*"/>
    </style:style>
    <style:style style:name="Tabela2.C" style:family="table-column">
      <style:table-column-properties style:column-width="3.207cm" style:rel-column-width="12009*"/>
    </style:style>
    <style:style style:name="Tabela2.A1" style:family="table-cell">
      <style:table-cell-properties fo:padding="0.097cm" fo:border-left="none" fo:border-right="none" fo:border-top="none" fo:border-bottom="0.05pt solid #000000"/>
    </style:style>
    <style:style style:name="Tabela2.B1" style:family="table-cell">
      <style:table-cell-properties fo:padding="0.097cm" fo:border-left="0.05pt solid #000000" fo:border-right="none" fo:border-top="none" fo:border-bottom="0.05pt solid #000000"/>
    </style:style>
    <style:style style:name="Tabela2.A2" style:family="table-cell">
      <style:table-cell-properties fo:padding="0.097cm" fo:border="none"/>
    </style:style>
    <style:style style:name="Tabela2.B2" style:family="table-cell">
      <style:table-cell-properties fo:padding="0.097cm" fo:border-left="0.05pt solid #000000" fo:border-right="none" fo:border-top="none" fo:border-bottom="none"/>
    </style:style>
    <style:style style:name="Tabela3" style:family="table">
      <style:table-properties style:width="17.501cm" table:align="margins"/>
    </style:style>
    <style:style style:name="Tabela3.A" style:family="table-column">
      <style:table-column-properties style:column-width="10.308cm" style:rel-column-width="38599*"/>
    </style:style>
    <style:style style:name="Tabela3.B" style:family="table-column">
      <style:table-column-properties style:column-width="7.193cm" style:rel-column-width="26936*"/>
    </style:style>
    <style:style style:name="Tabela3.A1" style:family="table-cell">
      <style:table-cell-properties fo:padding="0.097cm" fo:border="none"/>
    </style:style>
    <style:style style:name="Tabela3.B1" style:family="table-cell">
      <style:table-cell-properties fo:padding="0.097cm" fo:border-left="0.05pt solid #000000" fo:border-right="none" fo:border-top="none" fo:border-bottom="none"/>
    </style:style>
    <style:style style:name="Tabela4" style:family="table">
      <style:table-properties style:width="17.501cm" table:align="margins"/>
    </style:style>
    <style:style style:name="Tabela4.A" style:family="table-column">
      <style:table-column-properties style:column-width="5.833cm" style:rel-column-width="21845*"/>
    </style:style>
    <style:style style:name="Tabela4.B" style:family="table-column">
      <style:table-column-properties style:column-width="11.668cm" style:rel-column-width="43690*"/>
    </style:style>
    <style:style style:name="Tabela4.A1" style:family="table-cell">
      <style:table-cell-properties fo:padding="0.097cm" fo:border-left="none" fo:border-right="none" fo:border-top="none" fo:border-bottom="0.05pt solid #000000"/>
    </style:style>
    <style:style style:name="Tabela4.B1" style:family="table-cell">
      <style:table-cell-properties fo:padding="0.097cm" fo:border-left="0.05pt solid #000000" fo:border-right="none" fo:border-top="none" fo:border-bottom="0.05pt solid #000000"/>
    </style:style>
    <style:style style:name="Tabela4.A2" style:family="table-cell">
      <style:table-cell-properties fo:padding="0.097cm" fo:border="none"/>
    </style:style>
    <style:style style:name="Tabela4.B2" style:family="table-cell">
      <style:table-cell-properties fo:padding="0.097cm" fo:border-left="0.05pt solid #000000" fo:border-right="none" fo:border-top="none" fo:border-bottom="none"/>
    </style:style>
    <style:style style:name="Tabela5" style:family="table">
      <style:table-properties style:width="17.501cm" table:align="margins"/>
    </style:style>
    <style:style style:name="Tabela5.A" style:family="table-column">
      <style:table-column-properties style:column-width="2.406cm" style:rel-column-width="9009*"/>
    </style:style>
    <style:style style:name="Tabela5.B" style:family="table-column">
      <style:table-column-properties style:column-width="10.497cm" style:rel-column-width="39306*"/>
    </style:style>
    <style:style style:name="Tabela5.C" style:family="table-column">
      <style:table-column-properties style:column-width="4.598cm" style:rel-column-width="17220*"/>
    </style:style>
    <style:style style:name="Tabela5.A1" style:family="table-cell">
      <style:table-cell-properties fo:padding="0.097cm" fo:border-left="none" fo:border-right="none" fo:border-top="none" fo:border-bottom="0.05pt solid #000000"/>
    </style:style>
    <style:style style:name="Tabela5.B1" style:family="table-cell">
      <style:table-cell-properties fo:padding="0.097cm" fo:border-left="0.05pt solid #000000" fo:border-right="none" fo:border-top="none" fo:border-bottom="0.05pt solid #000000"/>
    </style:style>
    <style:style style:name="Tabela5.A2" style:family="table-cell">
      <style:table-cell-properties fo:padding="0.097cm" fo:border="none"/>
    </style:style>
    <style:style style:name="Tabela5.B2" style:family="table-cell">
      <style:table-cell-properties fo:padding="0.097cm" fo:border-left="0.05pt solid #000000" fo:border-right="none" fo:border-top="none" fo:border-bottom="none"/>
    </style:style>
    <style:style style:name="Tabela6" style:family="table">
      <style:table-properties style:width="17.501cm" table:align="margins"/>
    </style:style>
    <style:style style:name="Tabela6.A" style:family="table-column">
      <style:table-column-properties style:column-width="2.508cm" style:rel-column-width="9392*"/>
    </style:style>
    <style:style style:name="Tabela6.B" style:family="table-column">
      <style:table-column-properties style:column-width="10.395cm" style:rel-column-width="38923*"/>
    </style:style>
    <style:style style:name="Tabela6.C" style:family="table-column">
      <style:table-column-properties style:column-width="4.598cm" style:rel-column-width="17220*"/>
    </style:style>
    <style:style style:name="Tabela6.A1" style:family="table-cell">
      <style:table-cell-properties fo:padding="0.097cm" fo:border-left="none" fo:border-right="none" fo:border-top="none" fo:border-bottom="0.05pt solid #000000"/>
    </style:style>
    <style:style style:name="Tabela6.B1" style:family="table-cell">
      <style:table-cell-properties fo:padding="0.097cm" fo:border-left="0.05pt solid #000000" fo:border-right="none" fo:border-top="none" fo:border-bottom="0.05pt solid #000000"/>
    </style:style>
    <style:style style:name="Tabela6.A2" style:family="table-cell">
      <style:table-cell-properties fo:padding="0.097cm" fo:border="none"/>
    </style:style>
    <style:style style:name="Tabela6.B2" style:family="table-cell">
      <style:table-cell-properties fo:padding="0.097cm" fo:border-left="0.05pt solid #000000" fo:border-right="none" fo:border-top="none" fo:border-bottom="none"/>
    </style:style>
    <style:style style:name="Tabela7" style:family="table">
      <style:table-properties style:width="17.501cm" table:align="margins"/>
    </style:style>
    <style:style style:name="Tabela7.A" style:family="table-column">
      <style:table-column-properties style:column-width="12.903cm" style:rel-column-width="48315*"/>
    </style:style>
    <style:style style:name="Tabela7.B" style:family="table-column">
      <style:table-column-properties style:column-width="4.598cm" style:rel-column-width="17220*"/>
    </style:style>
    <style:style style:name="Tabela7.A1" style:family="table-cell">
      <style:table-cell-properties fo:padding="0.097cm" fo:border-left="none" fo:border-right="none" fo:border-top="none" fo:border-bottom="0.05pt solid #000000"/>
    </style:style>
    <style:style style:name="Tabela7.B1" style:family="table-cell">
      <style:table-cell-properties fo:padding="0.097cm" fo:border-left="0.05pt solid #000000" fo:border-right="none" fo:border-top="none" fo:border-bottom="0.05pt solid #000000"/>
    </style:style>
    <style:style style:name="Tabela7.A2" style:family="table-cell">
      <style:table-cell-properties fo:padding="0.097cm" fo:border="none"/>
    </style:style>
    <style:style style:name="Tabela7.B2" style:family="table-cell">
      <style:table-cell-properties fo:padding="0.097cm" fo:border-left="0.05pt solid #000000" fo:border-right="none" fo:border-top="none" fo:border-bottom="none"/>
    </style:style>
    <style:style style:name="Tabela8" style:family="table">
      <style:table-properties style:width="17.501cm" table:align="margins"/>
    </style:style>
    <style:style style:name="Tabela8.A" style:family="table-column">
      <style:table-column-properties style:column-width="4.604cm" style:rel-column-width="17239*"/>
    </style:style>
    <style:style style:name="Tabela8.B" style:family="table-column">
      <style:table-column-properties style:column-width="5.997cm" style:rel-column-width="22457*"/>
    </style:style>
    <style:style style:name="Tabela8.C" style:family="table-column">
      <style:table-column-properties style:column-width="6.9cm" style:rel-column-width="25839*"/>
    </style:style>
    <style:style style:name="Tabela8.A1" style:family="table-cell">
      <style:table-cell-properties fo:padding="0.097cm" fo:border-left="none" fo:border-right="none" fo:border-top="none" fo:border-bottom="0.05pt solid #000000"/>
    </style:style>
    <style:style style:name="Tabela8.B1" style:family="table-cell">
      <style:table-cell-properties fo:padding="0.097cm" fo:border-left="0.05pt solid #000000" fo:border-right="none" fo:border-top="none" fo:border-bottom="0.05pt solid #000000"/>
    </style:style>
    <style:style style:name="Tabela8.A7" style:family="table-cell">
      <style:table-cell-properties fo:padding="0.097cm" fo:border="none"/>
    </style:style>
    <style:style style:name="Tabela8.B7" style:family="table-cell">
      <style:table-cell-properties fo:padding="0.097cm" fo:border-left="0.05pt solid #000000" fo:border-right="none" fo:border-top="none" fo:border-bottom="none"/>
    </style:style>
    <style:style style:name="Tabela9" style:family="table">
      <style:table-properties style:width="17.501cm" table:align="margins"/>
    </style:style>
    <style:style style:name="Tabela9.A" style:family="table-column">
      <style:table-column-properties style:column-width="8.751cm" style:rel-column-width="32767*"/>
    </style:style>
    <style:style style:name="Tabela9.B" style:family="table-column">
      <style:table-column-properties style:column-width="8.751cm" style:rel-column-width="32768*"/>
    </style:style>
    <style:style style:name="Tabela9.A1" style:family="table-cell">
      <style:table-cell-properties fo:padding="0.097cm" fo:border-left="none" fo:border-right="none" fo:border-top="none" fo:border-bottom="0.05pt solid #000000"/>
    </style:style>
    <style:style style:name="Tabela9.B1" style:family="table-cell">
      <style:table-cell-properties fo:padding="0.097cm" fo:border-left="0.05pt solid #000000" fo:border-right="none" fo:border-top="none" fo:border-bottom="0.05pt solid #000000"/>
    </style:style>
    <style:style style:name="Tabela9.A2" style:family="table-cell">
      <style:table-cell-properties fo:padding="0.097cm" fo:border="none"/>
    </style:style>
    <style:style style:name="Tabela9.B2" style:family="table-cell">
      <style:table-cell-properties fo:padding="0.097cm" fo:border-left="0.05pt solid #000000" fo:border-right="none" fo:border-top="none" fo:border-bottom="none"/>
    </style:style>
    <style:style style:name="Tabela10" style:family="table">
      <style:table-properties style:width="17.501cm" table:align="margins"/>
    </style:style>
    <style:style style:name="Tabela10.A" style:family="table-column">
      <style:table-column-properties style:column-width="8.751cm" style:rel-column-width="32767*"/>
    </style:style>
    <style:style style:name="Tabela10.B" style:family="table-column">
      <style:table-column-properties style:column-width="8.751cm" style:rel-column-width="32768*"/>
    </style:style>
    <style:style style:name="Tabela10.A1" style:family="table-cell">
      <style:table-cell-properties fo:padding="0.097cm" fo:border-left="none" fo:border-right="none" fo:border-top="none" fo:border-bottom="0.05pt solid #000000"/>
    </style:style>
    <style:style style:name="Tabela10.B1" style:family="table-cell">
      <style:table-cell-properties fo:padding="0.097cm" fo:border-left="0.05pt solid #000000" fo:border-right="none" fo:border-top="none" fo:border-bottom="0.05pt solid #000000"/>
    </style:style>
    <style:style style:name="Tabela10.A2" style:family="table-cell">
      <style:table-cell-properties fo:padding="0.097cm" fo:border="none"/>
    </style:style>
    <style:style style:name="Tabela10.B2" style:family="table-cell">
      <style:table-cell-properties fo:padding="0.097cm" fo:border-left="0.05pt solid #000000" fo:border-right="none" fo:border-top="none" fo:border-bottom="none"/>
    </style:style>
    <style:style style:name="Tabela11" style:family="table">
      <style:table-properties style:width="9.5cm" table:align="left"/>
    </style:style>
    <style:style style:name="Tabela11.A" style:family="table-column">
      <style:table-column-properties style:column-width="7.405cm"/>
    </style:style>
    <style:style style:name="Tabela11.B" style:family="table-column">
      <style:table-column-properties style:column-width="2.096cm"/>
    </style:style>
    <style:style style:name="Tabela11.A1" style:family="table-cell">
      <style:table-cell-properties fo:padding="0.097cm" fo:border-left="none" fo:border-right="none" fo:border-top="none" fo:border-bottom="0.05pt solid #000000"/>
    </style:style>
    <style:style style:name="Tabela11.B1" style:family="table-cell">
      <style:table-cell-properties fo:padding="0.097cm" fo:border-left="0.05pt solid #000000" fo:border-right="none" fo:border-top="none" fo:border-bottom="0.05pt solid #000000"/>
    </style:style>
    <style:style style:name="Tabela11.A2" style:family="table-cell">
      <style:table-cell-properties fo:padding="0.097cm" fo:border="none"/>
    </style:style>
    <style:style style:name="Tabela11.B2" style:family="table-cell">
      <style:table-cell-properties fo:padding="0.097cm" fo:border-left="0.05pt solid #000000" fo:border-right="none" fo:border-top="none" fo:border-bottom="none"/>
    </style:style>
    <style:style style:name="Tabela12" style:family="table">
      <style:table-properties style:width="17.501cm" table:align="margins"/>
    </style:style>
    <style:style style:name="Tabela12.A" style:family="table-column">
      <style:table-column-properties style:column-width="3.298cm" style:rel-column-width="12351*"/>
    </style:style>
    <style:style style:name="Tabela12.B" style:family="table-column">
      <style:table-column-properties style:column-width="14.203cm" style:rel-column-width="53184*"/>
    </style:style>
    <style:style style:name="Tabela12.A1" style:family="table-cell">
      <style:table-cell-properties fo:padding="0.097cm" fo:border-left="none" fo:border-right="none" fo:border-top="none" fo:border-bottom="0.05pt solid #000000"/>
    </style:style>
    <style:style style:name="Tabela12.B1" style:family="table-cell">
      <style:table-cell-properties fo:padding="0.097cm" fo:border-left="0.05pt solid #000000" fo:border-right="none" fo:border-top="none" fo:border-bottom="0.05pt solid #000000"/>
    </style:style>
    <style:style style:name="Tabela12.A2" style:family="table-cell">
      <style:table-cell-properties fo:padding="0.097cm" fo:border="none"/>
    </style:style>
    <style:style style:name="Tabela12.B2" style:family="table-cell">
      <style:table-cell-properties fo:padding="0.097cm" fo:border-left="0.05pt solid #000000" fo:border-right="none" fo:border-top="none" fo:border-bottom="none"/>
    </style:style>
    <style:style style:name="Tabela13" style:family="table">
      <style:table-properties style:width="17.695cm" fo:margin-left="0cm" table:align="left"/>
    </style:style>
    <style:style style:name="Tabela13.A" style:family="table-column">
      <style:table-column-properties style:column-width="12.696cm"/>
    </style:style>
    <style:style style:name="Tabela13.B" style:family="table-column">
      <style:table-column-properties style:column-width="4.999cm"/>
    </style:style>
    <style:style style:name="Tabela13.A1" style:family="table-cell">
      <style:table-cell-properties fo:padding="0.097cm" fo:border-left="none" fo:border-right="none" fo:border-top="none" fo:border-bottom="0.05pt solid #000000"/>
    </style:style>
    <style:style style:name="Tabela13.B1" style:family="table-cell">
      <style:table-cell-properties fo:padding="0.097cm" fo:border-left="0.05pt solid #000000" fo:border-right="none" fo:border-top="none" fo:border-bottom="0.05pt solid #000000"/>
    </style:style>
    <style:style style:name="Tabela13.A2" style:family="table-cell">
      <style:table-cell-properties fo:padding="0.097cm" fo:border="none"/>
    </style:style>
    <style:style style:name="Tabela13.B2" style:family="table-cell">
      <style:table-cell-properties fo:padding="0.097cm" fo:border-left="0.05pt solid #000000" fo:border-right="none" fo:border-top="none" fo:border-bottom="none"/>
    </style:style>
    <style:style style:name="Tabela14" style:family="table">
      <style:table-properties style:width="18.006cm" fo:margin-left="-0.111cm" table:align="left"/>
    </style:style>
    <style:style style:name="Tabela14.A" style:family="table-column">
      <style:table-column-properties style:column-width="4.794cm"/>
    </style:style>
    <style:style style:name="Tabela14.B" style:family="table-column">
      <style:table-column-properties style:column-width="13.212cm"/>
    </style:style>
    <style:style style:name="Tabela14.A1" style:family="table-cell">
      <style:table-cell-properties fo:padding="0.097cm" fo:border="none"/>
    </style:style>
    <style:style style:name="Tabela14.B1" style:family="table-cell">
      <style:table-cell-properties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style:font-name="Courier New2" fo:font-size="10pt" style:font-size-asian="10pt" style:font-size-complex="10pt"/>
    </style:style>
    <style:style style:name="P3" style:family="paragraph" style:parent-style-name="Standard">
      <style:text-properties style:font-name="Courier New2" fo:font-size="10pt" officeooo:rsid="02468088" officeooo:paragraph-rsid="02468088" style:font-size-asian="10pt" style:font-size-complex="10pt"/>
    </style:style>
    <style:style style:name="P4" style:family="paragraph" style:parent-style-name="Standard">
      <style:text-properties style:font-name="Courier New2" fo:font-size="10pt" officeooo:rsid="0247e378" officeooo:paragraph-rsid="0247e378" style:font-size-asian="10pt" style:font-size-complex="10pt"/>
    </style:style>
    <style:style style:name="P5" style:family="paragraph" style:parent-style-name="Standard">
      <style:text-properties style:font-name="Courier New2" fo:font-size="10pt" officeooo:rsid="026198d6" officeooo:paragraph-rsid="026198d6" style:font-size-asian="10pt" style:font-size-complex="10pt"/>
    </style:style>
    <style:style style:name="P6" style:family="paragraph" style:parent-style-name="Standard">
      <style:text-properties style:font-name="Courier New2" fo:font-size="10pt" officeooo:rsid="0249c903" officeooo:paragraph-rsid="0249c903" style:font-size-asian="10pt" style:font-size-complex="10pt"/>
    </style:style>
    <style:style style:name="P7" style:family="paragraph" style:parent-style-name="Standard">
      <style:text-properties style:font-name="Courier New2" fo:font-size="10pt" officeooo:rsid="024f1a22" officeooo:paragraph-rsid="029b4c0b" style:font-size-asian="10pt" style:font-size-complex="10pt"/>
    </style:style>
    <style:style style:name="P8" style:family="paragraph" style:parent-style-name="Standard">
      <style:text-properties style:font-name="Courier New2" fo:font-size="10pt" officeooo:rsid="024f1a22" officeooo:paragraph-rsid="029b7272" style:font-size-asian="10pt" style:font-size-complex="10pt"/>
    </style:style>
    <style:style style:name="P9" style:family="paragraph" style:parent-style-name="Standard">
      <style:text-properties style:font-name="Courier New2" fo:font-size="10pt" officeooo:rsid="024f1a22" officeooo:paragraph-rsid="029baddd" style:font-size-asian="10pt" style:font-size-complex="10pt"/>
    </style:style>
    <style:style style:name="P10" style:family="paragraph" style:parent-style-name="Standard">
      <style:text-properties style:font-name="Courier New2" fo:font-size="10pt" officeooo:rsid="0266c0c1" officeooo:paragraph-rsid="029baddd" style:font-size-asian="10pt" style:font-size-complex="10pt"/>
    </style:style>
    <style:style style:name="P11" style:family="paragraph" style:parent-style-name="Standard">
      <style:text-properties style:font-name="Courier New2" fo:font-size="10pt" officeooo:paragraph-rsid="029b90eb" style:font-size-asian="10pt" style:font-size-complex="10pt"/>
    </style:style>
    <style:style style:name="P12" style:family="paragraph" style:parent-style-name="Standard">
      <style:text-properties style:font-name="Courier New2" fo:font-size="10pt" officeooo:rsid="025dc513" officeooo:paragraph-rsid="025dc513" style:font-size-asian="10pt" style:font-size-complex="10pt"/>
    </style:style>
    <style:style style:name="P13" style:family="paragraph" style:parent-style-name="Standard">
      <style:text-properties style:font-name="Courier New2" fo:font-size="10pt" officeooo:rsid="025bfd81" officeooo:paragraph-rsid="025bfd81" style:font-size-asian="10pt" style:font-size-complex="10pt"/>
    </style:style>
    <style:style style:name="P14" style:family="paragraph" style:parent-style-name="Standard">
      <style:text-properties style:font-name="Courier New2" fo:font-size="10pt" officeooo:rsid="025bfd81" officeooo:paragraph-rsid="026aad65" style:font-size-asian="10pt" style:font-size-complex="10pt"/>
    </style:style>
    <style:style style:name="P15" style:family="paragraph" style:parent-style-name="Standard">
      <style:text-properties style:font-name="Courier New2" fo:font-size="10pt" officeooo:rsid="025ef09c" officeooo:paragraph-rsid="025ef09c" style:font-size-asian="10pt" style:font-size-complex="10pt"/>
    </style:style>
    <style:style style:name="P16" style:family="paragraph" style:parent-style-name="Standard">
      <style:text-properties style:font-name="Courier New2" fo:font-size="10pt" officeooo:rsid="0277ea8f" officeooo:paragraph-rsid="0277ea8f" style:font-size-asian="10pt" style:font-size-complex="10pt"/>
    </style:style>
    <style:style style:name="P17" style:family="paragraph" style:parent-style-name="Standard">
      <style:text-properties style:font-name="Courier New2" fo:font-size="10pt" officeooo:rsid="027a4ff3" officeooo:paragraph-rsid="027a4ff3" style:font-size-asian="10pt" style:font-size-complex="10pt"/>
    </style:style>
    <style:style style:name="P18" style:family="paragraph" style:parent-style-name="Standard">
      <style:text-properties style:font-name="Courier New2" fo:font-size="10pt" officeooo:rsid="027b31a9" officeooo:paragraph-rsid="027b31a9" style:font-size-asian="10pt" style:font-size-complex="10pt"/>
    </style:style>
    <style:style style:name="P19" style:family="paragraph" style:parent-style-name="Standard">
      <style:text-properties style:font-name="Courier New2" fo:font-size="10pt" officeooo:rsid="027c88f8" officeooo:paragraph-rsid="027c88f8" style:font-size-asian="10pt" style:font-size-complex="10pt"/>
    </style:style>
    <style:style style:name="P20" style:family="paragraph" style:parent-style-name="Standard">
      <style:text-properties style:font-name="Courier New2" fo:font-size="10pt" officeooo:paragraph-rsid="027cdee8" style:font-size-asian="10pt" style:font-size-complex="10pt"/>
    </style:style>
    <style:style style:name="P21" style:family="paragraph" style:parent-style-name="Standard">
      <style:text-properties style:font-name="Courier New2" fo:font-size="10pt" officeooo:rsid="027cdee8" officeooo:paragraph-rsid="027cdee8" style:font-size-asian="10pt" style:font-size-complex="10pt"/>
    </style:style>
    <style:style style:name="P22" style:family="paragraph" style:parent-style-name="Standard">
      <style:text-properties style:font-name="Courier New2" fo:font-size="10pt" officeooo:rsid="027dba06" officeooo:paragraph-rsid="027dba06" style:font-size-asian="10pt" style:font-size-complex="10pt"/>
    </style:style>
    <style:style style:name="P23" style:family="paragraph" style:parent-style-name="Standard">
      <style:text-properties style:font-name="Courier New2" fo:font-size="10pt" officeooo:rsid="02876cbe" officeooo:paragraph-rsid="029fa122" style:font-size-asian="10pt" style:font-size-complex="10pt"/>
    </style:style>
    <style:style style:name="P24" style:family="paragraph" style:parent-style-name="Standard">
      <style:text-properties style:font-name="Courier New2" fo:font-size="10pt" officeooo:rsid="02882bd3" officeooo:paragraph-rsid="02a06da3" style:font-size-asian="10pt" style:font-size-complex="10pt"/>
    </style:style>
    <style:style style:name="P25" style:family="paragraph" style:parent-style-name="Standard">
      <style:text-properties style:font-name="Courier New2" fo:font-size="10pt" officeooo:rsid="02893475" officeooo:paragraph-rsid="02a06da3" style:font-size-asian="10pt" style:font-size-complex="10pt"/>
    </style:style>
    <style:style style:name="P26" style:family="paragraph" style:parent-style-name="Standard">
      <style:text-properties style:font-name="Courier New2" fo:font-size="10pt" officeooo:rsid="028059c4" officeooo:paragraph-rsid="02a07d19" style:font-size-asian="10pt" style:font-size-complex="10pt"/>
    </style:style>
    <style:style style:name="P27" style:family="paragraph" style:parent-style-name="Standard">
      <style:text-properties style:font-name="Courier New2" fo:font-size="10pt" officeooo:rsid="0283797f" officeooo:paragraph-rsid="02a07d19" style:font-size-asian="10pt" style:font-size-complex="10pt"/>
    </style:style>
    <style:style style:name="P28" style:family="paragraph" style:parent-style-name="Standard">
      <style:text-properties style:font-name="Courier New2" fo:font-size="10pt" officeooo:rsid="028c60b4" officeooo:paragraph-rsid="02a07d19" style:font-size-asian="10pt" style:font-size-complex="10pt"/>
    </style:style>
    <style:style style:name="P29" style:family="paragraph" style:parent-style-name="Standard">
      <style:text-properties style:font-name="Courier New2" fo:font-size="10pt" officeooo:rsid="0258f626" officeooo:paragraph-rsid="02a1d32d" style:font-size-asian="10pt" style:font-size-complex="10pt"/>
    </style:style>
    <style:style style:name="P30" style:family="paragraph" style:parent-style-name="Standard">
      <style:text-properties style:font-name="Courier New2" fo:font-size="10pt" officeooo:rsid="0291fc54" officeooo:paragraph-rsid="02a846f9" style:font-size-asian="10pt" style:font-size-complex="10pt"/>
    </style:style>
    <style:style style:name="P31" style:family="paragraph" style:parent-style-name="Standard">
      <style:text-properties style:font-name="Courier New2" fo:font-size="10pt" fo:font-weight="bold" officeooo:rsid="02609354" officeooo:paragraph-rsid="029daa8b" style:font-size-asian="10pt" style:font-weight-asian="bold" style:font-size-complex="10pt" style:font-weight-complex="bold"/>
    </style:style>
    <style:style style:name="P32" style:family="paragraph" style:parent-style-name="Standard">
      <style:text-properties style:font-name="Courier New2" fo:font-size="10pt" fo:font-weight="bold" officeooo:rsid="02609354" officeooo:paragraph-rsid="029eca97" style:font-size-asian="10pt" style:font-weight-asian="bold" style:font-size-complex="10pt" style:font-weight-complex="bold"/>
    </style:style>
    <style:style style:name="P33" style:family="paragraph" style:parent-style-name="Standard">
      <style:text-properties style:font-name="Courier New2" fo:font-size="11pt" style:font-size-asian="11pt" style:font-size-complex="11pt"/>
    </style:style>
    <style:style style:name="P34" style:family="paragraph" style:parent-style-name="Standard">
      <style:paragraph-properties fo:text-align="center" style:justify-single-word="false"/>
      <style:text-properties style:font-name="Courier New2" fo:font-size="11pt" officeooo:paragraph-rsid="029b4c0b" style:font-size-asian="11pt" style:font-size-complex="11pt"/>
    </style:style>
    <style:style style:name="P35" style:family="paragraph" style:parent-style-name="Standard">
      <style:text-properties style:font-name="Courier New2" fo:font-size="11pt" officeooo:rsid="024f1a22" officeooo:paragraph-rsid="029baddd" style:font-size-asian="11pt" style:font-size-complex="11pt"/>
    </style:style>
    <style:style style:name="P36" style:family="paragraph" style:parent-style-name="Standard">
      <style:text-properties style:font-name="Courier New2" fo:font-size="11pt" officeooo:rsid="024f1a22" officeooo:paragraph-rsid="029bb6bb" style:font-size-asian="11pt" style:font-size-complex="11pt"/>
    </style:style>
    <style:style style:name="P37" style:family="paragraph" style:parent-style-name="Standard">
      <style:text-properties style:font-name="Courier New2" fo:font-size="11pt" officeooo:rsid="0266c0c1" officeooo:paragraph-rsid="029baddd" style:font-size-asian="11pt" style:font-size-complex="11pt"/>
    </style:style>
    <style:style style:name="P38" style:family="paragraph" style:parent-style-name="Standard">
      <style:text-properties style:font-name="Courier New2" fo:font-size="11pt" officeooo:rsid="02553109" officeooo:paragraph-rsid="02553109" style:font-size-asian="11pt" style:font-size-complex="11pt"/>
    </style:style>
    <style:style style:name="P39" style:family="paragraph" style:parent-style-name="Standard">
      <style:text-properties style:font-name="Courier New2" fo:font-size="11pt" officeooo:rsid="025acf01" officeooo:paragraph-rsid="029bb6bb" style:font-size-asian="11pt" style:font-size-complex="11pt"/>
    </style:style>
    <style:style style:name="P40" style:family="paragraph" style:parent-style-name="Standard">
      <style:text-properties style:font-name="Courier New2" fo:font-size="11pt" officeooo:rsid="029daa8b" officeooo:paragraph-rsid="029daa8b" style:font-size-asian="11pt" style:font-size-complex="11pt"/>
    </style:style>
    <style:style style:name="P41" style:family="paragraph" style:parent-style-name="Standard">
      <style:text-properties style:font-name="Courier New2" fo:font-size="11pt" officeooo:rsid="02775dd6" officeooo:paragraph-rsid="02775dd6" style:font-size-asian="11pt" style:font-size-complex="11pt"/>
    </style:style>
    <style:style style:name="P42" style:family="paragraph" style:parent-style-name="Standard">
      <style:text-properties style:font-name="Courier New2" fo:font-size="11pt" officeooo:rsid="02876cbe" officeooo:paragraph-rsid="029fa122" style:font-size-asian="11pt" style:font-size-complex="11pt"/>
    </style:style>
    <style:style style:name="P43" style:family="paragraph" style:parent-style-name="Standard">
      <style:text-properties style:font-name="Courier New2" fo:font-size="11pt" officeooo:rsid="02a07d19" officeooo:paragraph-rsid="02a07d19" style:font-size-asian="11pt" style:font-size-complex="11pt"/>
    </style:style>
    <style:style style:name="P44" style:family="paragraph" style:parent-style-name="Standard">
      <style:text-properties style:font-name="Courier New2" fo:font-size="11pt" officeooo:rsid="0282220b" officeooo:paragraph-rsid="02a07d19" style:font-size-asian="11pt" style:font-size-complex="11pt"/>
    </style:style>
    <style:style style:name="P45" style:family="paragraph" style:parent-style-name="Standard">
      <style:text-properties style:font-name="Courier New2" fo:font-size="11pt" officeooo:paragraph-rsid="02a07d19" style:font-size-asian="11pt" style:font-size-complex="11pt"/>
    </style:style>
    <style:style style:name="P46" style:family="paragraph" style:parent-style-name="Standard">
      <style:text-properties style:font-name="Courier New2" fo:font-size="11pt" officeooo:rsid="0258f626" officeooo:paragraph-rsid="025934c8" style:font-size-asian="11pt" style:font-size-complex="11pt"/>
    </style:style>
    <style:style style:name="P47" style:family="paragraph" style:parent-style-name="Standard">
      <style:text-properties style:font-name="Courier New2" fo:font-size="11pt" officeooo:rsid="0291fc54" officeooo:paragraph-rsid="0291fc54" style:font-size-asian="11pt" style:font-size-complex="11pt"/>
    </style:style>
    <style:style style:name="P48" style:family="paragraph" style:parent-style-name="Standard">
      <style:paragraph-properties fo:text-align="center" style:justify-single-word="false"/>
      <style:text-properties style:font-name="Courier New2" fo:font-size="11pt" fo:font-weight="bold" officeooo:paragraph-rsid="024a5578" style:font-size-asian="11pt" style:font-weight-asian="bold" style:font-size-complex="11pt" style:font-weight-complex="bold"/>
    </style:style>
    <style:style style:name="P49" style:family="paragraph" style:parent-style-name="Standard">
      <style:text-properties style:font-name="Courier New2" fo:font-size="11pt" fo:font-weight="bold" officeooo:paragraph-rsid="025bfd81" style:font-size-asian="11pt" style:font-weight-asian="bold" style:font-size-complex="11pt" style:font-weight-complex="bold"/>
    </style:style>
    <style:style style:name="P50" style:family="paragraph" style:parent-style-name="Standard">
      <style:text-properties style:font-name="Courier New2" fo:font-size="9pt" officeooo:rsid="02951886" officeooo:paragraph-rsid="02a2f339" style:font-size-asian="9pt" style:font-size-complex="9pt"/>
    </style:style>
    <style:style style:name="P51" style:family="paragraph" style:parent-style-name="Standard">
      <style:text-properties style:font-name="Courier New2" fo:font-size="9pt" officeooo:rsid="0292f22d" officeooo:paragraph-rsid="02a2f339" style:font-size-asian="9pt" style:font-size-complex="9pt"/>
    </style:style>
    <style:style style:name="P52" style:family="paragraph" style:parent-style-name="Standard">
      <style:text-properties fo:color="#000000" style:font-name="Linux Libertine Display G" fo:font-size="11pt" officeooo:paragraph-rsid="00b9b810" style:font-size-asian="11pt" style:font-size-complex="11pt"/>
    </style:style>
    <style:style style:name="P53" style:family="paragraph" style:parent-style-name="Standard">
      <style:text-properties style:font-name="Linux Libertine Display G" fo:font-size="11pt" style:font-size-asian="11pt" style:font-size-complex="11pt"/>
    </style:style>
    <style:style style:name="P54" style:family="paragraph" style:parent-style-name="Standard">
      <style:text-properties style:font-name="Linux Libertine Display G" fo:font-size="11pt" officeooo:rsid="02292b77" officeooo:paragraph-rsid="02292b77" style:font-size-asian="11pt" style:font-size-complex="11pt"/>
    </style:style>
    <style:style style:name="P55" style:family="paragraph" style:parent-style-name="Standard">
      <style:text-properties style:font-name="Linux Libertine Display G" fo:font-size="11pt" officeooo:paragraph-rsid="02468088" style:font-size-asian="11pt" style:font-size-complex="11pt"/>
    </style:style>
    <style:style style:name="P56" style:family="paragraph" style:parent-style-name="Standard">
      <style:text-properties style:font-name="Linux Libertine Display G" fo:font-size="11pt" officeooo:paragraph-rsid="0247e378" style:font-size-asian="11pt" style:font-size-complex="11pt"/>
    </style:style>
    <style:style style:name="P57" style:family="paragraph" style:parent-style-name="Standard">
      <style:text-properties style:font-name="Linux Libertine Display G" fo:font-size="11pt" officeooo:rsid="0249c903" officeooo:paragraph-rsid="0249c903" style:font-size-asian="11pt" style:font-size-complex="11pt"/>
    </style:style>
    <style:style style:name="P58" style:family="paragraph" style:parent-style-name="Standard">
      <style:text-properties style:font-name="Linux Libertine Display G" fo:font-size="11pt" officeooo:paragraph-rsid="0249c903" style:font-size-asian="11pt" style:font-size-complex="11pt"/>
    </style:style>
    <style:style style:name="P59" style:family="paragraph" style:parent-style-name="Standard">
      <style:text-properties style:font-name="Linux Libertine Display G" fo:font-size="11pt" officeooo:rsid="0268ee76" officeooo:paragraph-rsid="0268ee76" style:font-size-asian="11pt" style:font-size-complex="11pt"/>
    </style:style>
    <style:style style:name="P60" style:family="paragraph" style:parent-style-name="Standard">
      <style:text-properties style:font-name="Linux Libertine Display G" fo:font-size="11pt" officeooo:paragraph-rsid="024a5578" style:font-size-asian="11pt" style:font-size-complex="11pt"/>
    </style:style>
    <style:style style:name="P61" style:family="paragraph" style:parent-style-name="Standard">
      <style:text-properties style:font-name="Linux Libertine Display G" fo:font-size="11pt" officeooo:rsid="024a5578" officeooo:paragraph-rsid="024a5578" style:font-size-asian="11pt" style:font-size-complex="11pt"/>
    </style:style>
    <style:style style:name="P62" style:family="paragraph" style:parent-style-name="Standard">
      <style:text-properties style:font-name="Linux Libertine Display G" fo:font-size="11pt" officeooo:paragraph-rsid="024cdd78" style:font-size-asian="11pt" style:font-size-complex="11pt"/>
    </style:style>
    <style:style style:name="P63" style:family="paragraph" style:parent-style-name="Standard">
      <style:text-properties style:font-name="Linux Libertine Display G" fo:font-size="11pt" officeooo:rsid="024f1a22" officeooo:paragraph-rsid="024f1a22" style:font-size-asian="11pt" style:font-size-complex="11pt"/>
    </style:style>
    <style:style style:name="P64" style:family="paragraph" style:parent-style-name="Standard">
      <style:text-properties style:font-name="Linux Libertine Display G" fo:font-size="11pt" officeooo:rsid="024f1a22" officeooo:paragraph-rsid="0250dd7f" style:font-size-asian="11pt" style:font-size-complex="11pt"/>
    </style:style>
    <style:style style:name="P65" style:family="paragraph" style:parent-style-name="Standard">
      <style:text-properties style:font-name="Linux Libertine Display G" fo:font-size="11pt" officeooo:rsid="024f1a22" officeooo:paragraph-rsid="029b7272" style:font-size-asian="11pt" style:font-size-complex="11pt"/>
    </style:style>
    <style:style style:name="P66" style:family="paragraph" style:parent-style-name="Standard">
      <style:text-properties style:font-name="Linux Libertine Display G" fo:font-size="11pt" officeooo:paragraph-rsid="0250dd7f" style:font-size-asian="11pt" style:font-size-complex="11pt"/>
    </style:style>
    <style:style style:name="P67" style:family="paragraph" style:parent-style-name="Standard">
      <style:text-properties style:font-name="Linux Libertine Display G" fo:font-size="11pt" officeooo:rsid="025284ae" officeooo:paragraph-rsid="026aad65" style:font-size-asian="11pt" style:font-size-complex="11pt"/>
    </style:style>
    <style:style style:name="P68" style:family="paragraph" style:parent-style-name="Standard">
      <style:text-properties style:font-name="Linux Libertine Display G" fo:font-size="11pt" officeooo:rsid="025284ae" officeooo:paragraph-rsid="02b3fc4c" style:font-size-asian="11pt" style:font-size-complex="11pt"/>
    </style:style>
    <style:style style:name="P69" style:family="paragraph" style:parent-style-name="Standard">
      <style:text-properties style:font-name="Linux Libertine Display G" fo:font-size="11pt" officeooo:paragraph-rsid="0254ec2d" style:font-size-asian="11pt" style:font-size-complex="11pt"/>
    </style:style>
    <style:style style:name="P70" style:family="paragraph" style:parent-style-name="Standard">
      <style:text-properties style:font-name="Linux Libertine Display G" fo:font-size="11pt" officeooo:rsid="0249eca0" officeooo:paragraph-rsid="0249eca0" style:font-size-asian="11pt" style:font-size-complex="11pt"/>
    </style:style>
    <style:style style:name="P71" style:family="paragraph" style:parent-style-name="Standard">
      <style:text-properties style:font-name="Linux Libertine Display G" fo:font-size="11pt" officeooo:rsid="0249eca0" officeooo:paragraph-rsid="029baddd" style:font-size-asian="11pt" style:font-size-complex="11pt"/>
    </style:style>
    <style:style style:name="P72" style:family="paragraph" style:parent-style-name="Standard">
      <style:text-properties style:font-name="Linux Libertine Display G" fo:font-size="11pt" officeooo:rsid="026198d6" officeooo:paragraph-rsid="026198d6" style:font-size-asian="11pt" style:font-size-complex="11pt"/>
    </style:style>
    <style:style style:name="P73" style:family="paragraph" style:parent-style-name="Standard">
      <style:text-properties style:font-name="Linux Libertine Display G" fo:font-size="11pt" officeooo:rsid="026299f9" officeooo:paragraph-rsid="0264e523" style:font-size-asian="11pt" style:font-size-complex="11pt"/>
    </style:style>
    <style:style style:name="P74" style:family="paragraph" style:parent-style-name="Standard">
      <style:text-properties style:font-name="Linux Libertine Display G" fo:font-size="11pt" officeooo:rsid="0266c0c1" officeooo:paragraph-rsid="0266c0c1" style:font-size-asian="11pt" style:font-size-complex="11pt"/>
    </style:style>
    <style:style style:name="P75" style:family="paragraph" style:parent-style-name="Standard">
      <style:text-properties style:font-name="Linux Libertine Display G" fo:font-size="11pt" officeooo:rsid="0266c0c1" officeooo:paragraph-rsid="029baddd" style:font-size-asian="11pt" style:font-size-complex="11pt"/>
    </style:style>
    <style:style style:name="P76" style:family="paragraph" style:parent-style-name="Standard">
      <style:text-properties style:font-name="Linux Libertine Display G" fo:font-size="11pt" officeooo:paragraph-rsid="02553109" style:font-size-asian="11pt" style:font-size-complex="11pt"/>
    </style:style>
    <style:style style:name="P77" style:family="paragraph" style:parent-style-name="Standard">
      <style:text-properties style:font-name="Linux Libertine Display G" fo:font-size="11pt" officeooo:rsid="02553109" officeooo:paragraph-rsid="02553109" style:font-size-asian="11pt" style:font-size-complex="11pt"/>
    </style:style>
    <style:style style:name="P78" style:family="paragraph" style:parent-style-name="Standard">
      <style:text-properties style:font-name="Linux Libertine Display G" fo:font-size="11pt" officeooo:rsid="02553109" officeooo:paragraph-rsid="026aad65" style:font-size-asian="11pt" style:font-size-complex="11pt"/>
    </style:style>
    <style:style style:name="P79" style:family="paragraph" style:parent-style-name="Standard">
      <style:text-properties style:font-name="Linux Libertine Display G" fo:font-size="11pt" officeooo:rsid="0254ec2d" officeooo:paragraph-rsid="0254ec2d" style:font-size-asian="11pt" style:font-size-complex="11pt"/>
    </style:style>
    <style:style style:name="P80" style:family="paragraph" style:parent-style-name="Standard">
      <style:text-properties style:font-name="Linux Libertine Display G" fo:font-size="11pt" officeooo:rsid="0256f988" officeooo:paragraph-rsid="0256f988" style:font-size-asian="11pt" style:font-size-complex="11pt"/>
    </style:style>
    <style:style style:name="P81" style:family="paragraph" style:parent-style-name="Standard">
      <style:text-properties style:font-name="Linux Libertine Display G" fo:font-size="11pt" officeooo:rsid="025acf01" officeooo:paragraph-rsid="025acf01" style:font-size-asian="11pt" style:font-size-complex="11pt"/>
    </style:style>
    <style:style style:name="P82" style:family="paragraph" style:parent-style-name="Standard">
      <style:text-properties style:font-name="Linux Libertine Display G" fo:font-size="11pt" officeooo:rsid="025acf01" officeooo:paragraph-rsid="029bb6bb" style:font-size-asian="11pt" style:font-size-complex="11pt"/>
    </style:style>
    <style:style style:name="P83" style:family="paragraph" style:parent-style-name="Standard">
      <style:text-properties style:font-name="Linux Libertine Display G" fo:font-size="11pt" officeooo:rsid="025dc513" officeooo:paragraph-rsid="025dc513" style:font-size-asian="11pt" style:font-size-complex="11pt"/>
    </style:style>
    <style:style style:name="P84" style:family="paragraph" style:parent-style-name="Standard">
      <style:text-properties style:font-name="Linux Libertine Display G" fo:font-size="11pt" officeooo:rsid="025bfd81" officeooo:paragraph-rsid="025bfd81" style:font-size-asian="11pt" style:font-size-complex="11pt"/>
    </style:style>
    <style:style style:name="P85" style:family="paragraph" style:parent-style-name="Standard">
      <style:text-properties style:font-name="Linux Libertine Display G" fo:font-size="11pt" officeooo:rsid="025ef09c" officeooo:paragraph-rsid="025ef09c" style:font-size-asian="11pt" style:font-size-complex="11pt"/>
    </style:style>
    <style:style style:name="P86" style:family="paragraph" style:parent-style-name="Standard">
      <style:text-properties style:font-name="Linux Libertine Display G" fo:font-size="11pt" officeooo:paragraph-rsid="025bfd81" style:font-size-asian="11pt" style:font-size-complex="11pt"/>
    </style:style>
    <style:style style:name="P87" style:family="paragraph" style:parent-style-name="Standard">
      <style:text-properties style:font-name="Linux Libertine Display G" fo:font-size="11pt" officeooo:rsid="025fe634" officeooo:paragraph-rsid="025fe634" style:font-size-asian="11pt" style:font-size-complex="11pt"/>
    </style:style>
    <style:style style:name="P88" style:family="paragraph" style:parent-style-name="Standard">
      <style:text-properties style:font-name="Linux Libertine Display G" fo:font-size="11pt" officeooo:paragraph-rsid="027463ca" style:font-size-asian="11pt" style:font-size-complex="11pt"/>
    </style:style>
    <style:style style:name="P89" style:family="paragraph" style:parent-style-name="Standard">
      <style:text-properties style:font-name="Linux Libertine Display G" fo:font-size="11pt" officeooo:rsid="0275d133" officeooo:paragraph-rsid="0275d133" style:font-size-asian="11pt" style:font-size-complex="11pt"/>
    </style:style>
    <style:style style:name="P90" style:family="paragraph" style:parent-style-name="Standard">
      <style:text-properties style:font-name="Linux Libertine Display G" fo:font-size="11pt" officeooo:rsid="02775dd6" officeooo:paragraph-rsid="02775dd6" style:font-size-asian="11pt" style:font-size-complex="11pt"/>
    </style:style>
    <style:style style:name="P91" style:family="paragraph" style:parent-style-name="Standard">
      <style:text-properties style:font-name="Linux Libertine Display G" fo:font-size="11pt" officeooo:paragraph-rsid="02775dd6" style:font-size-asian="11pt" style:font-size-complex="11pt"/>
    </style:style>
    <style:style style:name="P92" style:family="paragraph" style:parent-style-name="Standard">
      <style:text-properties style:font-name="Linux Libertine Display G" fo:font-size="11pt" officeooo:paragraph-rsid="02792c27" style:font-size-asian="11pt" style:font-size-complex="11pt"/>
    </style:style>
    <style:style style:name="P93" style:family="paragraph" style:parent-style-name="Standard">
      <style:text-properties style:font-name="Linux Libertine Display G" fo:font-size="11pt" officeooo:paragraph-rsid="027ebe7a" style:font-size-asian="11pt" style:font-size-complex="11pt"/>
    </style:style>
    <style:style style:name="P94" style:family="paragraph" style:parent-style-name="Standard">
      <style:text-properties style:font-name="Linux Libertine Display G" fo:font-size="11pt" officeooo:rsid="026b0434" officeooo:paragraph-rsid="027ebe7a" style:font-size-asian="11pt" style:font-size-complex="11pt"/>
    </style:style>
    <style:style style:name="P95" style:family="paragraph" style:parent-style-name="Standard">
      <style:text-properties style:font-name="Linux Libertine Display G" fo:font-size="11pt" officeooo:rsid="026b0434" officeooo:paragraph-rsid="02a06da3" style:font-size-asian="11pt" style:font-size-complex="11pt"/>
    </style:style>
    <style:style style:name="P96" style:family="paragraph" style:parent-style-name="Standard">
      <style:text-properties style:font-name="Linux Libertine Display G" fo:font-size="11pt" officeooo:paragraph-rsid="0285bfba" style:font-size-asian="11pt" style:font-size-complex="11pt"/>
    </style:style>
    <style:style style:name="P97" style:family="paragraph" style:parent-style-name="Standard">
      <style:text-properties style:font-name="Linux Libertine Display G" fo:font-size="11pt" officeooo:paragraph-rsid="02876cbe" style:font-size-asian="11pt" style:font-size-complex="11pt"/>
    </style:style>
    <style:style style:name="P98" style:family="paragraph" style:parent-style-name="Standard">
      <style:text-properties style:font-name="Linux Libertine Display G" fo:font-size="11pt" officeooo:paragraph-rsid="02893475" style:font-size-asian="11pt" style:font-size-complex="11pt"/>
    </style:style>
    <style:style style:name="P99" style:family="paragraph" style:parent-style-name="Standard">
      <style:text-properties style:font-name="Linux Libertine Display G" fo:font-size="11pt" officeooo:paragraph-rsid="027f6856" style:font-size-asian="11pt" style:font-size-complex="11pt"/>
    </style:style>
    <style:style style:name="P100" style:family="paragraph" style:parent-style-name="Standard">
      <style:text-properties style:font-name="Linux Libertine Display G" fo:font-size="11pt" officeooo:paragraph-rsid="028059c4" style:font-size-asian="11pt" style:font-size-complex="11pt"/>
    </style:style>
    <style:style style:name="P101" style:family="paragraph" style:parent-style-name="Standard">
      <style:text-properties style:font-name="Linux Libertine Display G" fo:font-size="11pt" officeooo:rsid="028059c4" officeooo:paragraph-rsid="028059c4" style:font-size-asian="11pt" style:font-size-complex="11pt"/>
    </style:style>
    <style:style style:name="P102" style:family="paragraph" style:parent-style-name="Standard">
      <style:text-properties style:font-name="Linux Libertine Display G" fo:font-size="11pt" officeooo:paragraph-rsid="0249eca0" style:font-size-asian="11pt" style:font-size-complex="11pt"/>
    </style:style>
    <style:style style:name="P103" style:family="paragraph" style:parent-style-name="Standard">
      <style:text-properties style:font-name="Linux Libertine Display G" fo:font-size="11pt" officeooo:rsid="0258f626" officeooo:paragraph-rsid="028a6e81" style:font-size-asian="11pt" style:font-size-complex="11pt"/>
    </style:style>
    <style:style style:name="P104" style:family="paragraph" style:parent-style-name="Standard">
      <style:text-properties style:font-name="Linux Libertine Display G" fo:font-size="11pt" officeooo:rsid="0258f626" officeooo:paragraph-rsid="025934c8" style:font-size-asian="11pt" style:font-size-complex="11pt"/>
    </style:style>
    <style:style style:name="P105" style:family="paragraph" style:parent-style-name="Standard">
      <style:text-properties style:font-name="Linux Libertine Display G" fo:font-size="11pt" officeooo:rsid="028c60b4" officeooo:paragraph-rsid="028c60b4" style:font-size-asian="11pt" style:font-size-complex="11pt"/>
    </style:style>
    <style:style style:name="P106" style:family="paragraph" style:parent-style-name="Standard">
      <style:text-properties style:font-name="Linux Libertine Display G" fo:font-size="11pt" officeooo:rsid="028c60b4" officeooo:paragraph-rsid="0293eb0a" style:font-size-asian="11pt" style:font-size-complex="11pt"/>
    </style:style>
    <style:style style:name="P107" style:family="paragraph" style:parent-style-name="Standard">
      <style:text-properties style:font-name="Linux Libertine Display G" fo:font-size="11pt" officeooo:rsid="028c60b4" officeooo:paragraph-rsid="02ab89a8" style:font-size-asian="11pt" style:font-size-complex="11pt"/>
    </style:style>
    <style:style style:name="P108" style:family="paragraph" style:parent-style-name="Standard">
      <style:text-properties style:font-name="Linux Libertine Display G" fo:font-size="11pt" officeooo:rsid="028c60b4" officeooo:paragraph-rsid="02ac9bcc" style:font-size-asian="11pt" style:font-size-complex="11pt"/>
    </style:style>
    <style:style style:name="P109" style:family="paragraph" style:parent-style-name="Standard">
      <style:text-properties style:font-name="Linux Libertine Display G" fo:font-size="11pt" officeooo:paragraph-rsid="028c60b4" style:font-size-asian="11pt" style:font-size-complex="11pt"/>
    </style:style>
    <style:style style:name="P110" style:family="paragraph" style:parent-style-name="Standard">
      <style:text-properties style:font-name="Linux Libertine Display G" fo:font-size="11pt" officeooo:rsid="028f9012" officeooo:paragraph-rsid="028f9012" style:font-size-asian="11pt" style:font-size-complex="11pt"/>
    </style:style>
    <style:style style:name="P111" style:family="paragraph" style:parent-style-name="Standard">
      <style:text-properties style:font-name="Linux Libertine Display G" fo:font-size="11pt" officeooo:rsid="028f9012" officeooo:paragraph-rsid="028cbd44" style:font-size-asian="11pt" style:font-size-complex="11pt"/>
    </style:style>
    <style:style style:name="P112" style:family="paragraph" style:parent-style-name="Standard">
      <style:text-properties style:font-name="Linux Libertine Display G" fo:font-size="11pt" officeooo:rsid="028f9012" officeooo:paragraph-rsid="02a2f339" style:font-size-asian="11pt" style:font-size-complex="11pt"/>
    </style:style>
    <style:style style:name="P113" style:family="paragraph" style:parent-style-name="Standard">
      <style:text-properties style:font-name="Linux Libertine Display G" fo:font-size="11pt" officeooo:rsid="02918dd0" officeooo:paragraph-rsid="02918dd0" style:font-size-asian="11pt" style:font-size-complex="11pt"/>
    </style:style>
    <style:style style:name="P114" style:family="paragraph" style:parent-style-name="Standard">
      <style:text-properties style:font-name="Linux Libertine Display G" fo:font-size="11pt" officeooo:rsid="0291fc54" officeooo:paragraph-rsid="0291fc54" style:font-size-asian="11pt" style:font-size-complex="11pt"/>
    </style:style>
    <style:style style:name="P115" style:family="paragraph" style:parent-style-name="Standard">
      <style:text-properties style:font-name="Linux Libertine Display G" fo:font-size="11pt" officeooo:rsid="0291fc54" officeooo:paragraph-rsid="02a9cecf" style:font-size-asian="11pt" style:font-size-complex="11pt"/>
    </style:style>
    <style:style style:name="P116" style:family="paragraph" style:parent-style-name="Standard">
      <style:text-properties style:font-name="Linux Libertine Display G" fo:font-size="11pt" officeooo:paragraph-rsid="0291fc54" style:font-size-asian="11pt" style:font-size-complex="11pt"/>
    </style:style>
    <style:style style:name="P117" style:family="paragraph" style:parent-style-name="Standard">
      <style:text-properties style:font-name="Linux Libertine Display G" fo:font-size="11pt" officeooo:rsid="028cbd44" officeooo:paragraph-rsid="028cbd44" style:font-size-asian="11pt" style:font-size-complex="11pt"/>
    </style:style>
    <style:style style:name="P118" style:family="paragraph" style:parent-style-name="Standard">
      <style:text-properties style:font-name="Linux Libertine Display G" fo:font-size="11pt" officeooo:rsid="028cbd44" officeooo:paragraph-rsid="028eb898" style:font-size-asian="11pt" style:font-size-complex="11pt"/>
    </style:style>
    <style:style style:name="P119" style:family="paragraph" style:parent-style-name="Standard">
      <style:text-properties style:font-name="Linux Libertine Display G" fo:font-size="11pt" officeooo:paragraph-rsid="0294c0a8" style:font-size-asian="11pt" style:font-size-complex="11pt"/>
    </style:style>
    <style:style style:name="P120" style:family="paragraph" style:parent-style-name="Standard">
      <style:text-properties style:font-name="Linux Libertine Display G" fo:font-size="11pt" officeooo:paragraph-rsid="00b9b810" style:font-size-asian="11pt" style:font-size-complex="11pt"/>
    </style:style>
    <style:style style:name="P121" style:family="paragraph" style:parent-style-name="Standard">
      <style:text-properties style:font-name="Linux Libertine Display G" fo:font-size="11pt" officeooo:paragraph-rsid="029b4c0b" style:font-size-asian="11pt" style:font-size-complex="11pt"/>
    </style:style>
    <style:style style:name="P122" style:family="paragraph" style:parent-style-name="Standard">
      <style:text-properties style:font-name="Linux Libertine Display G" fo:font-size="11pt" officeooo:rsid="029b7272" officeooo:paragraph-rsid="029b7272" style:font-size-asian="11pt" style:font-size-complex="11pt"/>
    </style:style>
    <style:style style:name="P123" style:family="paragraph" style:parent-style-name="Standard">
      <style:text-properties style:font-name="Linux Libertine Display G" fo:font-size="11pt" officeooo:paragraph-rsid="029b90eb" style:font-size-asian="11pt" style:font-size-complex="11pt"/>
    </style:style>
    <style:style style:name="P124" style:family="paragraph" style:parent-style-name="Standard">
      <style:text-properties style:font-name="Linux Libertine Display G" fo:font-size="11pt" officeooo:rsid="029baddd" officeooo:paragraph-rsid="029baddd" style:font-size-asian="11pt" style:font-size-complex="11pt"/>
    </style:style>
    <style:style style:name="P125" style:family="paragraph" style:parent-style-name="Standard">
      <style:text-properties style:font-name="Linux Libertine Display G" fo:font-size="11pt" officeooo:rsid="029baddd" officeooo:paragraph-rsid="029bb6bb" style:font-size-asian="11pt" style:font-size-complex="11pt"/>
    </style:style>
    <style:style style:name="P126" style:family="paragraph" style:parent-style-name="Standard">
      <style:text-properties style:font-name="Linux Libertine Display G" fo:font-size="11pt" officeooo:paragraph-rsid="025acf01" style:font-size-asian="11pt" style:font-size-complex="11pt"/>
    </style:style>
    <style:style style:name="P127" style:family="paragraph" style:parent-style-name="Standard">
      <style:text-properties style:font-name="Linux Libertine Display G" fo:font-size="11pt" officeooo:rsid="02609354" officeooo:paragraph-rsid="029daa8b" style:font-size-asian="11pt" style:font-size-complex="11pt"/>
    </style:style>
    <style:style style:name="P128" style:family="paragraph" style:parent-style-name="Standard">
      <style:text-properties style:font-name="Linux Libertine Display G" fo:font-size="11pt" officeooo:rsid="02609354" officeooo:paragraph-rsid="029eca97" style:font-size-asian="11pt" style:font-size-complex="11pt"/>
    </style:style>
    <style:style style:name="P129" style:family="paragraph" style:parent-style-name="Standard">
      <style:text-properties style:font-name="Linux Libertine Display G" fo:font-size="11pt" officeooo:rsid="029daa8b" officeooo:paragraph-rsid="029daa8b" style:font-size-asian="11pt" style:font-size-complex="11pt"/>
    </style:style>
    <style:style style:name="P130" style:family="paragraph" style:parent-style-name="Standard">
      <style:text-properties style:font-name="Linux Libertine Display G" fo:font-size="11pt" officeooo:rsid="029eca97" officeooo:paragraph-rsid="029eca97" style:font-size-asian="11pt" style:font-size-complex="11pt"/>
    </style:style>
    <style:style style:name="P131" style:family="paragraph" style:parent-style-name="Standard">
      <style:paragraph-properties fo:text-align="center" style:justify-single-word="false"/>
      <style:text-properties style:font-name="Linux Libertine Display G" fo:font-size="11pt" style:font-size-asian="11pt" style:font-size-complex="11pt"/>
    </style:style>
    <style:style style:name="P132" style:family="paragraph" style:parent-style-name="Standard">
      <style:text-properties style:font-name="Linux Libertine Display G" fo:font-size="11pt" officeooo:paragraph-rsid="029fa122" style:font-size-asian="11pt" style:font-size-complex="11pt"/>
    </style:style>
    <style:style style:name="P133" style:family="paragraph" style:parent-style-name="Standard">
      <style:text-properties style:font-name="Linux Libertine Display G" fo:font-size="11pt" officeooo:rsid="02876cbe" style:font-size-asian="11pt" style:font-size-complex="11pt"/>
    </style:style>
    <style:style style:name="P134" style:family="paragraph" style:parent-style-name="Standard">
      <style:text-properties style:font-name="Linux Libertine Display G" fo:font-size="11pt" officeooo:paragraph-rsid="02a06da3" style:font-size-asian="11pt" style:font-size-complex="11pt"/>
    </style:style>
    <style:style style:name="P135" style:family="paragraph" style:parent-style-name="Standard">
      <style:text-properties style:font-name="Linux Libertine Display G" fo:font-size="11pt" officeooo:rsid="02893475" officeooo:paragraph-rsid="02a06da3" style:font-size-asian="11pt" style:font-size-complex="11pt"/>
    </style:style>
    <style:style style:name="P136" style:family="paragraph" style:parent-style-name="Standard">
      <style:text-properties style:font-name="Linux Libertine Display G" fo:font-size="11pt" officeooo:paragraph-rsid="02a07d19" style:font-size-asian="11pt" style:font-size-complex="11pt"/>
    </style:style>
    <style:style style:name="P137" style:family="paragraph" style:parent-style-name="Standard">
      <style:text-properties style:font-name="Linux Libertine Display G" fo:font-size="11pt" officeooo:rsid="0282220b" officeooo:paragraph-rsid="02a07d19" style:font-size-asian="11pt" style:font-size-complex="11pt"/>
    </style:style>
    <style:style style:name="P138" style:family="paragraph" style:parent-style-name="Standard">
      <style:text-properties style:font-name="Linux Libertine Display G" fo:font-size="11pt" officeooo:paragraph-rsid="025934c8" style:font-size-asian="11pt" style:font-size-complex="11pt"/>
    </style:style>
    <style:style style:name="P139" style:family="paragraph" style:parent-style-name="Standard">
      <style:text-properties style:font-name="Linux Libertine Display G" fo:font-size="11pt" officeooo:rsid="0293eb0a" officeooo:paragraph-rsid="02a2f339" style:font-size-asian="11pt" style:font-size-complex="11pt"/>
    </style:style>
    <style:style style:name="P140" style:family="paragraph" style:parent-style-name="Standard">
      <style:text-properties style:font-name="Linux Libertine Display G" fo:font-size="11pt" officeooo:rsid="0294c0a8" officeooo:paragraph-rsid="0294c0a8" style:font-size-asian="11pt" style:font-size-complex="11pt"/>
    </style:style>
    <style:style style:name="P141" style:family="paragraph" style:parent-style-name="Standard">
      <style:text-properties style:font-name="Linux Libertine Display G" fo:font-size="11pt" officeooo:rsid="02ab89a8" officeooo:paragraph-rsid="02ab89a8" style:font-size-asian="11pt" style:font-size-complex="11pt"/>
    </style:style>
    <style:style style:name="P142" style:family="paragraph" style:parent-style-name="Standard">
      <style:text-properties style:font-name="Linux Libertine Display G" fo:font-size="11pt" officeooo:paragraph-rsid="028f9012" style:font-size-asian="11pt" style:font-size-complex="11pt"/>
    </style:style>
    <style:style style:name="P143" style:family="paragraph" style:parent-style-name="Standard">
      <style:text-properties style:font-name="Linux Libertine Display G" fo:font-size="11pt" fo:font-weight="bold" style:font-size-asian="11pt" style:font-weight-asian="bold" style:font-size-complex="11pt" style:font-weight-complex="bold"/>
    </style:style>
    <style:style style:name="P144" style:family="paragraph" style:parent-style-name="Standard">
      <style:text-properties style:font-name="Linux Libertine Display G" fo:font-size="11pt" fo:font-weight="bold" officeooo:paragraph-rsid="0250dd7f" style:font-size-asian="11pt" style:font-weight-asian="bold" style:font-size-complex="11pt" style:font-weight-complex="bold"/>
    </style:style>
    <style:style style:name="P145" style:family="paragraph" style:parent-style-name="Standard">
      <style:text-properties style:font-name="Linux Libertine Display G" fo:font-size="11pt" fo:font-weight="bold" officeooo:rsid="0250dd7f" officeooo:paragraph-rsid="0250dd7f" style:font-size-asian="11pt" style:font-weight-asian="bold" style:font-size-complex="11pt" style:font-weight-complex="bold"/>
    </style:style>
    <style:style style:name="P146" style:family="paragraph" style:parent-style-name="Standard">
      <style:paragraph-properties fo:text-align="center" style:justify-single-word="false"/>
      <style:text-properties style:font-name="Linux Libertine Display G" fo:font-size="11pt" fo:font-weight="bold" style:font-size-asian="11pt" style:font-weight-asian="bold" style:font-size-complex="11pt" style:font-weight-complex="bold"/>
    </style:style>
    <style:style style:name="P147" style:family="paragraph" style:parent-style-name="Standard">
      <style:paragraph-properties fo:text-align="center" style:justify-single-word="false"/>
      <style:text-properties style:font-name="Linux Libertine Display G" fo:font-size="11pt" fo:font-weight="bold" officeooo:rsid="027ebe7a" officeooo:paragraph-rsid="027ebe7a" style:font-size-asian="11pt" style:font-weight-asian="bold" style:font-size-complex="11pt" style:font-weight-complex="bold"/>
    </style:style>
    <style:style style:name="P148" style:family="paragraph" style:parent-style-name="Standard">
      <style:paragraph-properties fo:text-align="center" style:justify-single-word="false"/>
      <style:text-properties style:font-name="Linux Libertine Display G" fo:font-size="11pt" fo:font-weight="bold" officeooo:rsid="026aad65" officeooo:paragraph-rsid="026aad65" style:font-size-asian="11pt" style:font-weight-asian="bold" style:font-size-complex="11pt" style:font-weight-complex="bold"/>
    </style:style>
    <style:style style:name="P149" style:family="paragraph" style:parent-style-name="Standard">
      <style:text-properties style:font-name="Linux Libertine Display G" fo:font-size="11pt" fo:font-weight="normal" officeooo:paragraph-rsid="02a07d19" style:font-size-asian="11pt" style:font-weight-asian="normal" style:font-size-complex="11pt" style:font-weight-complex="normal"/>
    </style:style>
    <style:style style:name="P150" style:family="paragraph" style:parent-style-name="Standard">
      <style:text-properties style:font-name="Linux Libertine Display G" fo:font-size="11pt" style:text-underline-style="none" officeooo:paragraph-rsid="028cbd44" style:font-size-asian="11pt" style:font-size-complex="11pt"/>
    </style:style>
    <style:style style:name="P151" style:family="paragraph" style:parent-style-name="Standard">
      <style:text-properties style:font-name="Linux Libertine Display G" fo:font-size="10pt" officeooo:rsid="0268ee76" officeooo:paragraph-rsid="0268ee76" style:font-size-asian="10pt" style:font-size-complex="10pt"/>
    </style:style>
    <style:style style:name="P152" style:family="paragraph" style:parent-style-name="Standard">
      <style:text-properties style:font-name="Linux Libertine Display G" fo:font-size="10pt" officeooo:rsid="025284ae" officeooo:paragraph-rsid="025284ae" style:font-size-asian="10pt" style:font-size-complex="10pt"/>
    </style:style>
    <style:style style:name="P153" style:family="paragraph" style:parent-style-name="Standard">
      <style:text-properties style:font-name="Linux Libertine Display G" fo:font-size="10pt" officeooo:rsid="025284ae" officeooo:paragraph-rsid="029b90eb" style:font-size-asian="10pt" style:font-size-complex="10pt"/>
    </style:style>
    <style:style style:name="P154" style:family="paragraph" style:parent-style-name="Standard">
      <style:text-properties style:font-name="Linux Libertine Display G" fo:font-size="10pt" officeooo:rsid="025284ae" officeooo:paragraph-rsid="02b3fc4c" style:font-size-asian="10pt" style:font-size-complex="10pt"/>
    </style:style>
    <style:style style:name="P155" style:family="paragraph" style:parent-style-name="Standard">
      <style:text-properties style:font-name="Linux Libertine Display G" fo:font-size="10pt" officeooo:rsid="026299f9" officeooo:paragraph-rsid="029baddd" style:font-size-asian="10pt" style:font-size-complex="10pt"/>
    </style:style>
    <style:style style:name="P156" style:family="paragraph" style:parent-style-name="Standard">
      <style:text-properties style:font-name="Linux Libertine Display G" fo:font-size="10pt" officeooo:rsid="026299f9" officeooo:paragraph-rsid="02b59712" style:font-size-asian="10pt" style:font-size-complex="10pt"/>
    </style:style>
    <style:style style:name="P157" style:family="paragraph" style:parent-style-name="Standard">
      <style:text-properties style:font-name="Linux Libertine Display G" fo:font-size="10pt" officeooo:rsid="0266c0c1" officeooo:paragraph-rsid="029baddd" style:font-size-asian="10pt" style:font-size-complex="10pt"/>
    </style:style>
    <style:style style:name="P158" style:family="paragraph" style:parent-style-name="Standard">
      <style:text-properties style:font-name="Linux Libertine Display G" fo:font-size="10pt" officeooo:rsid="0266c0c1" officeooo:paragraph-rsid="02b59712" style:font-size-asian="10pt" style:font-size-complex="10pt"/>
    </style:style>
    <style:style style:name="P159" style:family="paragraph" style:parent-style-name="Standard">
      <style:text-properties style:font-name="Linux Libertine Display G" fo:font-size="10pt" officeooo:rsid="02553109" officeooo:paragraph-rsid="02553109" style:font-size-asian="10pt" style:font-size-complex="10pt"/>
    </style:style>
    <style:style style:name="P160" style:family="paragraph" style:parent-style-name="Standard">
      <style:text-properties style:font-name="Linux Libertine Display G" fo:font-size="10pt" officeooo:rsid="025acf01" officeooo:paragraph-rsid="029bb6bb" style:font-size-asian="10pt" style:font-size-complex="10pt"/>
    </style:style>
    <style:style style:name="P161" style:family="paragraph" style:parent-style-name="Standard">
      <style:text-properties style:font-name="Linux Libertine Display G" fo:font-size="10pt" officeooo:rsid="029eca97" officeooo:paragraph-rsid="029eca97" style:font-size-asian="10pt" style:font-size-complex="10pt"/>
    </style:style>
    <style:style style:name="P162" style:family="paragraph" style:parent-style-name="Standard">
      <style:text-properties style:font-name="Linux Libertine Display G" fo:font-size="10pt" fo:font-weight="bold" officeooo:rsid="02553109" officeooo:paragraph-rsid="02553109" style:font-size-asian="10pt" style:font-weight-asian="bold" style:font-size-complex="10pt" style:font-weight-complex="bold"/>
    </style:style>
    <style:style style:name="P163" style:family="paragraph" style:parent-style-name="Standard">
      <style:paragraph-properties fo:text-align="center" style:justify-single-word="false"/>
      <style:text-properties fo:color="#ce181e" style:font-name="Courier New2" fo:font-size="12pt" fo:font-weight="bold" officeooo:rsid="027463ca" officeooo:paragraph-rsid="027463ca" style:font-size-asian="12pt" style:font-weight-asian="bold" style:font-size-complex="12pt" style:font-weight-complex="bold"/>
    </style:style>
    <style:style style:name="P164" style:family="paragraph" style:parent-style-name="Standard">
      <style:paragraph-properties fo:text-align="center" style:justify-single-word="false"/>
      <style:text-properties fo:color="#ce181e" style:font-name="Courier New2" fo:font-size="12pt" fo:font-weight="bold" officeooo:rsid="02792c27" officeooo:paragraph-rsid="02792c27" style:font-size-asian="12pt" style:font-weight-asian="bold" style:font-size-complex="12pt" style:font-weight-complex="bold"/>
    </style:style>
    <style:style style:name="P165" style:family="paragraph" style:parent-style-name="Standard">
      <style:paragraph-properties fo:text-align="center" style:justify-single-word="false"/>
      <style:text-properties fo:color="#ce181e" style:font-name="Courier New2" fo:font-size="12pt" fo:font-weight="bold" officeooo:rsid="026b0434" officeooo:paragraph-rsid="02a06da3" style:font-size-asian="12pt" style:font-weight-asian="bold" style:font-size-complex="12pt" style:font-weight-complex="bold"/>
    </style:style>
    <style:style style:name="P166" style:family="paragraph" style:parent-style-name="Standard">
      <style:paragraph-properties fo:text-align="center" style:justify-single-word="false"/>
      <style:text-properties fo:color="#ce181e" style:font-name="Courier New2" fo:font-size="12pt" fo:font-weight="bold" officeooo:rsid="026b0434" officeooo:paragraph-rsid="029fa122" style:font-size-asian="12pt" style:font-weight-asian="bold" style:font-size-complex="12pt" style:font-weight-complex="bold"/>
    </style:style>
    <style:style style:name="P167" style:family="paragraph" style:parent-style-name="Standard">
      <style:paragraph-properties fo:text-align="center" style:justify-single-word="false"/>
      <style:text-properties fo:color="#ce181e" style:font-name="Courier New2" fo:font-size="12pt" fo:font-weight="bold" officeooo:paragraph-rsid="027ebe7a" style:font-size-asian="12pt" style:font-weight-asian="bold" style:font-size-complex="12pt" style:font-weight-complex="bold"/>
    </style:style>
    <style:style style:name="P168" style:family="paragraph" style:parent-style-name="Standard">
      <loext:graphic-properties draw:fill="none"/>
      <style:paragraph-properties fo:margin-left="3cm" fo:margin-right="0cm" fo:text-indent="-3cm" style:auto-text-indent="false" fo:background-color="transparent"/>
      <style:text-properties style:font-name="Linux Libertine Display G" fo:font-size="11pt" officeooo:paragraph-rsid="024a5578" style:font-size-asian="11pt" style:font-size-complex="11pt"/>
    </style:style>
    <style:style style:name="P169" style:family="paragraph" style:parent-style-name="Standard" style:master-page-name="">
      <loext:graphic-properties draw:fill="none"/>
      <style:paragraph-properties fo:margin-left="3cm" fo:margin-right="0cm" fo:text-indent="-3cm" style:auto-text-indent="false" style:page-number="auto" fo:background-color="transparent"/>
      <style:text-properties style:font-name="Linux Libertine Display G" fo:font-size="11pt" style:font-size-asian="11pt" style:font-size-complex="11pt"/>
    </style:style>
    <style:style style:name="P17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paragraph-rsid="024f1a22" style:font-size-asian="11pt" style:font-size-complex="11pt"/>
    </style:style>
    <style:style style:name="P17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rsid="0254ec2d" officeooo:paragraph-rsid="0254ec2d" style:font-size-asian="11pt" style:font-size-complex="11pt"/>
    </style:style>
    <style:style style:name="P17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style:font-size-asian="11pt" style:font-size-complex="11pt"/>
    </style:style>
    <style:style style:name="P173"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officeooo:rsid="028cbd44" officeooo:paragraph-rsid="02a2f339" style:font-size-asian="11pt" style:font-size-complex="11pt"/>
    </style:style>
    <style:style style:name="P174" style:family="paragraph" style:parent-style-name="Standard">
      <loext:graphic-properties draw:fill="none"/>
      <style:paragraph-properties fo:margin-left="2.499cm" fo:margin-right="0cm" fo:text-indent="-2.499cm" style:auto-text-indent="false" fo:background-color="transparent"/>
      <style:text-properties officeooo:paragraph-rsid="028cbd44"/>
    </style:style>
    <style:style style:name="P175"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style:font-name="Linux Libertine Display G" fo:font-size="11pt" officeooo:paragraph-rsid="02792c27" style:font-size-asian="11pt" style:font-size-complex="11pt"/>
    </style:style>
    <style:style style:name="P176" style:family="paragraph" style:parent-style-name="Standard">
      <style:paragraph-properties fo:margin-left="0cm" fo:margin-right="0cm" fo:text-indent="0cm" style:auto-text-indent="false"/>
      <style:text-properties style:font-name="Linux Libertine Display G" fo:font-size="11pt" officeooo:rsid="02710422" officeooo:paragraph-rsid="027ebe7a" style:font-size-asian="11pt" style:font-size-complex="11pt"/>
    </style:style>
    <style:style style:name="P177" style:family="paragraph" style:parent-style-name="Standard">
      <style:paragraph-properties fo:margin-left="0cm" fo:margin-right="0cm" fo:text-indent="0cm" style:auto-text-indent="false"/>
      <style:text-properties style:font-name="Linux Libertine Display G" fo:font-size="11pt" officeooo:rsid="026b0434" officeooo:paragraph-rsid="027ebe7a" style:font-size-asian="11pt" style:font-size-complex="11pt"/>
    </style:style>
    <style:style style:name="P178" style:family="paragraph" style:parent-style-name="Standard">
      <style:paragraph-properties fo:margin-left="0cm" fo:margin-right="0cm" fo:text-indent="0cm" style:auto-text-indent="false"/>
      <style:text-properties style:font-name="Linux Libertine Display G" fo:font-size="11pt" officeooo:rsid="026c2b25" officeooo:paragraph-rsid="027ebe7a" style:font-size-asian="11pt" style:font-size-complex="11pt"/>
    </style:style>
    <style:style style:name="P179" style:family="paragraph" style:parent-style-name="Standard">
      <style:paragraph-properties fo:margin-left="0cm" fo:margin-right="0cm" fo:text-indent="0cm" style:auto-text-indent="false"/>
      <style:text-properties style:font-name="Linux Libertine Display G" fo:font-size="11pt" officeooo:rsid="026b4cf0" officeooo:paragraph-rsid="027ebe7a" style:font-size-asian="11pt" style:font-size-complex="11pt"/>
    </style:style>
    <style:style style:name="P180" style:family="paragraph" style:parent-style-name="Standard">
      <style:paragraph-properties fo:margin-left="0cm" fo:margin-right="0cm" fo:text-indent="0cm" style:auto-text-indent="false"/>
      <style:text-properties style:font-name="Linux Libertine Display G" fo:font-size="11pt" officeooo:rsid="02609354" officeooo:paragraph-rsid="029daa8b" style:font-size-asian="11pt" style:font-size-complex="11pt"/>
    </style:style>
    <style:style style:name="P181" style:family="paragraph" style:parent-style-name="Standard">
      <loext:graphic-properties draw:fill="none"/>
      <style:paragraph-properties fo:margin-left="0cm" fo:margin-right="0cm" fo:text-indent="0cm" style:auto-text-indent="false" fo:background-color="transparent"/>
      <style:text-properties style:font-name="Linux Libertine Display G" fo:font-size="11pt" officeooo:paragraph-rsid="027f6856" style:font-size-asian="11pt" style:font-size-complex="11pt"/>
    </style:style>
    <style:style style:name="P182" style:family="paragraph" style:parent-style-name="Standard">
      <style:paragraph-properties fo:margin-left="0cm" fo:margin-right="0cm" fo:text-indent="0cm" style:auto-text-indent="false"/>
      <style:text-properties style:font-name="Linux Libertine Display G" fo:font-size="10pt" officeooo:rsid="02609354" officeooo:paragraph-rsid="029daa8b" style:font-size-asian="10pt" style:font-size-complex="10pt"/>
    </style:style>
    <style:style style:name="P183" style:family="paragraph" style:parent-style-name="Standard">
      <style:paragraph-properties fo:margin-left="0cm" fo:margin-right="0cm" fo:text-indent="0cm" style:auto-text-indent="false"/>
      <style:text-properties style:font-name="Linux Libertine Display G" fo:font-size="10pt" officeooo:rsid="029fa122" officeooo:paragraph-rsid="029fa122" style:font-size-asian="10pt" style:font-size-complex="10pt"/>
    </style:style>
    <style:style style:name="P184" style:family="paragraph" style:parent-style-name="Standard">
      <style:paragraph-properties fo:margin-left="0cm" fo:margin-right="0cm" fo:text-indent="0cm" style:auto-text-indent="false"/>
      <style:text-properties style:font-name="Courier New2" fo:font-size="10pt" officeooo:rsid="02609354" officeooo:paragraph-rsid="029daa8b" style:font-size-asian="10pt" style:font-size-complex="10pt"/>
    </style:style>
    <style:style style:name="P185" style:family="paragraph" style:parent-style-name="Standard">
      <style:paragraph-properties fo:margin-left="0cm" fo:margin-right="0cm" fo:text-indent="0cm" style:auto-text-indent="false"/>
      <style:text-properties style:font-name="Courier New2" fo:font-size="10pt" officeooo:rsid="02609354" officeooo:paragraph-rsid="029eca97" style:font-size-asian="10pt" style:font-size-complex="10pt"/>
    </style:style>
    <style:style style:name="P186" style:family="paragraph" style:parent-style-name="Standard">
      <style:paragraph-properties fo:margin-left="0cm" fo:margin-right="0cm" fo:text-indent="0cm" style:auto-text-indent="false"/>
      <style:text-properties style:font-name="Courier New2" fo:font-size="10pt" officeooo:rsid="026c2b25" officeooo:paragraph-rsid="027ebe7a" style:font-size-asian="10pt" style:font-size-complex="10pt"/>
    </style:style>
    <style:style style:name="P187" style:family="paragraph" style:parent-style-name="Standard">
      <style:paragraph-properties fo:margin-left="0cm" fo:margin-right="0cm" fo:text-indent="0cm" style:auto-text-indent="false"/>
      <style:text-properties style:font-name="Courier New2" fo:font-size="10pt" officeooo:rsid="026e13cd" officeooo:paragraph-rsid="027ebe7a" style:font-size-asian="10pt" style:font-size-complex="10pt"/>
    </style:style>
    <style:style style:name="P188" style:family="paragraph" style:parent-style-name="Standard">
      <style:paragraph-properties fo:margin-left="0cm" fo:margin-right="0cm" fo:text-indent="0cm" style:auto-text-indent="false"/>
      <style:text-properties style:font-name="Courier New2" fo:font-size="10pt" officeooo:rsid="02710422" officeooo:paragraph-rsid="027ebe7a" style:font-size-asian="10pt" style:font-size-complex="10pt"/>
    </style:style>
    <style:style style:name="P189" style:family="paragraph" style:parent-style-name="Standard">
      <style:paragraph-properties fo:margin-left="0cm" fo:margin-right="0cm" fo:text-indent="0cm" style:auto-text-indent="false"/>
      <style:text-properties style:font-name="Courier New2" fo:font-size="10pt" officeooo:rsid="026b0434" officeooo:paragraph-rsid="027ebe7a" style:font-size-asian="10pt" style:font-size-complex="10pt"/>
    </style:style>
    <style:style style:name="P190" style:family="paragraph" style:parent-style-name="Standard">
      <style:paragraph-properties fo:margin-left="0cm" fo:margin-right="0cm" fo:text-indent="0cm" style:auto-text-indent="false"/>
      <style:text-properties style:font-name="Courier New2" fo:font-size="11pt" officeooo:rsid="026b0434" officeooo:paragraph-rsid="027ebe7a" style:font-size-asian="11pt" style:font-size-complex="11pt"/>
    </style:style>
    <style:style style:name="P191" style:family="paragraph" style:parent-style-name="Standard">
      <style:paragraph-properties fo:margin-left="0cm" fo:margin-right="0cm" fo:text-indent="0cm" style:auto-text-indent="false"/>
      <style:text-properties style:font-name="Courier New2" fo:font-size="11pt" officeooo:rsid="026c2b25" officeooo:paragraph-rsid="027ebe7a" style:font-size-asian="11pt" style:font-size-complex="11pt"/>
    </style:style>
    <style:style style:name="P192" style:family="paragraph" style:parent-style-name="Standard">
      <style:paragraph-properties fo:margin-left="0cm" fo:margin-right="0cm" fo:text-indent="0cm" style:auto-text-indent="false"/>
      <style:text-properties style:font-name="Courier New2" fo:font-size="11pt" officeooo:rsid="026b4cf0" officeooo:paragraph-rsid="027ebe7a" style:font-size-asian="11pt" style:font-size-complex="11pt"/>
    </style:style>
    <style:style style:name="P193" style:family="paragraph" style:parent-style-name="Standard">
      <style:paragraph-properties fo:margin-left="0cm" fo:margin-right="0cm" fo:text-indent="0cm" style:auto-text-indent="false"/>
      <style:text-properties style:font-name="Courier New2" fo:font-size="11pt" officeooo:rsid="026e13cd" officeooo:paragraph-rsid="027ebe7a" style:font-size-asian="11pt" style:font-size-complex="11pt"/>
    </style:style>
    <style:style style:name="P194" style:family="paragraph" style:parent-style-name="Standard">
      <style:paragraph-properties fo:margin-left="0cm" fo:margin-right="0cm" fo:text-indent="0cm" style:auto-text-indent="false"/>
      <style:text-properties style:font-name="Courier New2" fo:font-size="11pt" officeooo:rsid="02710422" officeooo:paragraph-rsid="027ebe7a" style:font-size-asian="11pt" style:font-size-complex="11pt"/>
    </style:style>
    <style:style style:name="P19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ux Libertine Display G" fo:font-size="11pt" officeooo:rsid="028cbd44" officeooo:paragraph-rsid="02a2f339" style:font-size-asian="11pt" style:font-size-complex="11pt"/>
    </style:style>
    <style:style style:name="P196" style:family="paragraph" style:parent-style-name="Table_20_Contents">
      <style:text-properties style:font-name="Linux Libertine Display G" fo:font-size="11pt" style:font-size-asian="11pt" style:font-size-complex="11pt"/>
    </style:style>
    <style:style style:name="P197" style:family="paragraph" style:parent-style-name="Table_20_Contents">
      <style:text-properties style:font-name="Linux Libertine Display G" fo:font-size="11pt" officeooo:rsid="0247e378" officeooo:paragraph-rsid="0247e378" style:font-size-asian="11pt" style:font-size-complex="11pt"/>
    </style:style>
    <style:style style:name="P198" style:family="paragraph" style:parent-style-name="Table_20_Contents">
      <style:text-properties style:font-name="Linux Libertine Display G" fo:font-size="11pt" officeooo:rsid="029fa122" officeooo:paragraph-rsid="029fa122" style:font-size-asian="11pt" style:font-size-complex="11pt"/>
    </style:style>
    <style:style style:name="P199" style:family="paragraph" style:parent-style-name="Table_20_Contents">
      <style:text-properties style:font-name="Linux Libertine Display G" fo:font-size="11pt" officeooo:rsid="029fa122" officeooo:paragraph-rsid="02a06da3" style:font-size-asian="11pt" style:font-size-complex="11pt"/>
    </style:style>
    <style:style style:name="P200" style:family="paragraph" style:parent-style-name="Table_20_Contents">
      <style:text-properties style:font-name="Linux Libertine Display G" fo:font-size="11pt" officeooo:paragraph-rsid="02a06da3" style:font-size-asian="11pt" style:font-size-complex="11pt"/>
    </style:style>
    <style:style style:name="P201" style:family="paragraph" style:parent-style-name="Table_20_Contents">
      <style:text-properties style:font-name="Linux Libertine Display G" fo:font-size="11pt" officeooo:rsid="02a07d19" officeooo:paragraph-rsid="02a07d19" style:font-size-asian="11pt" style:font-size-complex="11pt"/>
    </style:style>
    <style:style style:name="P202" style:family="paragraph" style:parent-style-name="Table_20_Contents">
      <style:text-properties style:font-name="Linux Libertine Display G" fo:font-size="10pt" style:font-size-asian="10pt" style:font-size-complex="10pt"/>
    </style:style>
    <style:style style:name="P203" style:family="paragraph" style:parent-style-name="Table_20_Contents">
      <style:text-properties style:font-name="Linux Libertine Display G" fo:font-size="10pt" officeooo:rsid="02a07d19" officeooo:paragraph-rsid="02a1d32d" style:font-size-asian="10pt" style:font-size-complex="10pt"/>
    </style:style>
    <style:style style:name="P204" style:family="paragraph" style:parent-style-name="Table_20_Contents">
      <style:text-properties style:font-name="Courier New2" fo:font-size="11pt" style:font-size-asian="11pt" style:font-size-complex="11pt"/>
    </style:style>
    <style:style style:name="P205" style:family="paragraph" style:parent-style-name="Table_20_Contents">
      <style:text-properties style:font-name="Courier New2" fo:font-size="11pt" officeooo:rsid="02468088" officeooo:paragraph-rsid="02468088" style:font-size-asian="11pt" style:font-size-complex="11pt"/>
    </style:style>
    <style:style style:name="P206" style:family="paragraph" style:parent-style-name="Table_20_Contents">
      <style:text-properties style:font-name="Courier New2" fo:font-size="11pt" officeooo:rsid="0247e378" officeooo:paragraph-rsid="0247e378" style:font-size-asian="11pt" style:font-size-complex="11pt"/>
    </style:style>
    <style:style style:name="P207" style:family="paragraph" style:parent-style-name="Standard">
      <loext:graphic-properties draw:fill="none"/>
      <style:paragraph-properties fo:margin-left="5.001cm" fo:margin-right="0cm" fo:text-indent="-5.001cm" style:auto-text-indent="false" fo:background-color="transparent"/>
      <style:text-properties style:font-name="Linux Libertine Display G" fo:font-size="11pt" officeooo:paragraph-rsid="0285bfba" style:font-size-asian="11pt" style:font-size-complex="11pt"/>
    </style:style>
    <style:style style:name="P208" style:family="paragraph" style:parent-style-name="Standard">
      <loext:graphic-properties draw:fill="none"/>
      <style:paragraph-properties fo:margin-left="5.001cm" fo:margin-right="0cm" fo:text-indent="-5.001cm" style:auto-text-indent="false" fo:background-color="transparent"/>
      <style:text-properties style:font-name="Linux Libertine Display G" fo:font-size="11pt" officeooo:paragraph-rsid="02a07d19" style:font-size-asian="11pt" style:font-size-complex="11pt"/>
    </style:style>
    <style:style style:name="P209" style:family="paragraph" style:parent-style-name="Standard" style:master-page-name="">
      <loext:graphic-properties draw:fill="none"/>
      <style:paragraph-properties fo:margin-left="5.001cm" fo:margin-right="0cm" fo:text-indent="0cm" style:auto-text-indent="false" style:page-number="auto" fo:background-color="transparent"/>
      <style:text-properties style:font-name="Linux Libertine Display G" fo:font-size="11pt" officeooo:paragraph-rsid="027f6856" style:font-size-asian="11pt" style:font-size-complex="11pt"/>
    </style:style>
    <style:style style:name="P210" style:family="paragraph" style:parent-style-name="Contents_20_1">
      <style:paragraph-properties>
        <style:tab-stops>
          <style:tab-stop style:position="17.501cm" style:type="right" style:leader-style="dotted" style:leader-text="."/>
        </style:tab-stops>
      </style:paragraph-properties>
    </style:style>
    <style:style style:name="P211" style:family="paragraph" style:parent-style-name="Contents_20_2">
      <style:paragraph-properties>
        <style:tab-stops>
          <style:tab-stop style:position="17.002cm" style:type="right" style:leader-style="dotted" style:leader-text="."/>
        </style:tab-stops>
      </style:paragraph-properties>
    </style:style>
    <style:style style:name="P212" style:family="paragraph" style:parent-style-name="Standard" style:master-page-name="Standard">
      <style:paragraph-properties fo:margin-left="2.487cm" fo:margin-right="0cm" fo:text-indent="-2.487cm" style:auto-text-indent="false" style:page-number="auto"/>
      <style:text-properties style:font-name="Linux Libertine Display G" fo:font-size="11pt" officeooo:paragraph-rsid="00c5791f" style:font-size-asian="11pt" style:font-size-complex="11pt"/>
    </style:style>
    <style:style style:name="P213" style:family="paragraph" style:parent-style-name="Standard" style:list-style-name="L1">
      <style:text-properties style:font-name="Linux Libertine Display G" fo:font-size="11pt" fo:font-weight="bold" officeooo:paragraph-rsid="029b4c0b" style:font-size-asian="11pt" style:font-weight-asian="bold" style:font-size-complex="11pt" style:font-weight-complex="bold"/>
    </style:style>
    <style:style style:name="P214" style:family="paragraph" style:parent-style-name="Standard" style:list-style-name="L2">
      <style:text-properties style:font-name="Linux Libertine Display G" fo:font-size="11pt" fo:font-weight="bold" officeooo:paragraph-rsid="0254ec2d" style:font-size-asian="11pt" style:font-weight-asian="bold" style:font-size-complex="11pt" style:font-weight-complex="bold"/>
    </style:style>
    <style:style style:name="P215" style:family="paragraph" style:parent-style-name="Standard" style:list-style-name="L3">
      <style:text-properties style:font-name="Linux Libertine Display G" fo:font-size="11pt" fo:font-weight="bold" officeooo:rsid="026198d6" officeooo:paragraph-rsid="0249eca0" style:font-size-asian="11pt" style:font-weight-asian="bold" style:font-size-complex="11pt" style:font-weight-complex="bold"/>
    </style:style>
    <style:style style:name="P216" style:family="paragraph" style:parent-style-name="Standard" style:list-style-name="L4">
      <style:text-properties style:font-name="Linux Libertine Display G" fo:font-size="11pt" fo:font-weight="bold" officeooo:rsid="026198d6" officeooo:paragraph-rsid="0249eca0" style:font-size-asian="11pt" style:font-weight-asian="bold" style:font-size-complex="11pt" style:font-weight-complex="bold"/>
    </style:style>
    <style:style style:name="P217" style:family="paragraph" style:parent-style-name="Standard" style:list-style-name="L5">
      <style:text-properties style:font-name="Linux Libertine Display G" fo:font-size="11pt" style:font-size-asian="11pt" style:font-size-complex="11pt"/>
    </style:style>
    <style:style style:name="P218" style:family="paragraph" style:parent-style-name="Standard" style:list-style-name="L5">
      <style:text-properties style:font-name="Linux Libertine Display G" fo:font-size="11pt" officeooo:paragraph-rsid="025bfd81" style:font-size-asian="11pt" style:font-size-complex="11pt"/>
    </style:style>
    <style:style style:name="P219" style:family="paragraph" style:parent-style-name="Standard" style:list-style-name="L6">
      <style:text-properties style:font-name="Linux Libertine Display G" fo:font-size="11pt" officeooo:paragraph-rsid="0285bfba" style:font-size-asian="11pt" style:font-size-complex="11pt"/>
    </style:style>
    <style:style style:name="P220" style:family="paragraph" style:parent-style-name="Standard" style:list-style-name="L7">
      <style:text-properties style:font-name="Linux Libertine Display G" fo:font-size="11pt" officeooo:paragraph-rsid="02876cbe" style:font-size-asian="11pt" style:font-size-complex="11pt"/>
    </style:style>
    <style:style style:name="P221" style:family="paragraph" style:parent-style-name="Standard" style:list-style-name="L8">
      <style:text-properties style:font-name="Linux Libertine Display G" fo:font-size="11pt" officeooo:rsid="0258f626" officeooo:paragraph-rsid="025934c8" style:font-size-asian="11pt" style:font-size-complex="11pt"/>
    </style:style>
    <style:style style:name="P222" style:family="paragraph" style:parent-style-name="Standard" style:list-style-name="L8">
      <style:text-properties style:font-name="Linux Libertine Display G" fo:font-size="11pt" officeooo:rsid="028c5c92" officeooo:paragraph-rsid="028c5c92" style:font-size-asian="11pt" style:font-size-complex="11pt"/>
    </style:style>
    <style:style style:name="P223" style:family="paragraph" style:parent-style-name="Standard" style:list-style-name="L8">
      <style:text-properties style:font-name="Linux Libertine Display G" fo:font-size="11pt" officeooo:rsid="028c60b4" officeooo:paragraph-rsid="028c60b4" style:font-size-asian="11pt" style:font-size-complex="11pt"/>
    </style:style>
    <style:style style:name="P224" style:family="paragraph" style:parent-style-name="Standard" style:list-style-name="L9">
      <style:text-properties style:font-name="Linux Libertine Display G" fo:font-size="11pt" officeooo:rsid="02918dd0" officeooo:paragraph-rsid="02918dd0" style:font-size-asian="11pt" style:font-size-complex="11pt"/>
    </style:style>
    <style:style style:name="P225" style:family="paragraph" style:parent-style-name="Standard" style:list-style-name="L9">
      <style:text-properties style:font-name="Linux Libertine Display G" fo:font-size="11pt" officeooo:rsid="0291fc54" officeooo:paragraph-rsid="0291fc54" style:font-size-asian="11pt" style:font-size-complex="11pt"/>
    </style:style>
    <style:style style:name="P226" style:family="paragraph" style:parent-style-name="Standard" style:list-style-name="L9">
      <style:text-properties style:font-name="Linux Libertine Display G" fo:font-size="11pt" officeooo:rsid="0291fc54" officeooo:paragraph-rsid="02ab89a8" style:font-size-asian="11pt" style:font-size-complex="11pt"/>
    </style:style>
    <style:style style:name="P227" style:family="paragraph" style:parent-style-name="Standard">
      <style:text-properties style:font-name="Linux Libertine Display G" fo:font-size="11pt" officeooo:rsid="0294c0a8" officeooo:paragraph-rsid="0294c0a8" style:font-size-asian="11pt" style:font-size-complex="11pt"/>
    </style:style>
    <style:style style:name="P228" style:family="paragraph" style:parent-style-name="Standard">
      <style:text-properties style:font-name="Linux Libertine Display G" fo:font-size="11pt" officeooo:rsid="02c5baa3" officeooo:paragraph-rsid="02c5baa3" style:font-size-asian="11pt" style:font-size-complex="11pt"/>
    </style:style>
    <style:style style:name="P229" style:family="paragraph" style:parent-style-name="Heading_20_1">
      <style:paragraph-properties fo:break-before="page"/>
      <style:text-properties officeooo:rsid="02468088" officeooo:paragraph-rsid="02468088"/>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color="#000000" officeooo:rsid="01853905"/>
    </style:style>
    <style:style style:name="T4" style:family="text">
      <style:text-properties fo:color="#000000" officeooo:rsid="029a5076"/>
    </style:style>
    <style:style style:name="T5" style:family="text">
      <style:text-properties fo:color="#000000" fo:font-size="10pt" fo:font-weight="normal" officeooo:rsid="04f21209" style:font-size-asian="10pt" style:font-weight-asian="normal" style:font-size-complex="10pt" style:font-weight-complex="normal"/>
    </style:style>
    <style:style style:name="T6" style:family="text">
      <style:text-properties fo:color="#000000" fo:font-weight="normal" officeooo:rsid="04f21209" style:font-weight-asian="normal" style:font-weight-complex="normal"/>
    </style:style>
    <style:style style:name="T7" style:family="text">
      <style:text-properties fo:color="#000000" style:font-name="Courier New2" fo:font-weight="normal" officeooo:rsid="02ab89a8" style:font-weight-asian="normal" style:font-weight-complex="normal"/>
    </style:style>
    <style:style style:name="T8" style:family="text">
      <style:text-properties fo:color="#000000" style:font-name="Courier New2" fo:font-size="10pt" fo:font-weight="normal" officeooo:rsid="04f21209" style:font-size-asian="10pt" style:font-weight-asian="normal" style:font-size-complex="10pt" style:font-weight-complex="normal"/>
    </style:style>
    <style:style style:name="T9" style:family="text">
      <style:text-properties fo:color="#000000" style:font-name="Courier New2" fo:font-size="10pt" style:font-size-asian="10pt" style:font-size-complex="10pt"/>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285bfba"/>
    </style:style>
    <style:style style:name="T12" style:family="text">
      <style:text-properties style:text-underline-style="solid" style:text-underline-width="auto" style:text-underline-color="font-color" officeooo:rsid="02893475"/>
    </style:style>
    <style:style style:name="T13" style:family="text">
      <style:text-properties style:text-underline-style="solid" style:text-underline-width="auto" style:text-underline-color="font-color" officeooo:rsid="02918dd0"/>
    </style:style>
    <style:style style:name="T14" style:family="text">
      <style:text-properties style:text-underline-style="solid" style:text-underline-width="auto" style:text-underline-color="font-color" officeooo:rsid="0292f22d"/>
    </style:style>
    <style:style style:name="T15" style:family="text">
      <style:text-properties style:text-underline-style="solid" style:text-underline-width="auto" style:text-underline-color="font-color" officeooo:rsid="0294c0a8"/>
    </style:style>
    <style:style style:name="T16" style:family="text">
      <style:text-properties style:text-underline-style="solid" style:text-underline-width="auto" style:text-underline-color="font-color" officeooo:rsid="028059c4"/>
    </style:style>
    <style:style style:name="T17" style:family="text">
      <style:text-properties style:text-underline-style="solid" style:text-underline-width="auto" style:text-underline-color="font-color" officeooo:rsid="02c40037"/>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fo:font-weight="bold" officeooo:rsid="027f6856" style:font-weight-asian="bold" style:font-weight-complex="bold"/>
    </style:style>
    <style:style style:name="T21" style:family="text">
      <style:text-properties fo:font-weight="bold" officeooo:rsid="0282220b" style:font-weight-asian="bold" style:font-weight-complex="bold"/>
    </style:style>
    <style:style style:name="T22" style:family="text">
      <style:text-properties fo:font-weight="bold" officeooo:rsid="02468088"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25bfd81" style:font-style-asian="italic" style:font-style-complex="italic"/>
    </style:style>
    <style:style style:name="T25" style:family="text">
      <style:text-properties officeooo:rsid="02468088"/>
    </style:style>
    <style:style style:name="T26" style:family="text">
      <style:text-properties officeooo:rsid="0249c903"/>
    </style:style>
    <style:style style:name="T27" style:family="text">
      <style:text-properties officeooo:rsid="0249eca0"/>
    </style:style>
    <style:style style:name="T28" style:family="text">
      <style:text-properties officeooo:rsid="024a5578"/>
    </style:style>
    <style:style style:name="T29" style:family="text">
      <style:text-properties officeooo:rsid="024f1a22"/>
    </style:style>
    <style:style style:name="T30" style:family="text">
      <style:text-properties officeooo:rsid="0250dd7f"/>
    </style:style>
    <style:style style:name="T31" style:family="text">
      <style:text-properties officeooo:rsid="025284ae"/>
    </style:style>
    <style:style style:name="T32" style:family="text">
      <style:text-properties officeooo:rsid="0254ec2d"/>
    </style:style>
    <style:style style:name="T33" style:family="text">
      <style:text-properties officeooo:rsid="02596ad4"/>
    </style:style>
    <style:style style:name="T34" style:family="text">
      <style:text-properties officeooo:rsid="025bfd81"/>
    </style:style>
    <style:style style:name="T35" style:family="text">
      <style:text-properties officeooo:rsid="025ef09c"/>
    </style:style>
    <style:style style:name="T36" style:family="text">
      <style:text-properties officeooo:rsid="025fe634"/>
    </style:style>
    <style:style style:name="T37" style:family="text">
      <style:text-properties officeooo:rsid="026198d6"/>
    </style:style>
    <style:style style:name="T38" style:family="text">
      <style:text-properties officeooo:rsid="026f8268"/>
    </style:style>
    <style:style style:name="T39" style:family="text">
      <style:text-properties officeooo:rsid="02710422"/>
    </style:style>
    <style:style style:name="T40" style:family="text">
      <style:text-properties officeooo:rsid="0274226b"/>
    </style:style>
    <style:style style:name="T41" style:family="text">
      <style:text-properties officeooo:rsid="027463ca"/>
    </style:style>
    <style:style style:name="T42" style:family="text">
      <style:text-properties officeooo:rsid="02792c27"/>
    </style:style>
    <style:style style:name="T43" style:family="text">
      <style:text-properties officeooo:rsid="027cdee8"/>
    </style:style>
    <style:style style:name="T44" style:family="text">
      <style:text-properties officeooo:rsid="027ebe7a"/>
    </style:style>
    <style:style style:name="T45" style:family="text">
      <style:text-properties officeooo:rsid="027f6856"/>
    </style:style>
    <style:style style:name="T46" style:family="text">
      <style:text-properties officeooo:rsid="028059c4"/>
    </style:style>
    <style:style style:name="T47" style:family="text">
      <style:text-properties officeooo:rsid="0285bfba"/>
    </style:style>
    <style:style style:name="T48" style:family="text">
      <style:text-properties officeooo:rsid="0286163b"/>
    </style:style>
    <style:style style:name="T49" style:family="text">
      <style:text-properties officeooo:rsid="02893475"/>
    </style:style>
    <style:style style:name="T50" style:family="text">
      <style:text-properties officeooo:rsid="028a6e81"/>
    </style:style>
    <style:style style:name="T51" style:family="text">
      <style:text-properties officeooo:rsid="028c5c92"/>
    </style:style>
    <style:style style:name="T52" style:family="text">
      <style:text-properties officeooo:rsid="028c60b4"/>
    </style:style>
    <style:style style:name="T53" style:family="text">
      <style:text-properties officeooo:rsid="0258f626"/>
    </style:style>
    <style:style style:name="T54" style:family="text">
      <style:text-properties officeooo:rsid="028eb898"/>
    </style:style>
    <style:style style:name="T55" style:family="text">
      <style:text-properties officeooo:rsid="02918dd0"/>
    </style:style>
    <style:style style:name="T56" style:family="text">
      <style:text-properties style:text-underline-style="none" officeooo:rsid="025284ae"/>
    </style:style>
    <style:style style:name="T57" style:family="text">
      <style:text-properties officeooo:rsid="0293eb0a"/>
    </style:style>
    <style:style style:name="T58" style:family="text">
      <style:text-properties officeooo:rsid="0294c0a8"/>
    </style:style>
    <style:style style:name="T59" style:family="text">
      <style:text-properties officeooo:rsid="02951886"/>
    </style:style>
    <style:style style:name="T60" style:family="text">
      <style:text-properties officeooo:rsid="02553109"/>
    </style:style>
    <style:style style:name="T61" style:family="text">
      <style:text-properties officeooo:rsid="0268ee76"/>
    </style:style>
    <style:style style:name="T62" style:family="text">
      <style:text-properties officeooo:rsid="029b4c0b"/>
    </style:style>
    <style:style style:name="T63" style:family="text">
      <style:text-properties style:font-name="Courier New2"/>
    </style:style>
    <style:style style:name="T64" style:family="text">
      <style:text-properties style:font-name="Courier New2" fo:font-weight="bold" style:font-weight-asian="bold" style:font-weight-complex="bold"/>
    </style:style>
    <style:style style:name="T65" style:family="text">
      <style:text-properties style:font-name="Courier New2" fo:font-weight="bold" officeooo:rsid="02553109" style:font-weight-asian="bold" style:font-weight-complex="bold"/>
    </style:style>
    <style:style style:name="T66" style:family="text">
      <style:text-properties style:font-name="Courier New2" fo:font-weight="bold" officeooo:rsid="0254ec2d" style:font-weight-asian="bold" style:font-weight-complex="bold"/>
    </style:style>
    <style:style style:name="T67" style:family="text">
      <style:text-properties style:font-name="Courier New2" fo:font-weight="bold" officeooo:rsid="027f6856" style:font-weight-asian="bold" style:font-weight-complex="bold"/>
    </style:style>
    <style:style style:name="T68" style:family="text">
      <style:text-properties style:font-name="Courier New2" fo:font-weight="bold" officeooo:rsid="028cbd44" style:font-weight-asian="bold" style:font-weight-complex="bold"/>
    </style:style>
    <style:style style:name="T69" style:family="text">
      <style:text-properties style:font-name="Courier New2" fo:font-weight="bold" officeooo:rsid="028c60b4" style:font-weight-asian="bold" style:font-weight-complex="bold"/>
    </style:style>
    <style:style style:name="T70" style:family="text">
      <style:text-properties style:font-name="Courier New2" fo:font-weight="bold" officeooo:rsid="028f9012" style:font-weight-asian="bold" style:font-weight-complex="bold"/>
    </style:style>
    <style:style style:name="T71" style:family="text">
      <style:text-properties style:font-name="Courier New2" fo:font-style="italic" fo:font-weight="bold" style:font-style-asian="italic" style:font-weight-asian="bold" style:font-style-complex="italic" style:font-weight-complex="bold"/>
    </style:style>
    <style:style style:name="T72" style:family="text">
      <style:text-properties style:font-name="Courier New2" officeooo:rsid="02468088"/>
    </style:style>
    <style:style style:name="T73" style:family="text">
      <style:text-properties style:font-name="Courier New2" officeooo:rsid="024a5578"/>
    </style:style>
    <style:style style:name="T74" style:family="text">
      <style:text-properties style:font-name="Courier New2" officeooo:rsid="024f1a22"/>
    </style:style>
    <style:style style:name="T75" style:family="text">
      <style:text-properties style:font-name="Courier New2" officeooo:rsid="0250dd7f"/>
    </style:style>
    <style:style style:name="T76" style:family="text">
      <style:text-properties style:font-name="Courier New2" officeooo:rsid="025284ae"/>
    </style:style>
    <style:style style:name="T77" style:family="text">
      <style:text-properties style:font-name="Courier New2" officeooo:rsid="026198d6"/>
    </style:style>
    <style:style style:name="T78" style:family="text">
      <style:text-properties style:font-name="Courier New2" officeooo:rsid="029baddd"/>
    </style:style>
    <style:style style:name="T79" style:family="text">
      <style:text-properties style:font-name="Courier New2" officeooo:rsid="0249c903"/>
    </style:style>
    <style:style style:name="T80" style:family="text">
      <style:text-properties style:font-name="Courier New2" officeooo:rsid="02553109"/>
    </style:style>
    <style:style style:name="T81" style:family="text">
      <style:text-properties style:font-name="Courier New2" officeooo:rsid="025fe634"/>
    </style:style>
    <style:style style:name="T82" style:family="text">
      <style:text-properties style:font-name="Courier New2" fo:font-size="10pt" style:font-size-asian="10pt" style:font-size-complex="10pt"/>
    </style:style>
    <style:style style:name="T83" style:family="text">
      <style:text-properties style:font-name="Courier New2" fo:font-size="10pt" fo:font-weight="normal" style:font-size-asian="10pt" style:font-weight-asian="normal" style:font-size-complex="10pt" style:font-weight-complex="normal"/>
    </style:style>
    <style:style style:name="T84" style:family="text">
      <style:text-properties style:font-name="Courier New2" officeooo:rsid="027463ca"/>
    </style:style>
    <style:style style:name="T85" style:family="text">
      <style:text-properties style:font-name="Courier New2" officeooo:rsid="02792c27"/>
    </style:style>
    <style:style style:name="T86" style:family="text">
      <style:text-properties style:font-name="Courier New2" officeooo:rsid="029fa122"/>
    </style:style>
    <style:style style:name="T87" style:family="text">
      <style:text-properties style:font-name="Courier New2" officeooo:rsid="0286163b"/>
    </style:style>
    <style:style style:name="T88" style:family="text">
      <style:text-properties style:font-name="Courier New2" officeooo:rsid="02893475"/>
    </style:style>
    <style:style style:name="T89" style:family="text">
      <style:text-properties style:font-name="Courier New2" officeooo:rsid="0285bfba"/>
    </style:style>
    <style:style style:name="T90" style:family="text">
      <style:text-properties style:font-name="Courier New2" officeooo:rsid="0258f626"/>
    </style:style>
    <style:style style:name="T91" style:family="text">
      <style:text-properties style:font-name="Courier New2" officeooo:rsid="0293eb0a"/>
    </style:style>
    <style:style style:name="T92" style:family="text">
      <style:text-properties style:font-name="Courier New2" officeooo:rsid="028c60b4"/>
    </style:style>
    <style:style style:name="T93" style:family="text">
      <style:text-properties style:font-name="Courier New2" officeooo:rsid="028f9012"/>
    </style:style>
    <style:style style:name="T94" style:family="text">
      <style:text-properties style:font-name="Courier New2" officeooo:rsid="02951886"/>
    </style:style>
    <style:style style:name="T95" style:family="text">
      <style:text-properties style:font-name="Courier New2" fo:font-size="11pt" officeooo:rsid="028cbd44" style:font-size-asian="11pt" style:font-size-complex="11pt"/>
    </style:style>
    <style:style style:name="T96" style:family="text">
      <style:text-properties style:font-name="Courier New2" officeooo:rsid="02b36c2c"/>
    </style:style>
    <style:style style:name="T97" style:family="text">
      <style:text-properties style:font-name="Courier New2" officeooo:rsid="02ba5101"/>
    </style:style>
    <style:style style:name="T98" style:family="text">
      <style:text-properties style:font-name="Courier New2" officeooo:rsid="02c26237"/>
    </style:style>
    <style:style style:name="T99" style:family="text">
      <style:text-properties fo:font-size="10pt" style:font-size-asian="10pt" style:font-size-complex="10pt"/>
    </style:style>
    <style:style style:name="T100" style:family="text">
      <style:text-properties fo:font-size="10pt" officeooo:rsid="0250dd7f" style:font-size-asian="10pt" style:font-size-complex="10pt"/>
    </style:style>
    <style:style style:name="T101" style:family="text">
      <style:text-properties fo:font-size="10pt" officeooo:rsid="0268ee76" style:font-size-asian="10pt" style:font-size-complex="10pt"/>
    </style:style>
    <style:style style:name="T102" style:family="text">
      <style:text-properties fo:font-size="10pt" officeooo:rsid="02ab89a8" style:font-size-asian="10pt" style:font-size-complex="10pt"/>
    </style:style>
    <style:style style:name="T103" style:family="text">
      <style:text-properties fo:font-size="10pt" officeooo:rsid="02b36c2c" style:font-size-asian="10pt" style:font-size-complex="10pt"/>
    </style:style>
    <style:style style:name="T104" style:family="text">
      <style:text-properties fo:font-size="10pt" officeooo:rsid="02b84d05" style:font-size-asian="10pt" style:font-size-complex="10pt"/>
    </style:style>
    <style:style style:name="T105" style:family="text">
      <style:text-properties fo:font-size="10pt" officeooo:rsid="02b8e3fd" style:font-size-asian="10pt" style:font-size-complex="10pt"/>
    </style:style>
    <style:style style:name="T106" style:family="text">
      <style:text-properties fo:font-size="10pt" officeooo:rsid="02c5baa3" style:font-size-asian="10pt" style:font-size-complex="10pt"/>
    </style:style>
    <style:style style:name="T107" style:family="text">
      <style:text-properties fo:font-size="10pt" fo:font-weight="bold" style:font-size-asian="10pt" style:font-weight-asian="bold" style:font-size-complex="10pt" style:font-weight-complex="bold"/>
    </style:style>
    <style:style style:name="T108" style:family="text">
      <style:text-properties fo:font-size="10pt" fo:font-weight="bold" officeooo:rsid="02ab89a8" style:font-size-asian="10pt" style:font-weight-asian="bold" style:font-size-complex="10pt" style:font-weight-complex="bold"/>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fo:font-weight="normal" officeooo:rsid="04f21209" style:font-size-asian="10pt" style:font-weight-asian="normal" style:font-size-complex="10pt" style:font-weight-complex="normal"/>
    </style:style>
    <style:style style:name="T111" style:family="text">
      <style:text-properties officeooo:rsid="029b90eb"/>
    </style:style>
    <style:style style:name="T112" style:family="text">
      <style:text-properties officeooo:rsid="029baddd"/>
    </style:style>
    <style:style style:name="T113" style:family="text">
      <style:text-properties fo:color="#ff0000" style:font-name="Courier New2" fo:font-size="12pt" style:font-size-asian="12pt" style:font-size-complex="12pt"/>
    </style:style>
    <style:style style:name="T114" style:family="text">
      <style:text-properties style:font-name="Linux Libertine Display G" fo:font-size="10pt" style:font-size-asian="10pt" style:font-size-complex="10pt"/>
    </style:style>
    <style:style style:name="T115" style:family="text">
      <style:text-properties style:font-name="Linux Libertine Display G" fo:font-size="11pt" officeooo:rsid="028cbd44" style:font-size-asian="11pt" style:font-size-complex="11pt"/>
    </style:style>
    <style:style style:name="T116" style:family="text">
      <style:text-properties style:font-name="Linux Libertine Display G" fo:font-size="11pt" officeooo:rsid="02abc4f4" style:font-size-asian="11pt" style:font-size-complex="11pt"/>
    </style:style>
    <style:style style:name="T117" style:family="text">
      <style:text-properties officeooo:rsid="029bb6bb"/>
    </style:style>
    <style:style style:name="T118" style:family="text">
      <style:text-properties officeooo:rsid="029daa8b"/>
    </style:style>
    <style:style style:name="T119" style:family="text">
      <style:text-properties officeooo:rsid="029eca97"/>
    </style:style>
    <style:style style:name="T120" style:family="text">
      <style:text-properties officeooo:rsid="029fa122"/>
    </style:style>
    <style:style style:name="T121" style:family="text">
      <style:text-properties officeooo:rsid="02a06da3"/>
    </style:style>
    <style:style style:name="T122" style:family="text">
      <style:text-properties officeooo:rsid="02a07d19"/>
    </style:style>
    <style:style style:name="T123" style:family="text">
      <style:text-properties officeooo:rsid="02a1d32d"/>
    </style:style>
    <style:style style:name="T124" style:family="text">
      <style:text-properties officeooo:rsid="028cbd44"/>
    </style:style>
    <style:style style:name="T125" style:family="text">
      <style:text-properties officeooo:rsid="02a4e989"/>
    </style:style>
    <style:style style:name="T126" style:family="text">
      <style:text-properties style:text-line-through-style="solid" style:text-line-through-type="single" fo:font-size="10pt" style:font-size-asian="10pt" style:font-size-complex="10pt"/>
    </style:style>
    <style:style style:name="T127" style:family="text">
      <style:text-properties style:text-line-through-style="solid" style:text-line-through-type="single" fo:font-size="10pt" officeooo:rsid="0268ee76" style:font-size-asian="10pt" style:font-size-complex="10pt"/>
    </style:style>
    <style:style style:name="T128" style:family="text">
      <style:text-properties style:text-line-through-style="solid" style:text-line-through-type="single" fo:font-size="10pt" officeooo:rsid="02b3fc4c" style:font-size-asian="10pt" style:font-size-complex="10pt"/>
    </style:style>
    <style:style style:name="T129" style:family="text">
      <style:text-properties officeooo:rsid="02a846f9"/>
    </style:style>
    <style:style style:name="T130" style:family="text">
      <style:text-properties fo:font-weight="normal" style:font-weight-asian="normal" style:font-weight-complex="normal"/>
    </style:style>
    <style:style style:name="T131" style:family="text">
      <style:text-properties fo:font-weight="normal" officeooo:rsid="04f21209" style:font-weight-asian="normal" style:font-weight-complex="normal"/>
    </style:style>
    <style:style style:name="T132" style:family="text">
      <style:text-properties officeooo:rsid="02abc4f4"/>
    </style:style>
    <style:style style:name="T133" style:family="text">
      <style:text-properties officeooo:rsid="02b36c2c"/>
    </style:style>
    <style:style style:name="T134" style:family="text">
      <style:text-properties officeooo:rsid="02b59712"/>
    </style:style>
    <style:style style:name="T135" style:family="text">
      <style:text-properties officeooo:rsid="02b8e3fd"/>
    </style:style>
    <style:style style:name="T136" style:family="text">
      <style:text-properties officeooo:rsid="02ba5101"/>
    </style:style>
    <style:style style:name="T137" style:family="text">
      <style:text-properties officeooo:rsid="02bcf016"/>
    </style:style>
    <style:style style:name="T138" style:family="text">
      <style:text-properties officeooo:rsid="02beb07a"/>
    </style:style>
    <style:style style:name="T139" style:family="text">
      <style:text-properties officeooo:rsid="02c26237"/>
    </style:style>
    <style:style style:name="T140" style:family="text">
      <style:text-properties style:font-name="Free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text:span text:style-name="T2">Temat</text:span><text:span text:style-name="T1">:<text:tab/></text:span><text:span text:style-name="T3">PHP – </text:span><text:span text:style-name="T4">pliki i katalogi.</text:span></text:p>
      <text:p text:style-name="P52"/>
      <text:p text:style-name="P120"><text:span text:style-name="T18">Profil</text:span>:<text:tab/><text:tab/>Technik Informatyk (Technikum Informatyczne)</text:p>
      <text:p text:style-name="P120"><text:span text:style-name="T18">Klasa</text:span>:<text:tab/><text:tab/>1</text:p>
      <text:p text:style-name="P120"><text:span text:style-name="T18">Przedmiot</text:span>:<text:tab/><text:span text:style-name="T1">Programowanie aplikacji internetowych</text:span></text:p>
      <text:p text:style-name="P52"/>
      <text:p text:style-name="P120"/>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10"><text:a xlink:type="simple" xlink:href="#__RefHeading___Toc746_1380864782" text:style-name="Index_20_Link" text:visited-style-name="Index_20_Link">1 <text:s text:c="3"/>Pliki i katalogi<text:tab/>2</text:a></text:p>
          <text:p text:style-name="P211"><text:a xlink:type="simple" xlink:href="#__RefHeading___Toc799_177751179" text:style-name="Index_20_Link" text:visited-style-name="Index_20_Link">1.1 <text:s text:c="3"/>Otwieranie pliku<text:tab/>2</text:a></text:p>
          <text:p text:style-name="P211"><text:a xlink:type="simple" xlink:href="#__RefHeading___Toc801_177751179" text:style-name="Index_20_Link" text:visited-style-name="Index_20_Link">1.2 <text:s text:c="3"/>Wewnętrzny wskaźnik pliku<text:tab/>3</text:a></text:p>
          <text:p text:style-name="P211"><text:a xlink:type="simple" xlink:href="#__RefHeading___Toc803_177751179" text:style-name="Index_20_Link" text:visited-style-name="Index_20_Link">1.3 <text:s text:c="3"/>Odczyt z pliku<text:tab/>3</text:a></text:p>
          <text:p text:style-name="P211"><text:a xlink:type="simple" xlink:href="#__RefHeading___Toc805_177751179" text:style-name="Index_20_Link" text:visited-style-name="Index_20_Link">1.4 <text:s text:c="3"/>Zapis do pliku<text:tab/>5</text:a></text:p>
          <text:p text:style-name="P211"><text:a xlink:type="simple" xlink:href="#__RefHeading___Toc807_177751179" text:style-name="Index_20_Link" text:visited-style-name="Index_20_Link">1.5 <text:s text:c="3"/>Modyfikacja danych<text:tab/>5</text:a></text:p>
          <text:p text:style-name="P211"><text:a xlink:type="simple" xlink:href="#__RefHeading___Toc1090_568717246" text:style-name="Index_20_Link" text:visited-style-name="Index_20_Link">1.6 <text:s text:c="3"/>Przycinanie plików<text:tab/>6</text:a></text:p>
          <text:p text:style-name="P211"><text:a xlink:type="simple" xlink:href="#__RefHeading___Toc1092_568717246" text:style-name="Index_20_Link" text:visited-style-name="Index_20_Link">1.7 <text:s text:c="3"/>Blokowanie pliku<text:tab/>6</text:a></text:p>
          <text:p text:style-name="P211"><text:a xlink:type="simple" xlink:href="#__RefHeading___Toc1808_2036025450" text:style-name="Index_20_Link" text:visited-style-name="Index_20_Link">1.8 <text:s text:c="3"/>Niektóre funkcje<text:tab/>8</text:a></text:p>
          <text:p text:style-name="P211"><text:a xlink:type="simple" xlink:href="#__RefHeading___Toc1810_2036025450" text:style-name="Index_20_Link" text:visited-style-name="Index_20_Link">1.9 <text:s text:c="3"/>Operacje na plikach i katalogach<text:tab/>8</text:a></text:p>
          <text:p text:style-name="P211"><text:a xlink:type="simple" xlink:href="#__RefHeading___Toc3945_2036025450" text:style-name="Index_20_Link" text:visited-style-name="Index_20_Link">1.10 <text:s text:c="3"/>Przetwarzanie ścieżki<text:tab/>11</text:a></text:p>
          <text:p text:style-name="P211"><text:a xlink:type="simple" xlink:href="#__RefHeading___Toc809_177751179" text:style-name="Index_20_Link" text:visited-style-name="Index_20_Link">1.11 <text:s text:c="3"/>Zamknięcie pliku<text:tab/>12</text:a></text:p>
          <text:p text:style-name="P210"><text:a xlink:type="simple" xlink:href="#__RefHeading___Toc811_177751179" text:style-name="Index_20_Link" text:visited-style-name="Index_20_Link">2 <text:s text:c="3"/>Przykłady<text:tab/>13</text:a></text:p>
        </text:index-body>
      </text:table-of-content>
      <text:p text:style-name="Standard"/>
      <text:p text:style-name="Standard"/>
      <text:p text:style-name="Standard"/>
      <text:p text:style-name="Standard"/>
      <text:p text:style-name="Standard"/>
      <text:p text:style-name="Standard"/>
      <text:h text:style-name="P229" text:outline-level="1"><text:bookmark-start text:name="__RefHeading___Toc746_1380864782"/>Pliki i katalogi<text:bookmark-end text:name="__RefHeading___Toc746_1380864782"/></text:h>
      <text:p text:style-name="P54">Źródła:</text:p>
      <text:p text:style-name="P3">http://www.egrafik.pl/kurs-php/files.php</text:p>
      <text:p text:style-name="P4">http://www.programuj.com/artykuly/www/plikiphp.php</text:p>
      <text:p text:style-name="P5">http://kursphp.com/rozdzial-5/odczytywanie-pliku/</text:p>
      <text:p text:style-name="Standard"/>
      <text:h text:style-name="Heading_20_2" text:outline-level="2"><text:bookmark-start text:name="__RefHeading___Toc799_177751179"/>Otwieranie plik<text:span text:style-name="T27">u</text:span><text:bookmark-end text:name="__RefHeading___Toc799_177751179"/></text:h>
      <text:p text:style-name="P53">Wszystkie funkcje obsługi plików (oprócz tej otwierającej plik) jako parametr pobierają tzw. „<text:span text:style-name="T19">wskaźnik do pliku </text:span><text:span text:style-name="T22">(uchwyt do pliku)</text:span>” (ang. "<text:span text:style-name="T23">file pointer</text:span>"). Jest to wartość zmiennej określająca otwarty plik. Jest to niezbędne, ponieważ skrypt może otworzyć jednocześnie wiele plików i na wszystkich jednocześnie pracować.</text:p>
      <text:p text:style-name="P53"/>
      <text:p text:style-name="P56">Pozycja "wewnętrznego wskaźnika pliku" określa, w którym miejscu zaczęłoby się pisać do pliku, gdyby zaczęło się pisać lub czytać z tego pliku zaraz po otwarciu pliku. Jeśli jest na końcu – to znaczy że dane dopisywane są na końcu.</text:p>
      <text:p text:style-name="P56"/>
      <text:p text:style-name="P55">Wskaźnik <text:span text:style-name="T62">d</text:span>o pliku jest zwracany przez funkcję:<text:tab/><text:span text:style-name="T64">fopen(nazwa pliku, </text:span><text:span text:style-name="T71">string</text:span><text:span text:style-name="T64"> tryb)</text:span></text:p>
      <text:p text:style-name="P55"/>
      <text:p text:style-name="P55"><text:span text:style-name="T72">tryb</text:span><text:span text:style-name="T25"> - </text:span>tryb otwarcia pliku. Tryb trzeba dobrać odpowiednio do tego, co się chce z plikiem robić. </text:p>
      <text:p text:style-name="P55"/>
      <table:table table:name="Tabela1" table:style-name="Tabela1">
        <table:table-column table:style-name="Tabela1.A"/>
        <table:table-column table:style-name="Tabela1.B"/>
        <table:table-row>
          <table:table-cell table:style-name="Tabela1.A1" office:value-type="string">
            <text:p text:style-name="P205">r</text:p>
          </table:table-cell>
          <table:table-cell table:style-name="Tabela1.B1" office:value-type="string">
            <text:p text:style-name="P55">plik tylko do odczytu; wewnętrzny wskaźnik pliku umieszczany jest na początku plik<text:span text:style-name="T25">u</text:span></text:p>
          </table:table-cell>
        </table:table-row>
        <table:table-row>
          <table:table-cell table:style-name="Tabela1.A1" office:value-type="string">
            <text:p text:style-name="P205">r+</text:p>
          </table:table-cell>
          <table:table-cell table:style-name="Tabela1.B1" office:value-type="string">
            <text:p text:style-name="P55">plik do odczytu i zapisu; wewnętrzny wskaźnik pliku umieszczany jest na początku pliku</text:p>
          </table:table-cell>
        </table:table-row>
        <table:table-row>
          <table:table-cell table:style-name="Tabela1.A1" office:value-type="string">
            <text:p text:style-name="P204"/>
          </table:table-cell>
          <table:table-cell table:style-name="Tabela1.B1" office:value-type="string">
            <text:p text:style-name="P196"/>
          </table:table-cell>
        </table:table-row>
        <table:table-row>
          <table:table-cell table:style-name="Tabela1.A1" office:value-type="string">
            <text:p text:style-name="P205">w</text:p>
          </table:table-cell>
          <table:table-cell table:style-name="Tabela1.B1" office:value-type="string">
            <text:p text:style-name="P55">plik tylko do zapisu; wewnętrzny wskaźnik pliku umieszczany jest na końcu pliku; zawartość pliku jest niszczona (długość pliku jest zmieniana na zero); jeśli plik nie istnieje PHP próbuje go stworzyć</text:p>
          </table:table-cell>
        </table:table-row>
        <table:table-row>
          <table:table-cell table:style-name="Tabela1.A1" office:value-type="string">
            <text:p text:style-name="P206">w+</text:p>
          </table:table-cell>
          <table:table-cell table:style-name="Tabela1.B1" office:value-type="string">
            <text:p text:style-name="P56">plik do odczytu i do zapisu; wewnętrzny wskaźnik pliku umieszczany jest na końcu pliku; zawartość pliku jest niszczona (długość pliku jest zmieniana na zero); jeśli plik nie istnieje</text:p>
          </table:table-cell>
        </table:table-row>
        <table:table-row>
          <table:table-cell table:style-name="Tabela1.A1" office:value-type="string">
            <text:p text:style-name="P204"/>
          </table:table-cell>
          <table:table-cell table:style-name="Tabela1.B1" office:value-type="string">
            <text:p text:style-name="P196"/>
          </table:table-cell>
        </table:table-row>
        <table:table-row>
          <table:table-cell table:style-name="Tabela1.A1" office:value-type="string">
            <text:p text:style-name="P206">a</text:p>
          </table:table-cell>
          <table:table-cell table:style-name="Tabela1.B1" office:value-type="string">
            <text:p text:style-name="P56">plik tylko do zapisu; wewnętrzny wskaźnik pliku umieszczany jest na końcu pliku; jeśli plik nie istnieje PHP próbuje go stworzyć </text:p>
          </table:table-cell>
        </table:table-row>
        <table:table-row>
          <table:table-cell table:style-name="Tabela1.A8" office:value-type="string">
            <text:p text:style-name="P206">a+</text:p>
          </table:table-cell>
          <table:table-cell table:style-name="Tabela1.B8" office:value-type="string">
            <text:p text:style-name="P197">Otwiera plik do odczytu i dopisywania danych. Dane będą dodawane do końca pliku</text:p>
          </table:table-cell>
        </table:table-row>
      </table:table>
      <text:p text:style-name="P53"><text:s text:c="2"/></text:p>
      <text:p text:style-name="P33"><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text:span></text:span><text:span text:style-name="_5f_OOoComputerLiteral"><text:span text:style-name="T103">csv</text:span></text:span><text:span text:style-name="_5f_OOoComputerLiteral"><text:span text:style-name="T99">"</text:span></text:span><text:span text:style-name="_5f_OOoComputerSpecial"><text:span text:style-name="T99">,</text:span></text:span><text:span text:style-name="T99"> </text:span><text:span text:style-name="_5f_OOoComputerLiteral"><text:span text:style-name="T99">"r"</text:span></text:span><text:span text:style-name="_5f_OOoComputerSpecial"><text:span text:style-name="T99">);</text:span></text:span></text:p>
      <text:p text:style-name="P53"/>
      <text:p text:style-name="P53">Zmienna <text:span text:style-name="T63">$fp</text:span> zawiera <text:span text:style-name="T10">wskaźnik</text:span> do pliku <text:span text:style-name="T63">dane.</text:span><text:span text:style-name="T96">csv</text:span>. Wskaźnik trzeba podać przy każdej funkcji, która w jakiś sposób operuje na pliku. <text:span text:style-name="T26">Jeśli wskazanego pliku nie ma to przeglądarka (FF) wyświetli komunikat błędu:</text:span></text:p>
      <text:p text:style-name="P57"/>
      <text:p text:style-name="P6"><text:span text:style-name="T19">Warning</text:span>: fopen(dane.<text:span text:style-name="T133">csv</text:span>): failed to open stream: No such file or directory in <text:span text:style-name="T19">C:\xampp\htdocs\!php\index.php</text:span> on line <text:span text:style-name="T19">3</text:span></text:p>
      <text:p text:style-name="P58"/>
      <text:p text:style-name="P57">Czasem takie komunikaty nie są wskazane, gdyż osoba mająca złe intencje może „doszukiwać” się danych w lokacjach pojawiających się w błędzie. </text:p>
      <text:p text:style-name="P57"/>
      <text:p text:style-name="P57">Jedną z metod wyłączenia pokazywania błędów jest poprzedzenie polecenia w PHP znakiem „<text:span text:style-name="T63">@</text:span>”:</text:p>
      <text:p text:style-name="P57"/>
      <text:p text:style-name="P57"><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Special"><text:span text:style-name="T99">@</text:span></text:span><text:span text:style-name="_5f_OOoComputerIdent"><text:span text:style-name="T99">fopen</text:span></text:span><text:span text:style-name="_5f_OOoComputerSpecial"><text:span text:style-name="T99">(</text:span></text:span><text:span text:style-name="_5f_OOoComputerLiteral"><text:span text:style-name="T99">"dane.</text:span></text:span><text:span text:style-name="_5f_OOoComputerLiteral"><text:span text:style-name="T103">csv</text:span></text:span><text:span text:style-name="_5f_OOoComputerLiteral"><text:span text:style-name="T99">"</text:span></text:span><text:span text:style-name="_5f_OOoComputerSpecial"><text:span text:style-name="T99">,</text:span></text:span><text:span text:style-name="T99"> </text:span><text:span text:style-name="_5f_OOoComputerLiteral"><text:span text:style-name="T99">"r"</text:span></text:span><text:span text:style-name="_5f_OOoComputerSpecial"><text:span text:style-name="T99">);</text:span></text:span></text:p>
      <text:p text:style-name="P53"/>
      <text:p text:style-name="P58"><text:span text:style-name="T26">Wadą jest to, iż każde wrażliwe polecenie trzeba poprzedzać tym znakiem, można globalnie wyłączyć pokazywanie błędów i nie trzeba przed każdym poleceniem PHP umieszczać znaku </text:span><text:span text:style-name="T79">@</text:span><text:span text:style-name="T26">. <text:s/>Stosowanym sposobem reagowania na brak pliku jest oprócz wyłączenia raportowania błędów wyświetlenie odpowiedniego komunikatu i zakończenie bezwzględne skryptu:</text:span></text:p>
      <text:p text:style-name="P59"><text:soft-page-break/></text:p>
      <text:p text:style-name="P59"><text:span text:style-name="_5f_OOoComputerComment"><text:span text:style-name="T99">// bez raportowania błędów</text:span></text:span></text:p>
      <text:p text:style-name="P59"><text:span text:style-name="_5f_OOoComputerKeyWord"><text:span text:style-name="T99">error</text:span></text:span><text:span text:style-name="_5f_OOoComputerIdent"><text:span text:style-name="T99">_reporting</text:span></text:span><text:span text:style-name="_5f_OOoComputerSpecial"><text:span text:style-name="T99">(</text:span></text:span><text:span text:style-name="_5f_OOoComputerIdent"><text:span text:style-name="T99">E_ALL</text:span></text:span><text:span text:style-name="_5f_OOoComputerSpecial"><text:span text:style-name="T99">);</text:span></text:span></text:p>
      <text:p text:style-name="P59"><text:span text:style-name="_5f_OOoComputerIdent"><text:span text:style-name="T99">ini_set</text:span></text:span><text:span text:style-name="_5f_OOoComputerSpecial"><text:span text:style-name="T99">(</text:span></text:span><text:span text:style-name="_5f_OOoComputerLiteral"><text:span text:style-name="T99">'display_errors'</text:span></text:span><text:span text:style-name="_5f_OOoComputerSpecial"><text:span text:style-name="T99">,</text:span></text:span><text:span text:style-name="_5f_OOoComputerLiteral"><text:span text:style-name="T99">'off'</text:span></text:span><text:span text:style-name="_5f_OOoComputerSpecial"><text:span text:style-name="T99">);</text:span></text:span></text:p>
      <text:p text:style-name="P151"/>
      <text:p text:style-name="P59"><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text:span></text:span><text:span text:style-name="_5f_OOoComputerLiteral"><text:span text:style-name="T103">csv</text:span></text:span><text:span text:style-name="_5f_OOoComputerLiteral"><text:span text:style-name="T99">"</text:span></text:span><text:span text:style-name="_5f_OOoComputerSpecial"><text:span text:style-name="T99">,</text:span></text:span><text:span text:style-name="T99"> </text:span><text:span text:style-name="_5f_OOoComputerLiteral"><text:span text:style-name="T99">"r"</text:span></text:span><text:span text:style-name="_5f_OOoComputerSpecial"><text:span text:style-name="T99">)</text:span></text:span><text:span text:style-name="T99"> </text:span><text:span text:style-name="_5f_OOoComputerKeyWord"><text:span text:style-name="T99">or</text:span></text:span><text:span text:style-name="T99"> </text:span><text:span text:style-name="_5f_OOoComputerIdent"><text:span text:style-name="T99">die</text:span></text:span><text:span text:style-name="_5f_OOoComputerSpecial"><text:span text:style-name="T99">(</text:span></text:span><text:span text:style-name="_5f_OOoComputerLiteral"><text:span text:style-name="T99">"Brak pliku"</text:span></text:span><text:span text:style-name="_5f_OOoComputerSpecial"><text:span text:style-name="T99">);</text:span></text:span></text:p>
      <text:p text:style-name="P53"/>
      <text:h text:style-name="Heading_20_2" text:outline-level="2"><text:bookmark-start text:name="__RefHeading___Toc801_177751179"/>Wewnętrzny wskaźnik pliku<text:bookmark-end text:name="__RefHeading___Toc801_177751179"/></text:h>
      <text:p text:style-name="P60">Wewnętrzny wskaźnik pliku oznacza miejsce <text:span text:style-name="T62">(bieżącą lokalizację)</text:span> w pliku w którym zaczęłoby się pisanie lub czytanie. Większość funkcji <text:span text:style-name="T62">odczytujących/zapisujących</text:span>, które operują na plikach powodują przesunięcie tego wskaźnika. Można wymusić takie przesunięcie - na przykład żeby zacząć czytanie od pewnego miejsca lub żeby pominąć jakiś fragment danych:</text:p>
      <text:p text:style-name="P60"/>
      <text:p text:style-name="P48">fseek(int wskaźnik, int przesunięcie [, int typ_przesunięcia])</text:p>
      <text:p text:style-name="P60"/>
      <text:p text:style-name="P61"><text:span text:style-name="T63">wskaźnik</text:span><text:tab/><text:tab/><text:tab/>wskaźnik pliku</text:p>
      <text:p text:style-name="P60"><text:span text:style-name="T73">przesunięcie</text:span><text:span text:style-name="T28"><text:tab/><text:tab/>nu</text:span>mer znaku na który ma być przesunięty wskaźnik</text:p>
      <text:p text:style-name="P60"><text:span text:style-name="T63">typ_przesunięcia</text:span><text:tab/><text:tab/>możliwe wartości to:</text:p>
      <text:p text:style-name="P60"/>
      <text:p text:style-name="P169"><text:span text:style-name="T63">SEEK_SET</text:span> <text:tab/><text:span text:style-name="T28">(domyślna wartość) wewnętrzny wskaźnik pliku zostanie ustawiony na pozycji przesunięcie.</text:span></text:p>
      <text:p text:style-name="P168"><text:span text:style-name="T63">SEEK_CUR</text:span><text:tab/>wskaźnik pliku zostanie przesunięty o przesunięcie znaków od bieżącego miejsca.</text:p>
      <text:p text:style-name="P168"><text:span text:style-name="T63">SEEK_END</text:span><text:tab/>wskaźnik zostanie ustawiony o przesunięcie znaków za końcem pliku.</text:p>
      <text:p text:style-name="P60"/>
      <text:p text:style-name="P34"><text:span text:style-name="T19">rewind(int wskaźnik)</text:span><text:span text:style-name="T28"> </text:span></text:p>
      <text:p text:style-name="P121">przesuwa wewnętrzny wskaźnik pliku na początek pliku. <text:span text:style-name="T26">Po otwarciu pliku wykonujemy na nim operacje modyfikacji: odczytu, zapisu.</text:span></text:p>
      <text:p text:style-name="P53"/>
      <text:h text:style-name="Heading_20_2" text:outline-level="2"><text:bookmark-start text:name="__RefHeading___Toc803_177751179"/>Odczyt z pliku<text:bookmark-end text:name="__RefHeading___Toc803_177751179"/></text:h>
      <text:p text:style-name="P62"/>
      <text:list xml:id="list1815782532" text:style-name="L1">
        <text:list-item>
          <text:p text:style-name="P213">"niskopoziomowe" czytanie danych z pliku:<text:tab/><text:span text:style-name="T113">fread(int wskaźnik, int długość)</text:span></text:p>
        </text:list-item>
      </text:list>
      <text:p text:style-name="P62"/>
      <text:p text:style-name="P121"><text:span text:style-name="T112">Odczytuje dane i </text:span>przesu<text:span text:style-name="T62">wa</text:span> wewnętrzn<text:span text:style-name="T62">y</text:span> wskaźnik pliku - do miejsca, w którym zakończyło się czytanie.</text:p>
      <text:p text:style-name="P121"/>
      <text:p text:style-name="P63"><text:span text:style-name="T63">wskaźnik</text:span><text:tab/>wskaźnik do pliku</text:p>
      <text:p text:style-name="P170"><text:span text:style-name="T74">długość</text:span><text:span text:style-name="T29"><text:tab/>ilość wczytanych danych. </text:span>Jeśli danych jest mniej niż podana długość, to zwrócone zostaną wszystkie dane z pliku.</text:p>
      <text:p text:style-name="P62"/>
      <table:table table:name="Tabela2" table:style-name="Tabela2">
        <table:table-column table:style-name="Tabela2.A"/>
        <table:table-column table:style-name="Tabela2.B"/>
        <table:table-column table:style-name="Tabela2.C"/>
        <table:table-row>
          <table:table-cell table:style-name="Tabela2.A1" office:value-type="string">
            <text:p text:style-name="P65">Plik: <text:span text:style-name="T63">dane.</text:span><text:span text:style-name="T96">csv</text:span></text:p>
          </table:table-cell>
          <table:table-cell table:style-name="Tabela2.B1" office:value-type="string">
            <text:p text:style-name="P65">Plik: <text:span text:style-name="T63">index.php</text:span></text:p>
          </table:table-cell>
          <table:table-cell table:style-name="Tabela2.B1" office:value-type="string">
            <text:p text:style-name="P122">Wynik</text:p>
          </table:table-cell>
        </table:table-row>
        <table:table-row>
          <table:table-cell table:style-name="Tabela2.A2" office:value-type="string">
            <text:p text:style-name="P7">1;jeden</text:p>
            <text:p text:style-name="P7">2;dwa</text:p>
            <text:p text:style-name="P7">3;trzy</text:p>
          </table:table-cell>
          <table:table-cell table:style-name="Tabela2.B2" office:value-type="string">
            <text:p text:style-name="P8"><text:span text:style-name="_5f_OOoComputerSpecial">$</text:span><text:span text:style-name="_5f_OOoComputerIdent">fp</text:span> <text:span text:style-name="_5f_OOoComputerSpecial">=</text:span> <text:span text:style-name="_5f_OOoComputerIdent">fopen</text:span><text:span text:style-name="_5f_OOoComputerSpecial">(</text:span><text:span text:style-name="_5f_OOoComputerLiteral">"dane.</text:span><text:span text:style-name="_5f_OOoComputerLiteral"><text:span text:style-name="T133">csv</text:span></text:span><text:span text:style-name="_5f_OOoComputerLiteral">"</text:span><text:span text:style-name="_5f_OOoComputerSpecial">,</text:span> <text:span text:style-name="_5f_OOoComputerLiteral">"r"</text:span><text:span text:style-name="_5f_OOoComputerSpecial">)</text:span><text:span text:style-name="T61"> </text:span><text:span text:style-name="_5f_OOoComputerKeyWord"><text:span text:style-name="T61">or</text:span></text:span><text:span text:style-name="T61"> </text:span><text:span text:style-name="_5f_OOoComputerIdent"><text:span text:style-name="T61">die</text:span></text:span><text:span text:style-name="_5f_OOoComputerSpecial"><text:span text:style-name="T61">(</text:span></text:span><text:span text:style-name="_5f_OOoComputerLiteral"><text:span text:style-name="T61">"Brak pliku"</text:span></text:span><text:span text:style-name="_5f_OOoComputerSpecial"><text:span text:style-name="T61">);</text:span></text:span></text:p>
            <text:p text:style-name="P8"><text:span text:style-name="_5f_OOoComputerSpecial">$</text:span><text:span text:style-name="_5f_OOoComputerIdent">dane</text:span> <text:span text:style-name="_5f_OOoComputerSpecial">=</text:span> <text:span text:style-name="_5f_OOoComputerIdent">fread</text:span><text:span text:style-name="_5f_OOoComputerSpecial">($</text:span><text:span text:style-name="_5f_OOoComputerIdent">fp</text:span><text:span text:style-name="_5f_OOoComputerSpecial">,</text:span> <text:span text:style-name="_5f_OOoComputerLiteral">1</text:span><text:span text:style-name="_5f_OOoComputerLiteral"><text:span text:style-name="T30">2</text:span></text:span><text:span text:style-name="_5f_OOoComputerSpecial">);</text:span></text:p>
            <text:p text:style-name="P8"><text:span text:style-name="_5f_OOoComputerIdent">echo</text:span> <text:span text:style-name="_5f_OOoComputerSpecial">$</text:span><text:span text:style-name="_5f_OOoComputerIdent">dane</text:span><text:span text:style-name="_5f_OOoComputerSpecial">;</text:span></text:p>
          </table:table-cell>
          <table:table-cell table:style-name="Tabela2.B2" office:value-type="string">
            <text:p text:style-name="P8">1;jeden 2;d </text:p>
          </table:table-cell>
        </table:table-row>
      </table:table>
      <text:p text:style-name="P62"/>
      <text:p text:style-name="P66"><text:span text:style-name="T30">Jeśli padnie na koniec linii to znajdują się tam 2 znaki: </text:span><text:span text:style-name="T75">\n</text:span><text:span text:style-name="T78">\</text:span><text:span text:style-name="T75">r</text:span><text:span text:style-name="T30">. </text:span>Przesunięty zosta<text:span text:style-name="T112">nie</text:span> wewnętrzny wskaźnik pliku, następne wywołanie linii:</text:p>
      <text:p text:style-name="P66"/>
      <text:p text:style-name="P64"><text:span text:style-name="_5f_OOoComputerSpecial"><text:span text:style-name="T99">$</text:span></text:span><text:span text:style-name="_5f_OOoComputerIdent"><text:span text:style-name="T99">dane</text:span></text:span><text:span text:style-name="T99"> </text:span><text:span text:style-name="_5f_OOoComputerSpecial"><text:span text:style-name="T99">=</text:span></text:span><text:span text:style-name="T99"> </text:span><text:span text:style-name="_5f_OOoComputerIdent"><text:span text:style-name="T99">fread</text:span></text:span><text:span text:style-name="_5f_OOoComputerSpecial"><text:span text:style-name="T99">($</text:span></text:span><text:span text:style-name="_5f_OOoComputerIdent"><text:span text:style-name="T99">fp</text:span></text:span><text:span text:style-name="_5f_OOoComputerSpecial"><text:span text:style-name="T99">,</text:span></text:span><text:span text:style-name="T99"> </text:span><text:span text:style-name="_5f_OOoComputerLiteral"><text:span text:style-name="T99">1</text:span></text:span><text:span text:style-name="_5f_OOoComputerLiteral"><text:span text:style-name="T100">2</text:span></text:span><text:span text:style-name="_5f_OOoComputerSpecial"><text:span text:style-name="T99">);</text:span></text:span></text:p>
      <text:p text:style-name="P66"/>
      <text:p text:style-name="P66">spowoduje, że w tej zmiennej będzie tekst "<text:span text:style-name="T63">wa 3;trzy </text:span>" - <text:span text:style-name="T30">kolejne </text:span>czytanie zacz<text:span text:style-name="T30">ę</text:span>ło się od miejsca, w który zakończyło czytać poprzednie wywołanie tej funkcji.</text:p>
      <text:p text:style-name="P53"/>
      <text:p text:style-name="P53"/>
      <text:p text:style-name="P53"/>
      <text:p text:style-name="P53"/>
      <text:p text:style-name="P145"><text:soft-page-break/>Wczytanie całego pliku do zmiennej</text:p>
      <text:p text:style-name="P53"/>
      <text:p text:style-name="P66">Trzeba do tego użyć jeszcze jednej funkcji, <text:span text:style-name="T30">pobiera nazwę pliku i zwraca jego rozmiar w B (bajty):</text:span></text:p>
      <text:p text:style-name="P66"/>
      <text:p text:style-name="P144"><text:span text:style-name="_5f_OOoComputerIdent"><text:span text:style-name="T9">filesize</text:span></text:span><text:span text:style-name="_5f_OOoComputerSpecial"><text:span text:style-name="T9">(</text:span></text:span><text:span text:style-name="_5f_OOoComputerIdent"><text:span text:style-name="T9">string</text:span></text:span><text:span text:style-name="T9"> </text:span><text:span text:style-name="_5f_OOoComputerIdent"><text:span text:style-name="T9">nazwa_pliku</text:span></text:span><text:span text:style-name="_5f_OOoComputerSpecial"><text:span text:style-name="T9">)</text:span></text:span></text:p>
      <text:p text:style-name="P66"/>
      <table:table table:name="Tabela3" table:style-name="Tabela3">
        <table:table-column table:style-name="Tabela3.A"/>
        <table:table-column table:style-name="Tabela3.B"/>
        <table:table-row>
          <table:table-cell table:style-name="Tabela3.A1" office:value-type="string">
            <text:p text:style-name="P68"><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text:span></text:span><text:span text:style-name="_5f_OOoComputerLiteral"><text:span text:style-name="T103">csv</text:span></text:span><text:span text:style-name="_5f_OOoComputerLiteral"><text:span text:style-name="T99">"</text:span></text:span><text:span text:style-name="_5f_OOoComputerSpecial"><text:span text:style-name="T99">,</text:span></text:span><text:span text:style-name="T99"> </text:span><text:span text:style-name="_5f_OOoComputerLiteral"><text:span text:style-name="T99">"r"</text:span></text:span><text:span text:style-name="_5f_OOoComputerSpecial"><text:span text:style-name="T99">)</text:span></text:span><text:span text:style-name="T99"> </text:span><text:span text:style-name="_5f_OOoComputerKeyWord"><text:span text:style-name="T101">or</text:span></text:span><text:span text:style-name="T101"> </text:span><text:span text:style-name="_5f_OOoComputerIdent"><text:span text:style-name="T101">die</text:span></text:span><text:span text:style-name="_5f_OOoComputerSpecial"><text:span text:style-name="T101">(</text:span></text:span><text:span text:style-name="_5f_OOoComputerLiteral"><text:span text:style-name="T101">"Brak pliku"</text:span></text:span><text:span text:style-name="_5f_OOoComputerSpecial"><text:span text:style-name="T101">);</text:span></text:span></text:p>
            <text:p text:style-name="P68"><text:span text:style-name="_5f_OOoComputerSpecial"><text:span text:style-name="T99">$</text:span></text:span><text:span text:style-name="_5f_OOoComputerIdent"><text:span text:style-name="T99">dane</text:span></text:span><text:span text:style-name="T99"> </text:span><text:span text:style-name="_5f_OOoComputerSpecial"><text:span text:style-name="T99">=</text:span></text:span><text:span text:style-name="T99"> </text:span><text:span text:style-name="_5f_OOoComputerIdent"><text:span text:style-name="T99">fread</text:span></text:span><text:span text:style-name="_5f_OOoComputerSpecial"><text:span text:style-name="T99">($</text:span></text:span><text:span text:style-name="_5f_OOoComputerIdent"><text:span text:style-name="T99">fp</text:span></text:span><text:span text:style-name="_5f_OOoComputerSpecial"><text:span text:style-name="T99">,</text:span></text:span><text:span text:style-name="T99"> </text:span><text:span text:style-name="_5f_OOoComputerIdent"><text:span text:style-name="T99">filesize</text:span></text:span><text:span text:style-name="_5f_OOoComputerSpecial"><text:span text:style-name="T99">(</text:span></text:span><text:span text:style-name="_5f_OOoComputerLiteral"><text:span text:style-name="T99">"dane.</text:span></text:span><text:span text:style-name="_5f_OOoComputerLiteral"><text:span text:style-name="T103">csv</text:span></text:span><text:span text:style-name="_5f_OOoComputerLiteral"><text:span text:style-name="T99">"</text:span></text:span><text:span text:style-name="_5f_OOoComputerSpecial"><text:span text:style-name="T99">));</text:span></text:span></text:p>
            <text:p text:style-name="P153"><text:span text:style-name="_5f_OOoComputerIdent">echo</text:span> <text:span text:style-name="_5f_OOoComputerSpecial">$</text:span><text:span text:style-name="_5f_OOoComputerIdent">dane</text:span><text:span text:style-name="_5f_OOoComputerSpecial">;</text:span></text:p>
          </table:table-cell>
          <table:table-cell table:style-name="Tabela3.B1" office:value-type="string">
            <text:p text:style-name="P123"><text:span text:style-name="T56">Wynik</text:span><text:span text:style-name="T31">:<text:tab/></text:span></text:p>
            <text:p text:style-name="P11">1;jeden 2;dwa 3;trzy </text:p>
          </table:table-cell>
        </table:table-row>
      </table:table>
      <text:p text:style-name="P66"/>
      <text:p text:style-name="P53">Funkcja <text:span text:style-name="T63">fread()</text:span> będzie czytać dane bez przerwy - od początku pliku do końca, ignorując znaki końca linii - dla tej funkcji to po prostu zwykły znak.</text:p>
      <text:p text:style-name="P53"/>
      <text:list xml:id="list1162292025" text:style-name="L2">
        <text:list-item>
          <text:p text:style-name="P214"><text:span text:style-name="T111">wczytanie całego pliku do tablicy:<text:tab/></text:span><text:span text:style-name="T113">file($nazwa_pliku)</text:span></text:p>
        </text:list-item>
      </text:list>
      <text:p text:style-name="P69"/>
      <text:p text:style-name="P69"><text:span text:style-name="T32">Z</text:span>wraca tablicę, w której każdy element jest osobnym wierszem z pliku. Funkcję tą można wykorzystać do wczytania całego pliku do jednego stringa. <text:span text:style-name="T112">Funkcja </text:span><text:span text:style-name="T76">implode</text:span><text:span text:style-name="T78">()</text:span><text:span text:style-name="T31"> łączy tablicę w jeden łańcuch:</text:span></text:p>
      <text:p text:style-name="P53"/>
      <text:p text:style-name="P67"><text:span text:style-name="_5f_OOoComputerSpecial"><text:span text:style-name="T126">$</text:span></text:span><text:span text:style-name="_5f_OOoComputerIdent"><text:span text:style-name="T126">fp</text:span></text:span><text:span text:style-name="T126"> </text:span><text:span text:style-name="_5f_OOoComputerSpecial"><text:span text:style-name="T126">=</text:span></text:span><text:span text:style-name="T126"> </text:span><text:span text:style-name="_5f_OOoComputerIdent"><text:span text:style-name="T126">fopen</text:span></text:span><text:span text:style-name="_5f_OOoComputerSpecial"><text:span text:style-name="T126">(</text:span></text:span><text:span text:style-name="_5f_OOoComputerLiteral"><text:span text:style-name="T126">"dane.</text:span></text:span><text:span text:style-name="_5f_OOoComputerLiteral"><text:span text:style-name="T128">csv</text:span></text:span><text:span text:style-name="_5f_OOoComputerLiteral"><text:span text:style-name="T126">"</text:span></text:span><text:span text:style-name="_5f_OOoComputerSpecial"><text:span text:style-name="T126">,</text:span></text:span><text:span text:style-name="T126"> </text:span><text:span text:style-name="_5f_OOoComputerLiteral"><text:span text:style-name="T126">"r"</text:span></text:span><text:span text:style-name="_5f_OOoComputerSpecial"><text:span text:style-name="T126">)</text:span></text:span><text:span text:style-name="T126"> </text:span><text:span text:style-name="_5f_OOoComputerKeyWord"><text:span text:style-name="T127">or</text:span></text:span><text:span text:style-name="T127"> </text:span><text:span text:style-name="_5f_OOoComputerIdent"><text:span text:style-name="T127">die</text:span></text:span><text:span text:style-name="_5f_OOoComputerSpecial"><text:span text:style-name="T127">(</text:span></text:span><text:span text:style-name="_5f_OOoComputerLiteral"><text:span text:style-name="T127">"Brak pliku"</text:span></text:span><text:span text:style-name="_5f_OOoComputerSpecial"><text:span text:style-name="T127">)</text:span></text:span><text:span text:style-name="_5f_OOoComputerSpecial"><text:span text:style-name="T126">;</text:span></text:span></text:p>
      <text:p text:style-name="P154"><text:span text:style-name="_5f_OOoComputerSpecial">$</text:span><text:span text:style-name="_5f_OOoComputerIdent">dane</text:span> <text:span text:style-name="_5f_OOoComputerSpecial">=</text:span> <text:span text:style-name="_5f_OOoComputerIdent">implode</text:span><text:span text:style-name="_5f_OOoComputerSpecial">(</text:span><text:span text:style-name="_5f_OOoComputerLiteral">''</text:span><text:span text:style-name="_5f_OOoComputerSpecial">,</text:span> <text:span text:style-name="_5f_OOoComputerIdent">file</text:span><text:span text:style-name="_5f_OOoComputerSpecial">(</text:span><text:span text:style-name="_5f_OOoComputerLiteral">'dane.</text:span><text:span text:style-name="_5f_OOoComputerLiteral"><text:span text:style-name="T133">csv</text:span></text:span><text:span text:style-name="_5f_OOoComputerLiteral">'</text:span><text:span text:style-name="_5f_OOoComputerSpecial">));</text:span></text:p>
      <text:p text:style-name="P152"><text:span text:style-name="_5f_OOoComputerIdent">echo</text:span> <text:span text:style-name="_5f_OOoComputerSpecial">$</text:span><text:span text:style-name="_5f_OOoComputerIdent">dane</text:span><text:span text:style-name="_5f_OOoComputerSpecial">;</text:span></text:p>
      <text:p text:style-name="P53"/>
      <text:p text:style-name="P53">Traktując plik jako bazę danych, w której każdy wiersz to jeden rekord <text:span text:style-name="T31">(wykorzystuje się tu pliki </text:span><text:span text:style-name="T76">.csv</text:span><text:span text:style-name="T31">)</text:span>, wczytanie takiego pliku od razu do tablicy oszczędza wiele pracy przy ręcznym rozbijaniu pliku na wiersze. </text:p>
      <text:p text:style-name="P70"/>
      <text:list xml:id="list2506916602" text:style-name="L3">
        <text:list-item>
          <text:p text:style-name="P215">odczyt linii pliku:<text:tab/><text:span text:style-name="T113">string fgets(uchwyt)</text:span></text:p>
        </text:list-item>
      </text:list>
      <text:p text:style-name="P70"/>
      <text:p text:style-name="P72">Czyta jedną linię pliku, dopóki nie napotka znacznika przejścia do kolejnej linii. Żeby odczytać cały plik, wystarczy użyć pętli. W przypadku tej metody nie musi<text:span text:style-name="T112">sz</text:span> się martwić, czy cały plik zostanie odczytany, czy przypadkiem nie przekroczyliśmy długości znaków. Funkcja <text:span text:style-name="T63">feof()</text:span> zwraca <text:span text:style-name="T63">true</text:span>, jeśli osiągnęliśmy koniec pliku.</text:p>
      <text:p text:style-name="P70"/>
      <table:table table:name="Tabela4" table:style-name="Tabela4">
        <table:table-column table:style-name="Tabela4.A"/>
        <table:table-column table:style-name="Tabela4.B"/>
        <table:table-row>
          <table:table-cell table:style-name="Tabela4.A1" office:value-type="string">
            <text:p text:style-name="P35">dane.<text:span text:style-name="T134">csv</text:span></text:p>
          </table:table-cell>
          <table:table-cell table:style-name="Tabela4.B1" office:value-type="string">
            <text:p text:style-name="P35">index.php</text:p>
          </table:table-cell>
        </table:table-row>
        <table:table-row>
          <table:table-cell table:style-name="Tabela4.A2" office:value-type="string">
            <text:p text:style-name="P9">1;jeden</text:p>
            <text:p text:style-name="P9">2;dwa</text:p>
            <text:p text:style-name="P9">3;trzy</text:p>
          </table:table-cell>
          <table:table-cell table:style-name="Tabela4.B2" office:value-type="string">
            <text:p text:style-name="P156"><text:span text:style-name="_5f_OOoComputerSpecial">$</text:span><text:span text:style-name="_5f_OOoComputerIdent">fp</text:span> <text:span text:style-name="_5f_OOoComputerSpecial">=</text:span> <text:span text:style-name="_5f_OOoComputerIdent">fopen</text:span><text:span text:style-name="_5f_OOoComputerSpecial">(</text:span><text:span text:style-name="_5f_OOoComputerLiteral">"dane.</text:span><text:span text:style-name="_5f_OOoComputerLiteral"><text:span text:style-name="T133">csv</text:span></text:span><text:span text:style-name="_5f_OOoComputerLiteral">"</text:span><text:span text:style-name="_5f_OOoComputerSpecial">,</text:span> <text:span text:style-name="_5f_OOoComputerLiteral">"r"</text:span><text:span text:style-name="_5f_OOoComputerSpecial">)</text:span> <text:span text:style-name="_5f_OOoComputerKeyWord"><text:span text:style-name="T61">or</text:span></text:span><text:span text:style-name="T61"> </text:span><text:span text:style-name="_5f_OOoComputerIdent"><text:span text:style-name="T61">die</text:span></text:span><text:span text:style-name="_5f_OOoComputerSpecial"><text:span text:style-name="T61">(</text:span></text:span><text:span text:style-name="_5f_OOoComputerLiteral"><text:span text:style-name="T61">"Brak pliku"</text:span></text:span><text:span text:style-name="_5f_OOoComputerSpecial"><text:span text:style-name="T61">)</text:span></text:span><text:span text:style-name="_5f_OOoComputerSpecial">;</text:span></text:p>
            <text:p text:style-name="P155"><text:span text:style-name="_5f_OOoComputerSpecial">$</text:span><text:span text:style-name="_5f_OOoComputerIdent">zawartosc</text:span> <text:span text:style-name="_5f_OOoComputerSpecial">=</text:span> <text:span text:style-name="_5f_OOoComputerLiteral">''</text:span><text:span text:style-name="_5f_OOoComputerSpecial">;</text:span></text:p>
            <text:p text:style-name="P155"/>
            <text:p text:style-name="P155"><text:span text:style-name="_5f_OOoComputerComment">// przypisanie zawartości do zmiennej</text:span></text:p>
            <text:p text:style-name="P155"><text:span text:style-name="_5f_OOoComputerKeyWord">while</text:span><text:span text:style-name="_5f_OOoComputerSpecial">(!</text:span><text:span text:style-name="_5f_OOoComputerIdent">feof</text:span><text:span text:style-name="_5f_OOoComputerSpecial">($</text:span><text:span text:style-name="_5f_OOoComputerIdent">fp</text:span><text:span text:style-name="_5f_OOoComputerSpecial">)) {</text:span></text:p>
            <text:p text:style-name="P155"><text:s text:c="3"/><text:span text:style-name="_5f_OOoComputerSpecial">$</text:span><text:span text:style-name="_5f_OOoComputerIdent">linia</text:span> <text:span text:style-name="_5f_OOoComputerSpecial">=</text:span> <text:span text:style-name="_5f_OOoComputerIdent">fgets</text:span><text:span text:style-name="_5f_OOoComputerSpecial">($</text:span><text:span text:style-name="_5f_OOoComputerIdent">fp</text:span><text:span text:style-name="_5f_OOoComputerSpecial">);</text:span></text:p>
            <text:p text:style-name="P155"><text:s text:c="3"/><text:span text:style-name="_5f_OOoComputerSpecial">$</text:span><text:span text:style-name="_5f_OOoComputerIdent">zawartosc</text:span> <text:span text:style-name="_5f_OOoComputerSpecial">.=</text:span> <text:span text:style-name="_5f_OOoComputerSpecial">$</text:span><text:span text:style-name="_5f_OOoComputerIdent">linia</text:span><text:span text:style-name="_5f_OOoComputerSpecial">.</text:span><text:span text:style-name="_5f_OOoComputerLiteral">"&lt;br&gt;"</text:span><text:span text:style-name="_5f_OOoComputerSpecial">;</text:span></text:p>
            <text:p text:style-name="P155"><text:span text:style-name="_5f_OOoComputerSpecial">}</text:span></text:p>
            <text:p text:style-name="P155"/>
            <text:p text:style-name="P155"><text:span text:style-name="_5f_OOoComputerIdent">echo</text:span> <text:span text:style-name="_5f_OOoComputerSpecial">$</text:span><text:span text:style-name="_5f_OOoComputerIdent">zawartosc</text:span><text:span text:style-name="_5f_OOoComputerSpecial">;</text:span></text:p>
          </table:table-cell>
        </table:table-row>
      </table:table>
      <text:p text:style-name="P70"/>
      <text:list xml:id="list1931012772" text:style-name="L4">
        <text:list-item>
          <text:p text:style-name="P216">odczyt znak po znaku:<text:tab/><text:span text:style-name="T113">string fgetc(uchwyt)</text:span></text:p>
        </text:list-item>
      </text:list>
      <text:p text:style-name="P70"/>
      <text:p text:style-name="P73">Odczytuje pojedynczy znak z pliku. <text:span text:style-name="T37">Żeby odczytać cały plik, wystarczy użyć pętli z użyciem funkcji </text:span><text:span text:style-name="T77">feof()</text:span><text:span text:style-name="T37"> która zwraca </text:span><text:span text:style-name="T77">true</text:span><text:span text:style-name="T37">, jeśli osiągnęliśmy koniec pliku.</text:span></text:p>
      <text:p text:style-name="P70"/>
      <table:table table:name="Tabela5" table:style-name="Tabela5">
        <table:table-column table:style-name="Tabela5.A"/>
        <table:table-column table:style-name="Tabela5.B"/>
        <table:table-column table:style-name="Tabela5.C"/>
        <table:table-row>
          <table:table-cell table:style-name="Tabela5.A1" office:value-type="string">
            <text:p text:style-name="P35">dane.<text:span text:style-name="T134">csv</text:span></text:p>
          </table:table-cell>
          <table:table-cell table:style-name="Tabela5.B1" office:value-type="string">
            <text:p text:style-name="P35">index.php</text:p>
          </table:table-cell>
          <table:table-cell table:style-name="Tabela5.B1" office:value-type="string">
            <text:p text:style-name="P124">Wynik</text:p>
          </table:table-cell>
        </table:table-row>
        <table:table-row>
          <table:table-cell table:style-name="Tabela5.A2" office:value-type="string">
            <text:p text:style-name="P9">1;jeden</text:p>
            <text:p text:style-name="P9">2;dwa</text:p>
            <text:p text:style-name="P9">3;trzy</text:p>
          </table:table-cell>
          <table:table-cell table:style-name="Tabela5.B2" office:value-type="string">
            <text:p text:style-name="P158"><text:span text:style-name="_5f_OOoComputerSpecial">$</text:span><text:span text:style-name="_5f_OOoComputerIdent">fp</text:span> <text:span text:style-name="_5f_OOoComputerSpecial">=</text:span> <text:span text:style-name="_5f_OOoComputerIdent">fopen</text:span><text:span text:style-name="_5f_OOoComputerSpecial">(</text:span><text:span text:style-name="_5f_OOoComputerLiteral">"dane.</text:span><text:span text:style-name="_5f_OOoComputerLiteral"><text:span text:style-name="T133">csv</text:span></text:span><text:span text:style-name="_5f_OOoComputerLiteral">"</text:span><text:span text:style-name="_5f_OOoComputerSpecial">,</text:span> <text:span text:style-name="_5f_OOoComputerLiteral">"r"</text:span><text:span text:style-name="_5f_OOoComputerSpecial">)</text:span> <text:span text:style-name="_5f_OOoComputerKeyWord"><text:span text:style-name="T61">or</text:span></text:span><text:span text:style-name="T61"> </text:span><text:span text:style-name="_5f_OOoComputerIdent"><text:span text:style-name="T61">die</text:span></text:span><text:span text:style-name="_5f_OOoComputerSpecial"><text:span text:style-name="T61">(</text:span></text:span><text:span text:style-name="_5f_OOoComputerLiteral"><text:span text:style-name="T61">"Brak pliku"</text:span></text:span><text:span text:style-name="_5f_OOoComputerSpecial"><text:span text:style-name="T61">)</text:span></text:span><text:span text:style-name="_5f_OOoComputerSpecial">;</text:span></text:p>
            <text:p text:style-name="P157"/>
            <text:p text:style-name="P157"><text:span text:style-name="_5f_OOoComputerComment">// przypisanie zawartości do zmiennej</text:span></text:p>
            <text:p text:style-name="P157"><text:span text:style-name="_5f_OOoComputerKeyWord">while</text:span><text:span text:style-name="_5f_OOoComputerSpecial">(!</text:span><text:span text:style-name="_5f_OOoComputerIdent">feof</text:span><text:span text:style-name="_5f_OOoComputerSpecial">($</text:span><text:span text:style-name="_5f_OOoComputerIdent">fp</text:span><text:span text:style-name="_5f_OOoComputerSpecial">))</text:span></text:p>
            <text:p text:style-name="P75"><text:span text:style-name="_5f_OOoComputerSpecial"><text:span text:style-name="T114"><text:s/></text:span></text:span><text:span text:style-name="_5f_OOoComputerIdent"><text:span text:style-name="T99">echo</text:span></text:span><text:span text:style-name="_5f_OOoComputerSpecial"><text:span text:style-name="T114"> </text:span></text:span><text:span text:style-name="_5f_OOoComputerIdent"><text:span text:style-name="T99">fgetc</text:span></text:span><text:span text:style-name="_5f_OOoComputerSpecial"><text:span text:style-name="T99">($</text:span></text:span><text:span text:style-name="_5f_OOoComputerIdent"><text:span text:style-name="T99">fp</text:span></text:span><text:span text:style-name="_5f_OOoComputerSpecial"><text:span text:style-name="T99">);</text:span></text:span></text:p>
          </table:table-cell>
          <table:table-cell table:style-name="Tabela5.B2" office:value-type="string">
            <text:p text:style-name="P10">1;jeden 2;dwa 3;trzy </text:p>
          </table:table-cell>
        </table:table-row>
      </table:table>
      <text:p text:style-name="P71"/>
      <text:p text:style-name="P74"><text:soft-page-break/><text:span text:style-name="T10">Zadanie dla uczniów</text:span>:<text:tab/>Przerobić skrypt, by uwzględniał przejście do nowej linii</text:p>
      <text:p text:style-name="P70"/>
      <table:table table:name="Tabela6" table:style-name="Tabela6">
        <table:table-column table:style-name="Tabela6.A"/>
        <table:table-column table:style-name="Tabela6.B"/>
        <table:table-column table:style-name="Tabela6.C"/>
        <table:table-row>
          <table:table-cell table:style-name="Tabela6.A1" office:value-type="string">
            <text:p text:style-name="P35">dane.txt</text:p>
          </table:table-cell>
          <table:table-cell table:style-name="Tabela6.B1" office:value-type="string">
            <text:p text:style-name="P35">index.php</text:p>
          </table:table-cell>
          <table:table-cell table:style-name="Tabela6.B1" office:value-type="string">
            <text:p text:style-name="P124">Wynik</text:p>
          </table:table-cell>
        </table:table-row>
        <table:table-row>
          <table:table-cell table:style-name="Tabela6.A2" office:value-type="string">
            <text:p text:style-name="P9">1;jeden</text:p>
            <text:p text:style-name="P9">2;dwa</text:p>
            <text:p text:style-name="P9">3;trzy</text:p>
          </table:table-cell>
          <table:table-cell table:style-name="Tabela6.B2" office:value-type="string">
            <text:p text:style-name="P75"><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text:span></text:span><text:span text:style-name="_5f_OOoComputerLiteral"><text:span text:style-name="T104">csv</text:span></text:span><text:span text:style-name="_5f_OOoComputerLiteral"><text:span text:style-name="T99">"</text:span></text:span><text:span text:style-name="_5f_OOoComputerSpecial"><text:span text:style-name="T99">,</text:span></text:span><text:span text:style-name="T99"> </text:span><text:span text:style-name="_5f_OOoComputerLiteral"><text:span text:style-name="T99">"r"</text:span></text:span><text:span text:style-name="_5f_OOoComputerSpecial"><text:span text:style-name="T99">)</text:span></text:span><text:span text:style-name="T99"> </text:span><text:span text:style-name="_5f_OOoComputerKeyWord"><text:span text:style-name="T101">or</text:span></text:span><text:span text:style-name="T101"> </text:span><text:span text:style-name="_5f_OOoComputerIdent"><text:span text:style-name="T101">die</text:span></text:span><text:span text:style-name="_5f_OOoComputerSpecial"><text:span text:style-name="T101">(</text:span></text:span><text:span text:style-name="_5f_OOoComputerLiteral"><text:span text:style-name="T101">"Brak pliku"</text:span></text:span><text:span text:style-name="_5f_OOoComputerSpecial"><text:span text:style-name="T101">)</text:span></text:span><text:span text:style-name="_5f_OOoComputerSpecial"><text:span text:style-name="T99">;</text:span></text:span></text:p>
            <text:p text:style-name="P157"/>
            <text:p text:style-name="P157"><text:span text:style-name="_5f_OOoComputerComment">// przypisanie zawartości do zmiennej</text:span></text:p>
            <text:p text:style-name="P157"><text:span text:style-name="_5f_OOoComputerKeyWord">while</text:span><text:span text:style-name="_5f_OOoComputerSpecial">(!</text:span><text:span text:style-name="_5f_OOoComputerIdent">feof</text:span><text:span text:style-name="_5f_OOoComputerSpecial">($</text:span><text:span text:style-name="_5f_OOoComputerIdent">fp</text:span><text:span text:style-name="_5f_OOoComputerSpecial">)) {</text:span></text:p>
            <text:p text:style-name="P157"><text:s text:c="2"/><text:span text:style-name="_5f_OOoComputerSpecial">$</text:span><text:span text:style-name="_5f_OOoComputerIdent">znak</text:span> <text:span text:style-name="_5f_OOoComputerSpecial">=</text:span> <text:span text:style-name="_5f_OOoComputerIdent">fgetc</text:span><text:span text:style-name="_5f_OOoComputerSpecial">($</text:span><text:span text:style-name="_5f_OOoComputerIdent">fp</text:span><text:span text:style-name="_5f_OOoComputerSpecial">);</text:span></text:p>
            <text:p text:style-name="P157"><text:tab/></text:p>
            <text:p text:style-name="P157"><text:s text:c="2"/><text:span text:style-name="_5f_OOoComputerKeyWord">if</text:span><text:span text:style-name="_5f_OOoComputerSpecial">(</text:span><text:span text:style-name="_5f_OOoComputerIdent">strcmp</text:span><text:span text:style-name="_5f_OOoComputerSpecial">($</text:span><text:span text:style-name="_5f_OOoComputerIdent">znak</text:span><text:span text:style-name="_5f_OOoComputerSpecial">,</text:span> <text:span text:style-name="_5f_OOoComputerLiteral">"\n"</text:span><text:span text:style-name="_5f_OOoComputerSpecial">)</text:span> <text:span text:style-name="_5f_OOoComputerSpecial">==</text:span> <text:span text:style-name="_5f_OOoComputerLiteral">0</text:span><text:span text:style-name="_5f_OOoComputerSpecial">)</text:span></text:p>
            <text:p text:style-name="P157"><text:s text:c="4"/><text:span text:style-name="_5f_OOoComputerIdent">echo</text:span> <text:span text:style-name="_5f_OOoComputerLiteral">"&lt;br&gt;"</text:span><text:span text:style-name="_5f_OOoComputerSpecial">;</text:span></text:p>
            <text:p text:style-name="P157"/>
            <text:p text:style-name="P157"><text:s text:c="2"/><text:span text:style-name="_5f_OOoComputerIdent">echo</text:span> <text:span text:style-name="_5f_OOoComputerSpecial">$</text:span><text:span text:style-name="_5f_OOoComputerIdent">znak</text:span><text:span text:style-name="_5f_OOoComputerSpecial">;</text:span></text:p>
            <text:p text:style-name="P157"><text:span text:style-name="_5f_OOoComputerSpecial">}</text:span></text:p>
          </table:table-cell>
          <table:table-cell table:style-name="Tabela6.B2" office:value-type="string">
            <text:p text:style-name="P37">1;jeden <text:line-break/>2;dwa <text:line-break/>3;trzy </text:p>
          </table:table-cell>
        </table:table-row>
      </table:table>
      <text:p text:style-name="P70"/>
      <text:h text:style-name="Heading_20_2" text:outline-level="2"><text:bookmark-start text:name="__RefHeading___Toc805_177751179"/>Zapis do pliku<text:bookmark-end text:name="__RefHeading___Toc805_177751179"/></text:h>
      <text:p text:style-name="P76"><text:span text:style-name="T60">W PHP4 można zastosować trio </text:span><text:span text:style-name="T80">fopen()</text:span><text:span text:style-name="T60">, </text:span><text:span text:style-name="T65">fwrite()</text:span><text:span text:style-name="T60"> i </text:span><text:span text:style-name="T80">fclose()</text:span><text:span text:style-name="T60">:</text:span></text:p>
      <text:p text:style-name="P77"/>
      <text:p text:style-name="P78"><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2.txt"</text:span></text:span><text:span text:style-name="_5f_OOoComputerSpecial"><text:span text:style-name="T99">,</text:span></text:span><text:span text:style-name="T99"> </text:span><text:span text:style-name="_5f_OOoComputerLiteral"><text:span text:style-name="T99">"w"</text:span></text:span><text:span text:style-name="_5f_OOoComputerSpecial"><text:span text:style-name="T99">)</text:span></text:span><text:span text:style-name="T99"> </text:span><text:span text:style-name="_5f_OOoComputerKeyWord"><text:span text:style-name="T101">or</text:span></text:span><text:span text:style-name="T101"> </text:span><text:span text:style-name="_5f_OOoComputerIdent"><text:span text:style-name="T101">die</text:span></text:span><text:span text:style-name="_5f_OOoComputerSpecial"><text:span text:style-name="T101">(</text:span></text:span><text:span text:style-name="_5f_OOoComputerLiteral"><text:span text:style-name="T101">"Brak pliku"</text:span></text:span><text:span text:style-name="_5f_OOoComputerSpecial"><text:span text:style-name="T101">)</text:span></text:span><text:span text:style-name="_5f_OOoComputerSpecial"><text:span text:style-name="T99">;</text:span></text:span></text:p>
      <text:p text:style-name="P162"><text:span text:style-name="_5f_OOoComputerIdent">fwrite</text:span><text:span text:style-name="_5f_OOoComputerSpecial">($</text:span><text:span text:style-name="_5f_OOoComputerIdent">fp</text:span><text:span text:style-name="_5f_OOoComputerSpecial">,</text:span><text:span text:style-name="_5f_OOoComputerLiteral">'Witaj w PHP4'</text:span><text:span text:style-name="_5f_OOoComputerSpecial">);</text:span></text:p>
      <text:p text:style-name="P159"><text:span text:style-name="_5f_OOoComputerIdent">fclose</text:span><text:span text:style-name="_5f_OOoComputerSpecial">($</text:span><text:span text:style-name="_5f_OOoComputerIdent">fp</text:span><text:span text:style-name="_5f_OOoComputerSpecial">);</text:span></text:p>
      <text:p text:style-name="P77"/>
      <text:p text:style-name="P76"><text:span text:style-name="T60">W PHP5:<text:tab/></text:span><text:span text:style-name="T64">fputs(int wska</text:span><text:span text:style-name="T66">ź</text:span><text:span text:style-name="T64">nik, string napis, int długość)</text:span></text:p>
      <text:p text:style-name="P69"/>
      <text:p text:style-name="P79"><text:span text:style-name="T63">wskaźnik</text:span><text:tab/>wskaźnik do pliku</text:p>
      <text:p text:style-name="P79"><text:span text:style-name="T63">napis</text:span><text:tab/><text:tab/>dane do zapisu</text:p>
      <text:p text:style-name="P171"><text:span text:style-name="T63">długość</text:span><text:tab/>ilość zapisanych bajtów (znaków) z parametru <text:span text:style-name="T23">napis</text:span>. Parametr opcjonalny. Przy jego pominięciu całość parametru napis zostanie zapisana do pliku.</text:p>
      <text:p text:style-name="P79"/>
      <text:p text:style-name="P69">Zapis odbywa się w miejscu, na który wskazuje wewnętrzny wskaźnik pliku, nadpisując dane jeśli wskaźnik ten nie znajduje się na końcu pliku.</text:p>
      <text:p text:style-name="P69"/>
      <text:p text:style-name="P77"><text:span text:style-name="T117">J</text:span>eśli pracuje<text:span text:style-name="T117">sz</text:span> np. w systemie linu<text:span text:style-name="T117">x</text:span> musi<text:span text:style-name="T117">sz</text:span> mieć prawa do zapisania w pliku:</text:p>
      <text:p text:style-name="P77"/>
      <text:p text:style-name="P38">chmod 666 nazwa_pliku</text:p>
      <text:p text:style-name="P69"/>
      <text:p text:style-name="P80">Jeżeli ma<text:span text:style-name="T117">sz</text:span> klikalnego klienta ftp (np.: filezilla) kome<text:span text:style-name="T117">n</text:span>dę <text:span text:style-name="T63">chmod</text:span> zazwyczaj wywołuje się gdzieś z menu kontekstowego, które pokaże się po kliknięciu prawym przyciskiem myszy na pliku. Jeżeli zamierza<text:span text:style-name="T117">sz</text:span> tworzyć nowe pliki, katalogowi w którym zamierza<text:span text:style-name="T117">sz</text:span> je tworzyć nadaj w ten sam sposób prawa zapisu, jednak zamiast atrybutów 666 przypis<text:span text:style-name="T117">z</text:span> 777.</text:p>
      <text:p text:style-name="P69"/>
      <text:h text:style-name="Heading_20_2" text:outline-level="2"><text:bookmark-start text:name="__RefHeading___Toc807_177751179"/>Modyfikacja danych<text:bookmark-end text:name="__RefHeading___Toc807_177751179"/></text:h>
      <text:p text:style-name="P69">Nie ma możliwości bezpośredniego zapisania danych na początku lub w środku pliku. Jedyna możliwość to wczytanie pliku do tymczasowej zmiennej, poprawienie tych danych i ponowny zapis tego pliku. <text:span text:style-name="T33">Praktyczny przykład będzie na końcu omawiania tematu plików w PHP.</text:span></text:p>
      <text:p text:style-name="P53"/>
      <text:p text:style-name="P53"/>
      <text:p text:style-name="P53"/>
      <text:p text:style-name="P53"/>
      <text:p text:style-name="P53"/>
      <text:p text:style-name="P53"/>
      <text:p text:style-name="P53"/>
      <text:p text:style-name="P53"/>
      <text:p text:style-name="P53"/>
      <text:h text:style-name="Heading_20_2" text:outline-level="2"><text:bookmark-start text:name="__RefHeading___Toc1090_568717246"/><text:soft-page-break/>Przycinanie plików<text:bookmark-end text:name="__RefHeading___Toc1090_568717246"/></text:h>
      <text:p text:style-name="P81">Zmniejszenie rozmiaru pliku:<text:tab/><text:span text:style-name="T64">ftruncate(int wskaźnik, int rozmiar)</text:span></text:p>
      <text:p text:style-name="P81"/>
      <text:p text:style-name="P81"><text:span text:style-name="T63">wskaźnik</text:span><text:tab/>wskaźnik do pliku</text:p>
      <text:p text:style-name="P81"><text:span text:style-name="T63">rozmiar</text:span><text:tab/>rozmiar w bajtach (ilość znaków) po zmniejszeniu</text:p>
      <text:p text:style-name="P81"/>
      <text:p text:style-name="P81">Wszelkie dane, które znajdują się powyżej podanego rozmiaru, będą utracone. </text:p>
      <text:p text:style-name="P53"/>
      <table:table table:name="Tabela7" table:style-name="Tabela7">
        <table:table-column table:style-name="Tabela7.A"/>
        <table:table-column table:style-name="Tabela7.B"/>
        <table:table-row>
          <table:table-cell table:style-name="Tabela7.A1" office:value-type="string">
            <text:p text:style-name="P36">index.php</text:p>
          </table:table-cell>
          <table:table-cell table:style-name="Tabela7.B1" office:value-type="string">
            <text:p text:style-name="P125">Wynik</text:p>
          </table:table-cell>
        </table:table-row>
        <table:table-row>
          <table:table-cell table:style-name="Tabela7.A2" office:value-type="string">
            <text:p text:style-name="P82"><text:span text:style-name="_5f_OOoComputerSpecial"><text:span text:style-name="T99">$</text:span></text:span><text:span text:style-name="_5f_OOoComputerIdent"><text:span text:style-name="T99">fp</text:span></text:span><text:span text:style-name="T99"> </text:span><text:span text:style-name="_5f_OOoComputerSpecial"><text:span text:style-name="T99">=</text:span></text:span><text:span text:style-name="T99"> </text:span><text:span text:style-name="_5f_OOoComputerIdent"><text:span text:style-name="T99">fopen</text:span></text:span><text:span text:style-name="_5f_OOoComputerSpecial"><text:span text:style-name="T99">(</text:span></text:span><text:span text:style-name="_5f_OOoComputerLiteral"><text:span text:style-name="T99">"dane2.txt"</text:span></text:span><text:span text:style-name="_5f_OOoComputerSpecial"><text:span text:style-name="T99">,</text:span></text:span><text:span text:style-name="T99"> </text:span><text:span text:style-name="_5f_OOoComputerLiteral"><text:span text:style-name="T99">"w"</text:span></text:span><text:span text:style-name="_5f_OOoComputerSpecial"><text:span text:style-name="T99">)</text:span></text:span><text:span text:style-name="T99"> </text:span><text:span text:style-name="_5f_OOoComputerKeyWord"><text:span text:style-name="T101">or</text:span></text:span><text:span text:style-name="T101"> </text:span><text:span text:style-name="_5f_OOoComputerIdent"><text:span text:style-name="T101">die</text:span></text:span><text:span text:style-name="_5f_OOoComputerSpecial"><text:span text:style-name="T101">(</text:span></text:span><text:span text:style-name="_5f_OOoComputerLiteral"><text:span text:style-name="T101">"Brak pliku"</text:span></text:span><text:span text:style-name="_5f_OOoComputerSpecial"><text:span text:style-name="T101">)</text:span></text:span><text:span text:style-name="_5f_OOoComputerSpecial"><text:span text:style-name="T99">;</text:span></text:span></text:p>
            <text:p text:style-name="P160"><text:span text:style-name="_5f_OOoComputerIdent">fwrite</text:span><text:span text:style-name="_5f_OOoComputerSpecial">($</text:span><text:span text:style-name="_5f_OOoComputerIdent">fp</text:span><text:span text:style-name="_5f_OOoComputerSpecial">,</text:span><text:span text:style-name="_5f_OOoComputerLiteral">'Witaj w PHP4'</text:span><text:span text:style-name="_5f_OOoComputerSpecial">);</text:span></text:p>
            <text:p text:style-name="P160"><text:span text:style-name="_5f_OOoComputerIdent">ftruncate</text:span><text:span text:style-name="_5f_OOoComputerSpecial">($</text:span><text:span text:style-name="_5f_OOoComputerIdent">fp</text:span><text:span text:style-name="_5f_OOoComputerSpecial">,</text:span> <text:span text:style-name="_5f_OOoComputerLiteral">5</text:span><text:span text:style-name="_5f_OOoComputerSpecial">);</text:span></text:p>
            <text:p text:style-name="P82"><text:span text:style-name="_5f_OOoComputerIdent"><text:span text:style-name="T99">fclose</text:span></text:span><text:span text:style-name="_5f_OOoComputerSpecial"><text:span text:style-name="T99">($</text:span></text:span><text:span text:style-name="_5f_OOoComputerIdent"><text:span text:style-name="T99">fp</text:span></text:span><text:span text:style-name="_5f_OOoComputerSpecial"><text:span text:style-name="T99">);</text:span></text:span></text:p>
          </table:table-cell>
          <table:table-cell table:style-name="Tabela7.B2" office:value-type="string">
            <text:p text:style-name="P39">Witaj</text:p>
          </table:table-cell>
        </table:table-row>
      </table:table>
      <text:p text:style-name="P126"/>
      <text:h text:style-name="Heading_20_2" text:outline-level="2"><text:bookmark-start text:name="__RefHeading___Toc1092_568717246"/>Blokowanie pliku<text:bookmark-end text:name="__RefHeading___Toc1092_568717246"/></text:h>
      <text:p text:style-name="P53">Blokowanie plików jest <text:span text:style-name="T117">ważnym </text:span>zagadnie<text:span text:style-name="T117">niem</text:span> przy używaniu <text:span text:style-name="T118">ich </text:span>do przechowywania danych. <text:span text:style-name="T118">M</text:span>oże dojść do sytuacji, że dwie lub więcej osób jednocześnie wejdzie na stronę czy po prostu uruchomi skrypt. Jeśli będzie to licznik odwiedzin przechowujący ilość odwiedzin w pliku, to te kilka osób będzie chciało zapisać dane do tego pliku jednocześnie. Może to doprowadzić do utraty danych z tego licznika, <text:span text:style-name="T118">dlatego zastosuj m</text:span>echanizm blokad: </text:p>
      <text:p text:style-name="P53"/>
      <text:p text:style-name="P49"><text:span text:style-name="T34">bool </text:span>flock(int wskaźnik, int operacja)</text:p>
      <text:p text:style-name="P86"/>
      <text:p text:style-name="P86">zakłada blokadę lub ją zdejmuje, zależnie od wartości parametru <text:span text:style-name="T24">operacja</text:span>.</text:p>
      <text:p text:style-name="P86"/>
      <text:p text:style-name="P84">operacja:</text:p>
      <text:list xml:id="list3723961090" text:style-name="L5">
        <text:list-item>
          <text:p text:style-name="P218"><text:span text:style-name="T63">LOCK_SH</text:span> – <text:span text:style-name="T34">blokada dzielona</text:span>, używana jeśli plik ma być odczytywany (dzielona, ponieważ więcej niż jeden skrypt może utrzymywać taką blokad<text:span text:style-name="T34">ę</text:span> na pliku)</text:p>
        </text:list-item>
        <text:list-item>
          <text:p text:style-name="P218"><text:span text:style-name="T63">LOCK_EX</text:span> – blokada wyłączna, zakładana jeśli plik ma być zapisywany</text:p>
        </text:list-item>
        <text:list-item>
          <text:p text:style-name="P217"><text:span text:style-name="T63">LOCK_UN</text:span> – <text:span text:style-name="T34">z</text:span>dj<text:span text:style-name="T34">ęcie </text:span>blokad<text:span text:style-name="T34">y</text:span>, wszystko jedno jaką</text:p>
        </text:list-item>
      </text:list>
      <text:p text:style-name="P53"/>
      <text:p text:style-name="P86"><text:span text:style-name="T34">F</text:span>unkcja <text:span text:style-name="T63">flock()</text:span> zwraca wartość <text:span text:style-name="T63">true</text:span> lub <text:span text:style-name="T63">false</text:span> w zależności od tego, czy udało się założyć blokadę czy nie.</text:p>
      <text:p text:style-name="P86"/>
      <text:p text:style-name="P86"><text:span text:style-name="T118">Np.: </text:span>jeśli na pliku założona jest blokada dzielona, to moż<text:span text:style-name="T117">esz</text:span> ten plik jeszcze raz zablokować do odczytu, ale do zapisu już nie. Jeśli założona jest blokada wyłączna, to żaden inny skrypt nie może już założyć blokady do czasu aż ta blokada zostanie zdjęta. <text:span text:style-name="T118">M</text:span>oż<text:span text:style-name="T117">esz</text:span> różnie reagować na niemożność założenia blokady, <text:span text:style-name="T117">np. </text:span>przerwać skrypt albo czekać na zdjęcie blokady.</text:p>
      <text:p text:style-name="P86"/>
      <text:p text:style-name="P86">W przypadku licznika jedne odwiedziny w tą czy tamtą nie mają znaczenia w obliczu konieczności czekania na zakończenie działania innego skryptu - pewnie będą to ułamki sekund, ale bywa z tym różnie (zwłaszcza, jeśli takich czekających jest więcej). Natomiast jeśli chodzi o blokadę bazy danych, to czekanie na zdjęcie blokady jest koniecznością. </text:p>
      <text:p text:style-name="P84"/>
      <text:p text:style-name="P83"><text:span text:style-name="T10">Przykład</text:span>:<text:tab/>Licznik odwiedzin</text:p>
      <text:p text:style-name="P84"/>
      <text:p text:style-name="P40">count.php</text:p>
      <text:p text:style-name="P84"/>
      <text:p text:style-name="P12"><text:span text:style-name="_5f_OOoComputerComment">// Konfiguracja</text:span></text:p>
      <text:p text:style-name="P12"/>
      <text:p text:style-name="P12"><text:span text:style-name="_5f_OOoComputerComment">// Nazwa pliku zawierającego licznik - względna do katalogu, w którym jest strona na której ma być licznik</text:span></text:p>
      <text:p text:style-name="P12"><text:span text:style-name="_5f_OOoComputerSpecial">$</text:span><text:span text:style-name="_5f_OOoComputerIdent">df</text:span> <text:span text:style-name="_5f_OOoComputerSpecial">=</text:span> <text:span text:style-name="_5f_OOoComputerLiteral">"lib/licznik.dat"</text:span><text:span text:style-name="_5f_OOoComputerSpecial">;</text:span></text:p>
      <text:p text:style-name="P12"/>
      <text:p text:style-name="P12"><text:span text:style-name="_5f_OOoComputerComment">// Próba otwarcia pliku do odczytu</text:span></text:p>
      <text:p text:style-name="P12"><text:span text:style-name="_5f_OOoComputerKeyWord">if</text:span><text:span text:style-name="_5f_OOoComputerSpecial">(!($</text:span><text:span text:style-name="_5f_OOoComputerIdent">fp</text:span><text:span text:style-name="_5f_OOoComputerSpecial">=@</text:span><text:span text:style-name="_5f_OOoComputerIdent">fopen</text:span><text:span text:style-name="_5f_OOoComputerSpecial">($</text:span><text:span text:style-name="_5f_OOoComputerIdent">df</text:span><text:span text:style-name="_5f_OOoComputerSpecial">,</text:span> <text:span text:style-name="_5f_OOoComputerLiteral">"r"</text:span><text:span text:style-name="_5f_OOoComputerSpecial">))) {</text:span></text:p>
      <text:p text:style-name="P12"><text:s text:c="2"/><text:span text:style-name="_5f_OOoComputerComment">// Jeśli plik jeszcze nie istnieje, to jest inicjowany wartością 0</text:span></text:p>
      <text:p text:style-name="P12"><text:soft-page-break/><text:s text:c="2"/><text:span text:style-name="_5f_OOoComputerSpecial">$</text:span><text:span text:style-name="_5f_OOoComputerIdent">count</text:span><text:span text:style-name="_5f_OOoComputerSpecial">=</text:span><text:span text:style-name="_5f_OOoComputerLiteral">0</text:span><text:span text:style-name="_5f_OOoComputerSpecial">;</text:span></text:p>
      <text:p text:style-name="P12"><text:span text:style-name="_5f_OOoComputerSpecial">} </text:span><text:span text:style-name="_5f_OOoComputerKeyWord">else </text:span><text:span text:style-name="_5f_OOoComputerSpecial">{</text:span></text:p>
      <text:p text:style-name="P12"><text:s text:c="2"/><text:span text:style-name="_5f_OOoComputerComment">// jeśli istnieje, to jego wartość jest odczytywana a plik zamykany</text:span></text:p>
      <text:p text:style-name="P12"><text:s text:c="2"/><text:span text:style-name="_5f_OOoComputerSpecial">$</text:span><text:span text:style-name="_5f_OOoComputerIdent">count</text:span> <text:span text:style-name="_5f_OOoComputerSpecial">=</text:span> <text:span text:style-name="_5f_OOoComputerIdent">fgets</text:span><text:span text:style-name="_5f_OOoComputerSpecial">($</text:span><text:span text:style-name="_5f_OOoComputerIdent">fp</text:span><text:span text:style-name="_5f_OOoComputerSpecial">,</text:span> <text:span text:style-name="_5f_OOoComputerLiteral">100</text:span><text:span text:style-name="_5f_OOoComputerSpecial">);</text:span></text:p>
      <text:p text:style-name="P12"><text:s text:c="2"/><text:span text:style-name="_5f_OOoComputerIdent">fclose</text:span><text:span text:style-name="_5f_OOoComputerSpecial">($</text:span><text:span text:style-name="_5f_OOoComputerIdent">fp</text:span><text:span text:style-name="_5f_OOoComputerSpecial">);</text:span></text:p>
      <text:p text:style-name="P12"><text:span text:style-name="_5f_OOoComputerSpecial">}</text:span></text:p>
      <text:p text:style-name="P12"/>
      <text:p text:style-name="P12"><text:span text:style-name="_5f_OOoComputerComment">// Zwiększenie licznika o 1</text:span></text:p>
      <text:p text:style-name="P12"><text:span text:style-name="_5f_OOoComputerSpecial">$</text:span><text:span text:style-name="_5f_OOoComputerIdent">count</text:span><text:span text:style-name="_5f_OOoComputerSpecial">+=</text:span><text:span text:style-name="_5f_OOoComputerLiteral">1</text:span><text:span text:style-name="_5f_OOoComputerSpecial">;</text:span></text:p>
      <text:p text:style-name="P12"/>
      <text:p text:style-name="P12"><text:span text:style-name="_5f_OOoComputerComment">// Otwarcie pliku do zapisu</text:span></text:p>
      <text:p text:style-name="P12"><text:span text:style-name="_5f_OOoComputerSpecial">$</text:span><text:span text:style-name="_5f_OOoComputerIdent">fp</text:span> <text:span text:style-name="_5f_OOoComputerSpecial">=</text:span> <text:span text:style-name="_5f_OOoComputerIdent">fopen</text:span><text:span text:style-name="_5f_OOoComputerSpecial">($</text:span><text:span text:style-name="_5f_OOoComputerIdent">df</text:span><text:span text:style-name="_5f_OOoComputerSpecial">,</text:span> <text:span text:style-name="_5f_OOoComputerLiteral">"w"</text:span><text:span text:style-name="_5f_OOoComputerSpecial">);</text:span></text:p>
      <text:p text:style-name="P12"/>
      <text:p text:style-name="P12"><text:span text:style-name="_5f_OOoComputerComment">// Blokada - jeśli plik już jest zablokowany, to skrypt go zamyka i kończy działanie</text:span></text:p>
      <text:p text:style-name="P12"><text:span text:style-name="_5f_OOoComputerKeyWord">if</text:span><text:span text:style-name="_5f_OOoComputerSpecial">(!</text:span><text:span text:style-name="_5f_OOoComputerIdent">flock</text:span><text:span text:style-name="_5f_OOoComputerSpecial">($</text:span><text:span text:style-name="_5f_OOoComputerIdent">fp</text:span><text:span text:style-name="_5f_OOoComputerSpecial">,</text:span> <text:span text:style-name="_5f_OOoComputerIdent">LOCK_EX</text:span><text:span text:style-name="_5f_OOoComputerSpecial">)) {</text:span></text:p>
      <text:p text:style-name="P12"><text:s text:c="2"/><text:span text:style-name="_5f_OOoComputerIdent">fclose</text:span><text:span text:style-name="_5f_OOoComputerSpecial">($</text:span><text:span text:style-name="_5f_OOoComputerIdent">fp</text:span><text:span text:style-name="_5f_OOoComputerSpecial">);</text:span></text:p>
      <text:p text:style-name="P12"><text:s text:c="2"/><text:span text:style-name="_5f_OOoComputerKeyWord">return</text:span><text:span text:style-name="_5f_OOoComputerSpecial">;</text:span></text:p>
      <text:p text:style-name="P12"><text:span text:style-name="_5f_OOoComputerSpecial">} </text:span><text:span text:style-name="_5f_OOoComputerKeyWord">else </text:span><text:span text:style-name="_5f_OOoComputerSpecial">{</text:span> <text:span text:style-name="_5f_OOoComputerComment">// Jeśli nie jest zablokowany, to następuje blokada i zapis danych</text:span></text:p>
      <text:p text:style-name="P12"><text:s text:c="2"/><text:span text:style-name="_5f_OOoComputerIdent">fputs</text:span><text:span text:style-name="_5f_OOoComputerSpecial">($</text:span><text:span text:style-name="_5f_OOoComputerIdent">fp</text:span><text:span text:style-name="_5f_OOoComputerSpecial">,</text:span> <text:span text:style-name="_5f_OOoComputerSpecial">$</text:span><text:span text:style-name="_5f_OOoComputerIdent">count</text:span><text:span text:style-name="_5f_OOoComputerSpecial">);</text:span></text:p>
      <text:p text:style-name="P12"><text:s text:c="2"/><text:span text:style-name="_5f_OOoComputerIdent">flock</text:span><text:span text:style-name="_5f_OOoComputerSpecial">($</text:span><text:span text:style-name="_5f_OOoComputerIdent">fp</text:span><text:span text:style-name="_5f_OOoComputerSpecial">,</text:span> <text:span text:style-name="_5f_OOoComputerIdent">LOCK_UN</text:span><text:span text:style-name="_5f_OOoComputerSpecial">);</text:span></text:p>
      <text:p text:style-name="P12"><text:s text:c="2"/><text:span text:style-name="_5f_OOoComputerIdent">fclose</text:span><text:span text:style-name="_5f_OOoComputerSpecial">($</text:span><text:span text:style-name="_5f_OOoComputerIdent">fp</text:span><text:span text:style-name="_5f_OOoComputerSpecial">);</text:span></text:p>
      <text:p text:style-name="P12"><text:span text:style-name="_5f_OOoComputerSpecial">}</text:span></text:p>
      <text:p text:style-name="P12"/>
      <text:p text:style-name="P12"><text:span text:style-name="_5f_OOoComputerComment">// Wyświetlenie stanu licznika</text:span></text:p>
      <text:p text:style-name="P12"><text:span text:style-name="_5f_OOoComputerIdent">echo</text:span> <text:span text:style-name="_5f_OOoComputerSpecial">$</text:span><text:span text:style-name="_5f_OOoComputerIdent">count</text:span><text:span text:style-name="_5f_OOoComputerSpecial">;</text:span></text:p>
      <text:p text:style-name="P84"/>
      <text:p text:style-name="P129">Wywołaj <text:span text:style-name="_5f_OOoComputerSpecial"><text:span text:style-name="T36">&lt;</text:span></text:span><text:span text:style-name="_5f_OOoComputerIdent"><text:span text:style-name="T36">?include</text:span></text:span><text:span text:style-name="T81"> </text:span><text:span text:style-name="_5f_OOoComputerLiteral"><text:span text:style-name="T36">"count.php"</text:span></text:span><text:span text:style-name="_5f_OOoComputerIdent"><text:span text:style-name="T36">?</text:span></text:span><text:span text:style-name="_5f_OOoComputerSpecial"><text:span text:style-name="T36">&gt;</text:span></text:span>, w miejscu gdzie ma się pojawić licznik.</text:p>
      <text:p text:style-name="P129"/>
      <text:p text:style-name="P87">Jeśli pojawią się błędy w stylu "Permission denied" oznacza to, że coś jest nie tak z prawami dostępu do pliku z danymi, a jeśli jeszcze on nie istnieje, to z prawami do katalogu gdzie ma być ten licznik. Serwer WWW powinien mieć prawa zapisu do tego pliku/katalogu.</text:p>
      <text:p text:style-name="P84"/>
      <text:p text:style-name="P85">Mechanizm blokowania może wyglądać np. tak:</text:p>
      <text:p text:style-name="P84"/>
      <text:p text:style-name="P13"><text:span text:style-name="_5f_OOoComputerSpecial">...</text:span></text:p>
      <text:p text:style-name="P14"><text:span text:style-name="_5f_OOoComputerSpecial">$</text:span><text:span text:style-name="_5f_OOoComputerIdent">fhWrite</text:span> <text:span text:style-name="_5f_OOoComputerSpecial">=</text:span> <text:span text:style-name="_5f_OOoComputerIdent">fopen</text:span><text:span text:style-name="_5f_OOoComputerSpecial">(</text:span><text:span text:style-name="_5f_OOoComputerSpecial"><text:span text:style-name="T35">$</text:span></text:span><text:span text:style-name="_5f_OOoComputerIdent"><text:span text:style-name="T35">df</text:span></text:span><text:span text:style-name="_5f_OOoComputerSpecial">,</text:span> <text:span text:style-name="_5f_OOoComputerLiteral">"</text:span><text:span text:style-name="_5f_OOoComputerLiteral"><text:span text:style-name="T35">w</text:span></text:span><text:span text:style-name="_5f_OOoComputerLiteral">"</text:span><text:span text:style-name="_5f_OOoComputerSpecial">)</text:span> <text:span text:style-name="_5f_OOoComputerKeyWord"><text:span text:style-name="T61">or</text:span></text:span><text:span text:style-name="T61"> </text:span><text:span text:style-name="_5f_OOoComputerIdent"><text:span text:style-name="T61">die</text:span></text:span><text:span text:style-name="_5f_OOoComputerSpecial"><text:span text:style-name="T61">(</text:span></text:span><text:span text:style-name="_5f_OOoComputerLiteral"><text:span text:style-name="T61">"Brak pliku"</text:span></text:span><text:span text:style-name="_5f_OOoComputerSpecial"><text:span text:style-name="T61">)</text:span></text:span><text:span text:style-name="_5f_OOoComputerSpecial">;</text:span></text:p>
      <text:p text:style-name="P15"><text:span text:style-name="_5f_OOoComputerSpecial">$</text:span><text:span text:style-name="_5f_OOoComputerIdent">dane</text:span> <text:span text:style-name="_5f_OOoComputerSpecial">=</text:span> <text:span text:style-name="_5f_OOoComputerLiteral"><text:span text:style-name="T34">"</text:span></text:span><text:span text:style-name="_5f_OOoComputerLiteral">Witaj w PHP</text:span><text:span text:style-name="_5f_OOoComputerLiteral"><text:span text:style-name="T34">"</text:span></text:span><text:span text:style-name="_5f_OOoComputerSpecial"><text:span text:style-name="T34">;</text:span></text:span></text:p>
      <text:p text:style-name="P15"><text:span text:style-name="_5f_OOoComputerSpecial">$</text:span><text:span text:style-name="_5f_OOoComputerIdent">kodowanie</text:span> <text:span text:style-name="_5f_OOoComputerSpecial">=</text:span> <text:span text:style-name="_5f_OOoComputerLiteral"><text:span text:style-name="T34">"</text:span></text:span><text:span text:style-name="_5f_OOoComputerLiteral">UTF-8</text:span><text:span text:style-name="_5f_OOoComputerLiteral"><text:span text:style-name="T34">"</text:span></text:span><text:span text:style-name="_5f_OOoComputerSpecial"><text:span text:style-name="T34">;</text:span></text:span></text:p>
      <text:p text:style-name="P13"/>
      <text:p text:style-name="P13"><text:span text:style-name="_5f_OOoComputerKeyWord">if</text:span> <text:span text:style-name="_5f_OOoComputerSpecial">(</text:span><text:span text:style-name="_5f_OOoComputerIdent">flock</text:span><text:span text:style-name="_5f_OOoComputerSpecial">($</text:span><text:span text:style-name="_5f_OOoComputerIdent">fhWrite</text:span><text:span text:style-name="_5f_OOoComputerSpecial">,</text:span><text:span text:style-name="_5f_OOoComputerIdent">LOCK_EX</text:span><text:span text:style-name="_5f_OOoComputerSpecial">)) {</text:span> <text:span text:style-name="_5f_OOoComputerComment">// </text:span><text:span text:style-name="_5f_OOoComputerComment"><text:span text:style-name="T36">Plik nie zablokowany, zapisz i zablokuj</text:span></text:span></text:p>
      <text:p text:style-name="P13"><text:s text:c="2"/><text:span text:style-name="_5f_OOoComputerIdent">fwrite</text:span> <text:span text:style-name="_5f_OOoComputerSpecial">($</text:span><text:span text:style-name="_5f_OOoComputerIdent">fhWrite</text:span><text:span text:style-name="_5f_OOoComputerSpecial">,</text:span> <text:span text:style-name="_5f_OOoComputerSpecial">$</text:span><text:span text:style-name="_5f_OOoComputerIdent"><text:span text:style-name="T35">dane</text:span></text:span><text:span text:style-name="_5f_OOoComputerSpecial">);</text:span></text:p>
      <text:p text:style-name="P13"><text:s text:c="2"/><text:span text:style-name="_5f_OOoComputerIdent">flock</text:span><text:span text:style-name="_5f_OOoComputerSpecial">($</text:span><text:span text:style-name="_5f_OOoComputerIdent">fhWrite</text:span><text:span text:style-name="_5f_OOoComputerSpecial">,</text:span><text:span text:style-name="_5f_OOoComputerIdent">LOCK_UN</text:span><text:span text:style-name="_5f_OOoComputerSpecial">);</text:span></text:p>
      <text:p text:style-name="P13"><text:span text:style-name="_5f_OOoComputerSpecial">} </text:span><text:span text:style-name="_5f_OOoComputerKeyWord">else </text:span><text:span text:style-name="_5f_OOoComputerSpecial">{</text:span></text:p>
      <text:p text:style-name="P13"><text:s text:c="2"/><text:span text:style-name="_5f_OOoComputerIdent">echo</text:span> <text:span text:style-name="_5f_OOoComputerLiteral">'&lt;meta charset='</text:span><text:span text:style-name="_5f_OOoComputerSpecial">.$</text:span><text:span text:style-name="_5f_OOoComputerIdent">kodowanie</text:span><text:span text:style-name="_5f_OOoComputerSpecial">.</text:span><text:span text:style-name="_5f_OOoComputerLiteral">'" /&gt;'</text:span><text:span text:style-name="_5f_OOoComputerSpecial">;</text:span></text:p>
      <text:p text:style-name="P13"><text:s text:c="2"/><text:span text:style-name="_5f_OOoComputerIdent">echo</text:span> <text:span text:style-name="_5f_OOoComputerLiteral">"Nie powiodło się zablokowanie pliku !"</text:span><text:span text:style-name="_5f_OOoComputerSpecial">;</text:span></text:p>
      <text:p text:style-name="P13"><text:s text:c="2"/><text:span text:style-name="_5f_OOoComputerIdent">exit</text:span><text:span text:style-name="_5f_OOoComputerSpecial">;</text:span></text:p>
      <text:p text:style-name="P13"><text:span text:style-name="_5f_OOoComputerSpecial">};</text:span></text:p>
      <text:p text:style-name="P13"/>
      <text:p text:style-name="P13"><text:span text:style-name="_5f_OOoComputerIdent">fclose</text:span><text:span text:style-name="_5f_OOoComputerSpecial">($</text:span><text:span text:style-name="_5f_OOoComputerIdent">fhWrite</text:span><text:span text:style-name="_5f_OOoComputerSpecial">);</text:span></text:p>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2" text:outline-level="2"><text:bookmark-start text:name="__RefHeading___Toc1808_2036025450"/><text:soft-page-break/><text:span text:style-name="T40">Niektóre f</text:span>unkcje<text:bookmark-end text:name="__RefHeading___Toc1808_2036025450"/></text:h>
      <text:p text:style-name="P53"/>
      <table:table table:name="Tabela8" table:style-name="Tabela8">
        <table:table-column table:style-name="Tabela8.A"/>
        <table:table-column table:style-name="Tabela8.B"/>
        <table:table-column table:style-name="Tabela8.C"/>
        <table:table-row>
          <table:table-cell table:style-name="Tabela8.A1" office:value-type="string">
            <text:p text:style-name="P161">Funkcja</text:p>
          </table:table-cell>
          <table:table-cell table:style-name="Tabela8.B1" office:value-type="string">
            <text:p text:style-name="P130">Zwraca <text:span text:style-name="T63">true</text:span> jeśli:</text:p>
          </table:table-cell>
          <table:table-cell table:style-name="Tabela8.B1" office:value-type="string">
            <text:p text:style-name="P183">Przykład</text:p>
          </table:table-cell>
        </table:table-row>
        <table:table-row>
          <table:table-cell table:style-name="Tabela8.A1" office:value-type="string">
            <text:p text:style-name="P31">file_exists(ŚCIEŻKA)</text:p>
          </table:table-cell>
          <table:table-cell table:style-name="Tabela8.B1" office:value-type="string">
            <text:p text:style-name="P127">ścieżka prowadzi do istniejącego pliku (plik istnieje)</text:p>
          </table:table-cell>
          <table:table-cell table:style-name="Tabela8.B1" office:value-type="string">
            <text:p text:style-name="P182"><text:span text:style-name="_5f_OOoComputerSpecial"><text:span text:style-name="T63">$</text:span></text:span><text:span text:style-name="_5f_OOoComputerIdent"><text:span text:style-name="T63">fp</text:span></text:span><text:span text:style-name="T63"> </text:span><text:span text:style-name="_5f_OOoComputerSpecial"><text:span text:style-name="T63">=</text:span></text:span><text:span text:style-name="T63"> </text:span><text:span text:style-name="_5f_OOoComputerIdent"><text:span text:style-name="T63">fopen</text:span></text:span><text:span text:style-name="_5f_OOoComputerSpecial"><text:span text:style-name="T63">(</text:span></text:span><text:span text:style-name="_5f_OOoComputerLiteral"><text:span text:style-name="T63">"dane.</text:span></text:span><text:span text:style-name="_5f_OOoComputerLiteral"><text:span text:style-name="T97">csv</text:span></text:span><text:span text:style-name="_5f_OOoComputerLiteral"><text:span text:style-name="T63">"</text:span></text:span><text:span text:style-name="_5f_OOoComputerSpecial"><text:span text:style-name="T63">,</text:span></text:span><text:span text:style-name="T63"> </text:span><text:span text:style-name="_5f_OOoComputerLiteral"><text:span text:style-name="T63">"r"</text:span></text:span><text:span text:style-name="_5f_OOoComputerSpecial"><text:span text:style-name="T63">);</text:span></text:span></text:p>
            <text:p text:style-name="P184"/>
            <text:p text:style-name="P182"><text:span text:style-name="_5f_OOoComputerKeyWord"><text:span text:style-name="T63">if</text:span></text:span><text:span text:style-name="T63"> </text:span><text:span text:style-name="_5f_OOoComputerSpecial"><text:span text:style-name="T63">(</text:span></text:span><text:span text:style-name="_5f_OOoComputerIdent"><text:span text:style-name="T63">file_exists</text:span></text:span><text:span text:style-name="_5f_OOoComputerSpecial"><text:span text:style-name="T63">(</text:span></text:span><text:span text:style-name="_5f_OOoComputerLiteral"><text:span text:style-name="T63">"dane.</text:span></text:span><text:span text:style-name="_5f_OOoComputerLiteral"><text:span text:style-name="T97">csv</text:span></text:span><text:span text:style-name="_5f_OOoComputerLiteral"><text:span text:style-name="T63">"</text:span></text:span><text:span text:style-name="_5f_OOoComputerSpecial"><text:span text:style-name="T63">))</text:span></text:span></text:p>
            <text:p text:style-name="P182"><text:span text:style-name="T63"><text:s text:c="2"/></text:span><text:span text:style-name="_5f_OOoComputerIdent"><text:span text:style-name="T63">echo</text:span></text:span><text:span text:style-name="T63"> </text:span><text:span text:style-name="_5f_OOoComputerLiteral"><text:span text:style-name="T63">"Plik istnieje"</text:span></text:span><text:span text:style-name="_5f_OOoComputerSpecial"><text:span text:style-name="T63">;</text:span></text:span></text:p>
            <text:p text:style-name="P182"><text:span text:style-name="_5f_OOoComputerKeyWord"><text:span text:style-name="T63">else</text:span></text:span></text:p>
            <text:p text:style-name="P180"><text:span text:style-name="T82"><text:s text:c="2"/></text:span><text:span text:style-name="_5f_OOoComputerIdent"><text:span text:style-name="T82">echo</text:span></text:span><text:span text:style-name="T82"> </text:span><text:span text:style-name="_5f_OOoComputerLiteral"><text:span text:style-name="T82">"Plik nie istnieje"</text:span></text:span><text:span text:style-name="_5f_OOoComputerSpecial"><text:span text:style-name="T82">;</text:span></text:span></text:p>
          </table:table-cell>
        </table:table-row>
        <table:table-row>
          <table:table-cell table:style-name="Tabela8.A1" office:value-type="string">
            <text:p text:style-name="P32">is_dir(ŚCIEŻKA)</text:p>
          </table:table-cell>
          <table:table-cell table:style-name="Tabela8.B1" office:value-type="string">
            <text:p text:style-name="P128">podana ścieżka prowadzi do katalogu</text:p>
          </table:table-cell>
          <table:table-cell table:style-name="Tabela8.B1" office:value-type="string">
            <text:p text:style-name="P185"><text:span text:style-name="_5f_OOoComputerKeyWord">if</text:span> <text:span text:style-name="_5f_OOoComputerSpecial">(</text:span><text:span text:style-name="_5f_OOoComputerIdent">is_dir</text:span><text:span text:style-name="_5f_OOoComputerSpecial">(</text:span><text:span text:style-name="_5f_OOoComputerLiteral">"lib"</text:span><text:span text:style-name="_5f_OOoComputerSpecial">))</text:span></text:p>
            <text:p text:style-name="P185"><text:span text:style-name="_5f_OOoComputerIdent"><text:s text:c="2"/>echo</text:span> <text:span text:style-name="_5f_OOoComputerLiteral">"Katalog"</text:span><text:span text:style-name="_5f_OOoComputerSpecial">;</text:span></text:p>
          </table:table-cell>
        </table:table-row>
        <table:table-row>
          <table:table-cell table:style-name="Tabela8.A1" office:value-type="string">
            <text:p text:style-name="P32">is_file(ŚCIEŻKA)</text:p>
          </table:table-cell>
          <table:table-cell table:style-name="Tabela8.B1" office:value-type="string">
            <text:p text:style-name="P128">podana ścieżka prowadzi do pliku</text:p>
          </table:table-cell>
          <table:table-cell table:style-name="Tabela8.B1" office:value-type="string">
            <text:p text:style-name="P185"><text:span text:style-name="_5f_OOoComputerKeyWord">if</text:span> <text:span text:style-name="_5f_OOoComputerSpecial">(</text:span><text:span text:style-name="_5f_OOoComputerIdent">is_file</text:span><text:span text:style-name="_5f_OOoComputerSpecial">(</text:span><text:span text:style-name="_5f_OOoComputerLiteral">"lib/licznik.dat"</text:span><text:span text:style-name="_5f_OOoComputerSpecial">))</text:span></text:p>
            <text:p text:style-name="P185"><text:span text:style-name="_5f_OOoComputerIdent"><text:s text:c="2"/>echo</text:span> <text:span text:style-name="_5f_OOoComputerLiteral">"Plik istnieje"</text:span><text:span text:style-name="_5f_OOoComputerSpecial">;</text:span></text:p>
          </table:table-cell>
        </table:table-row>
        <table:table-row>
          <table:table-cell table:style-name="Tabela8.A1" office:value-type="string">
            <text:p text:style-name="P32">is_readable(ŚCIEŻKA)</text:p>
          </table:table-cell>
          <table:table-cell table:style-name="Tabela8.B1" office:value-type="string">
            <text:p text:style-name="P128">można czytać dany plik</text:p>
          </table:table-cell>
          <table:table-cell table:style-name="Tabela8.B1" office:value-type="string">
            <text:p text:style-name="P184"/>
          </table:table-cell>
        </table:table-row>
        <table:table-row>
          <table:table-cell table:style-name="Tabela8.A1" office:value-type="string">
            <text:p text:style-name="P32">is_writable(ŚCIEŻKA)</text:p>
          </table:table-cell>
          <table:table-cell table:style-name="Tabela8.B1" office:value-type="string">
            <text:p text:style-name="P128">można pisać do podanego pliku</text:p>
          </table:table-cell>
          <table:table-cell table:style-name="Tabela8.B1" office:value-type="string">
            <text:p text:style-name="P184"/>
          </table:table-cell>
        </table:table-row>
        <table:table-row>
          <table:table-cell table:style-name="Tabela8.A7" office:value-type="string">
            <text:p text:style-name="P32">filesize(ŚCIEŻKA)</text:p>
          </table:table-cell>
          <table:table-cell table:style-name="Tabela8.B7" office:value-type="string">
            <text:p text:style-name="P128"><text:span text:style-name="T119">Z</text:span>wraca rozmiar pliku w bajtach</text:p>
          </table:table-cell>
          <table:table-cell table:style-name="Tabela8.B7" office:value-type="string">
            <text:p text:style-name="P185"><text:span text:style-name="_5f_OOoComputerIdent">echo</text:span> <text:span text:style-name="_5f_OOoComputerIdent">filesize</text:span><text:span text:style-name="_5f_OOoComputerSpecial">(</text:span><text:span text:style-name="_5f_OOoComputerLiteral">"dane.</text:span><text:span text:style-name="_5f_OOoComputerLiteral"><text:span text:style-name="T136">csv</text:span></text:span><text:span text:style-name="_5f_OOoComputerLiteral">"</text:span><text:span text:style-name="_5f_OOoComputerSpecial">);</text:span></text:p>
          </table:table-cell>
        </table:table-row>
      </table:table>
      <text:p text:style-name="P53"/>
      <text:h text:style-name="Heading_20_2" text:outline-level="2"><text:bookmark-start text:name="__RefHeading___Toc1810_2036025450"/>Operacje na plikach i katalogach<text:bookmark-end text:name="__RefHeading___Toc1810_2036025450"/></text:h>
      <text:p text:style-name="P146">Kopiowanie</text:p>
      <text:p text:style-name="P53"/>
      <text:p text:style-name="P163">copy(źródło, przeznaczenie)</text:p>
      <text:p text:style-name="P53"/>
      <text:p text:style-name="P88"><text:span text:style-name="T84">źródło</text:span><text:span text:style-name="T41"><text:tab/><text:tab/></text:span>plik źródłowy</text:p>
      <text:p text:style-name="P88"><text:span text:style-name="T84">przeznaczenie</text:span><text:span text:style-name="T41"><text:tab/></text:span>plik lub katalog docelowy</text:p>
      <text:p text:style-name="P88"/>
      <text:p text:style-name="P88"><text:span text:style-name="T120">Z</text:span>wraca wartość <text:span text:style-name="T63">true</text:span> jeśli kopiowanie się powiodło lub <text:span text:style-name="T63">false</text:span> w przeciwnym przypadku. Dobrze jest sprawdzać czy kopiowanie się powiodło.</text:p>
      <text:p text:style-name="P53"/>
      <text:p text:style-name="P89">Jeśli nie ma takiego katalogu do, którego chce<text:span text:style-name="T120">sz</text:span> skopiować plik wówczas stworzy plik o nazwie tego katalogu.</text:p>
      <text:p text:style-name="P53"/>
      <text:p text:style-name="P41"><text:span text:style-name="_5f_OOoComputerSpecial"><text:span text:style-name="T99">$</text:span></text:span><text:span text:style-name="_5f_OOoComputerIdent"><text:span text:style-name="T99">zrodlo</text:span></text:span><text:span text:style-name="T99"> </text:span><text:span text:style-name="_5f_OOoComputerSpecial"><text:span text:style-name="T99">=</text:span></text:span><text:span text:style-name="T99"> </text:span><text:span text:style-name="_5f_OOoComputerLiteral"><text:span text:style-name="T99">"dane.</text:span></text:span><text:span text:style-name="_5f_OOoComputerLiteral"><text:span text:style-name="T105">csv</text:span></text:span><text:span text:style-name="_5f_OOoComputerLiteral"><text:span text:style-name="T99">"</text:span></text:span><text:span text:style-name="_5f_OOoComputerSpecial"><text:span text:style-name="T99">;</text:span></text:span></text:p>
      <text:p text:style-name="P41"><text:span text:style-name="_5f_OOoComputerSpecial"><text:span text:style-name="T99">$</text:span></text:span><text:span text:style-name="_5f_OOoComputerIdent"><text:span text:style-name="T99">przeznaczenie</text:span></text:span><text:span text:style-name="T99"> </text:span><text:span text:style-name="_5f_OOoComputerSpecial"><text:span text:style-name="T99">=</text:span></text:span><text:span text:style-name="T99"> </text:span><text:span text:style-name="_5f_OOoComputerLiteral"><text:span text:style-name="T99">"test/dane.</text:span></text:span><text:span text:style-name="_5f_OOoComputerLiteral"><text:span text:style-name="T105">csv</text:span></text:span><text:span text:style-name="_5f_OOoComputerLiteral"><text:span text:style-name="T99">"</text:span></text:span><text:span text:style-name="_5f_OOoComputerSpecial"><text:span text:style-name="T99">;</text:span></text:span></text:p>
      <text:p text:style-name="P41"><text:span text:style-name="_5f_OOoComputerIdent"><text:span text:style-name="T99"/></text:span></text:p>
      <text:p text:style-name="P41"><text:span text:style-name="_5f_OOoComputerIdent"><text:span text:style-name="T99">copy</text:span></text:span><text:span text:style-name="_5f_OOoComputerSpecial"><text:span text:style-name="T99">($</text:span></text:span><text:span text:style-name="_5f_OOoComputerIdent"><text:span text:style-name="T99">zrodlo</text:span></text:span><text:span text:style-name="_5f_OOoComputerSpecial"><text:span text:style-name="T99">,</text:span></text:span><text:span text:style-name="T99"> </text:span><text:span text:style-name="_5f_OOoComputerSpecial"><text:span text:style-name="T99">$</text:span></text:span><text:span text:style-name="_5f_OOoComputerIdent"><text:span text:style-name="T99">przeznaczenie</text:span></text:span><text:span text:style-name="_5f_OOoComputerSpecial"><text:span text:style-name="T99">)</text:span></text:span><text:span text:style-name="T99"> </text:span><text:span text:style-name="_5f_OOoComputerKeyWord"><text:span text:style-name="T99">or</text:span></text:span><text:span text:style-name="T99"> </text:span><text:span text:style-name="_5f_OOoComputerIdent"><text:span text:style-name="T99">die</text:span></text:span><text:span text:style-name="_5f_OOoComputerSpecial"><text:span text:style-name="T99">(</text:span></text:span><text:span text:style-name="_5f_OOoComputerLiteral"><text:span text:style-name="T99">"Błąd przy kopiowaniu"</text:span></text:span><text:span text:style-name="_5f_OOoComputerSpecial"><text:span text:style-name="T99">);</text:span></text:span></text:p>
      <text:p text:style-name="P90"/>
      <text:p text:style-name="P90">lub</text:p>
      <text:p text:style-name="P90"/>
      <text:p text:style-name="P16"><text:span text:style-name="_5f_OOoComputerSpecial">$</text:span><text:span text:style-name="_5f_OOoComputerIdent">zrodlo</text:span> <text:span text:style-name="_5f_OOoComputerSpecial">=</text:span> <text:span text:style-name="_5f_OOoComputerLiteral">"dane.</text:span><text:span text:style-name="_5f_OOoComputerLiteral"><text:span text:style-name="T135">csv</text:span></text:span><text:span text:style-name="_5f_OOoComputerLiteral">"</text:span><text:span text:style-name="_5f_OOoComputerSpecial">;</text:span></text:p>
      <text:p text:style-name="P16"><text:span text:style-name="_5f_OOoComputerSpecial">$</text:span><text:span text:style-name="_5f_OOoComputerIdent">przeznaczenie</text:span> <text:span text:style-name="_5f_OOoComputerSpecial">=</text:span> <text:span text:style-name="_5f_OOoComputerLiteral">"test/dane.</text:span><text:span text:style-name="_5f_OOoComputerLiteral"><text:span text:style-name="T135">csv</text:span></text:span><text:span text:style-name="_5f_OOoComputerLiteral">"</text:span><text:span text:style-name="_5f_OOoComputerSpecial">;</text:span></text:p>
      <text:p text:style-name="P16"/>
      <text:p text:style-name="P16"><text:span text:style-name="_5f_OOoComputerKeyWord">if</text:span> <text:span text:style-name="_5f_OOoComputerSpecial">(!</text:span><text:span text:style-name="_5f_OOoComputerIdent">copy</text:span><text:span text:style-name="_5f_OOoComputerSpecial">($</text:span><text:span text:style-name="_5f_OOoComputerIdent">zrodlo</text:span><text:span text:style-name="_5f_OOoComputerSpecial">,</text:span> <text:span text:style-name="_5f_OOoComputerSpecial">$</text:span><text:span text:style-name="_5f_OOoComputerIdent">przeznaczenie</text:span><text:span text:style-name="_5f_OOoComputerSpecial">))</text:span></text:p>
      <text:p text:style-name="P16"><text:s text:c="2"/><text:span text:style-name="_5f_OOoComputerIdent">echo</text:span> <text:span text:style-name="_5f_OOoComputerLiteral">"kopiowanie pliku $przeznaczenie, nie powiodło się"</text:span><text:span text:style-name="_5f_OOoComputerSpecial">;</text:span></text:p>
      <text:p text:style-name="P91"/>
      <text:p text:style-name="P146">Przenoszenie i zmiana nazwy</text:p>
      <text:p text:style-name="P131"/>
      <text:p text:style-name="P164">rename(źródło, przeznaczenie)</text:p>
      <text:p text:style-name="P53"/>
      <text:p text:style-name="P92"><text:span text:style-name="T120">P</text:span>rzenos<text:span text:style-name="T120">i</text:span> <text:span text:style-name="T42">lub</text:span> zmi<text:span text:style-name="T120">enia </text:span>nazw<text:span text:style-name="T120">ę</text:span> pliku.</text:p>
      <text:p text:style-name="P92"/>
      <text:p text:style-name="P92"><text:span text:style-name="T85">źródło</text:span><text:span text:style-name="T42"><text:tab/><text:tab/></text:span>nazw<text:span text:style-name="T42">a</text:span> pliku źródłowego</text:p>
      <text:p text:style-name="P175"><text:span text:style-name="T85">przeznaczenie<text:tab/></text:span>nazw<text:span text:style-name="T42">a</text:span> pliku docelowego jeśli funkcja ma zmienić nazwę, nazwę katalogu jeśli plik ma być przeniesiony, lub ścieżkę wraz z nową nazwą, jeśli plik ma być przeniesiony ze zmianą nazwy.</text:p>
      <text:p text:style-name="P17"><text:soft-page-break/><text:span text:style-name="_5f_OOoComputerComment">// zmiana nazwy pliku "a.</text:span><text:span text:style-name="_5f_OOoComputerComment"><text:span text:style-name="T137">txt</text:span></text:span><text:span text:style-name="_5f_OOoComputerComment">" na "b.</text:span><text:span text:style-name="_5f_OOoComputerComment"><text:span text:style-name="T137">txt</text:span></text:span><text:span text:style-name="_5f_OOoComputerComment">"</text:span></text:p>
      <text:p text:style-name="P17"><text:span text:style-name="_5f_OOoComputerIdent">rename</text:span><text:span text:style-name="_5f_OOoComputerSpecial">(</text:span><text:span text:style-name="_5f_OOoComputerLiteral">"a.txt"</text:span><text:span text:style-name="_5f_OOoComputerSpecial">,</text:span> <text:span text:style-name="_5f_OOoComputerLiteral">"b.txt"</text:span><text:span text:style-name="_5f_OOoComputerSpecial">);</text:span></text:p>
      <text:p text:style-name="P2"/>
      <text:p text:style-name="P18"><text:span text:style-name="_5f_OOoComputerComment">// zmiana nazwy katalogu z "test" na "test2"</text:span></text:p>
      <text:p text:style-name="P18"><text:span text:style-name="_5f_OOoComputerIdent">rename</text:span><text:span text:style-name="_5f_OOoComputerSpecial">(</text:span><text:span text:style-name="_5f_OOoComputerLiteral">"test/"</text:span><text:span text:style-name="_5f_OOoComputerSpecial">,</text:span> <text:span text:style-name="_5f_OOoComputerLiteral">"test2/"</text:span><text:span text:style-name="_5f_OOoComputerSpecial">);</text:span> <text:s text:c="3"/></text:p>
      <text:p text:style-name="P2"/>
      <text:p text:style-name="P19"><text:span text:style-name="_5f_OOoComputerComment">// przeniesienie pliku "a.txt" do katalogu "test"</text:span></text:p>
      <text:p text:style-name="P19"><text:span text:style-name="_5f_OOoComputerIdent">rename</text:span><text:span text:style-name="_5f_OOoComputerSpecial">(</text:span><text:span text:style-name="_5f_OOoComputerLiteral">"a.txt"</text:span><text:span text:style-name="_5f_OOoComputerSpecial">,</text:span> <text:span text:style-name="_5f_OOoComputerLiteral">"test/a.txt"</text:span><text:span text:style-name="_5f_OOoComputerSpecial">);</text:span></text:p>
      <text:p text:style-name="P2"/>
      <text:p text:style-name="P20"><text:span text:style-name="_5f_OOoComputerComment">// przeniesienie pliku "a.</text:span><text:span text:style-name="_5f_OOoComputerComment"><text:span text:style-name="T43">txt</text:span></text:span><text:span text:style-name="_5f_OOoComputerComment">" do katalogu nadrzędnego</text:span></text:p>
      <text:p text:style-name="P21"><text:span text:style-name="_5f_OOoComputerIdent">rename</text:span><text:span text:style-name="_5f_OOoComputerSpecial">(</text:span><text:span text:style-name="_5f_OOoComputerLiteral">"a.txt"</text:span><text:span text:style-name="_5f_OOoComputerSpecial">,</text:span> <text:span text:style-name="_5f_OOoComputerLiteral">"../a.txt"</text:span><text:span text:style-name="_5f_OOoComputerSpecial">);</text:span></text:p>
      <text:p text:style-name="P2"/>
      <text:p text:style-name="P22"><text:span text:style-name="_5f_OOoComputerComment">// przeniesienie pliku "a.txt" do kat."test" ze zm</text:span><text:span text:style-name="_5f_OOoComputerComment"><text:span text:style-name="T138">ianą </text:span></text:span><text:span text:style-name="_5f_OOoComputerComment">nazwy pliku na "b.txt"</text:span></text:p>
      <text:p text:style-name="P22"><text:span text:style-name="_5f_OOoComputerIdent">rename</text:span><text:span text:style-name="_5f_OOoComputerSpecial">(</text:span><text:span text:style-name="_5f_OOoComputerLiteral">"a.txt"</text:span><text:span text:style-name="_5f_OOoComputerSpecial">,</text:span> <text:span text:style-name="_5f_OOoComputerLiteral">"test/b.txt"</text:span><text:span text:style-name="_5f_OOoComputerSpecial">);</text:span></text:p>
      <text:p text:style-name="P53"/>
      <text:p text:style-name="P147">Tworzenie katalogów</text:p>
      <text:p text:style-name="P93"/>
      <text:p text:style-name="P166">mkdir(katalog, prawa_dostępu)</text:p>
      <text:p text:style-name="P132"/>
      <text:p text:style-name="P132"><text:span text:style-name="T120">Tworzy katalog, </text:span><text:span text:style-name="T86">mkdir</text:span><text:span text:style-name="T120"> ponieważ PHP powstało początkowo pod systemy Uniksowe.</text:span></text:p>
      <text:p text:style-name="P94"/>
      <text:p text:style-name="P190"><text:span text:style-name="_5f_OOoComputerIdent"><text:span text:style-name="T99">mkdir</text:span></text:span><text:span text:style-name="_5f_OOoComputerSpecial"><text:span text:style-name="T99">(</text:span></text:span><text:span text:style-name="_5f_OOoComputerLiteral"><text:span text:style-name="T99">"test"</text:span></text:span><text:span text:style-name="_5f_OOoComputerSpecial"><text:span text:style-name="T99">);</text:span></text:span></text:p>
      <text:p text:style-name="P94"/>
      <text:p text:style-name="P143">Operacje na katalogach</text:p>
      <text:p text:style-name="P53"/>
      <text:p text:style-name="P96">Istnieją 2 mechanizmy przeglądania zawartości katalogów:</text:p>
      <text:p text:style-name="P96"/>
      <text:list xml:id="list3469152563" text:style-name="L6">
        <text:list-item>
          <text:p text:style-name="P219">oparty na dwóch funkcjach: <text:span text:style-name="T63">opendir($katalog)</text:span> i <text:span text:style-name="T63">readdir($handle)</text:span>.</text:p>
        </text:list-item>
      </text:list>
      <text:p text:style-name="P96"/>
      <text:p text:style-name="P96"><text:span text:style-name="T63">opendir($katalog)</text:span> <text:tab/>otwiera katalog o podanej nazwie i zwraca uchwyt do niego.</text:p>
      <text:p text:style-name="P207"><text:span text:style-name="T63">readdir($handle)</text:span> <text:tab/>za każdym wywołaniem zwraca nazwę kolejnego pliku/katalogu z otwartego katalogu.</text:p>
      <text:p text:style-name="P53"/>
      <text:p text:style-name="P172"><text:span text:style-name="T11">Przykład</text:span><text:span text:style-name="T47">: <text:tab/></text:span>Wyświetlenie wszystkich nazw plików z katalogu <text:span text:style-name="T87">test</text:span><text:span text:style-name="T48">, łącznie z oznaczeniem katalogu bieżącego (</text:span><text:span text:style-name="T87">.</text:span><text:span text:style-name="T48">) oraz przejścia do poziomu w dół w drzewie katalogów (</text:span><text:span text:style-name="T87">..</text:span><text:span text:style-name="T48">)</text:span></text:p>
      <text:p text:style-name="P53"/>
      <table:table table:name="Tabela9" table:style-name="Tabela9">
        <table:table-column table:style-name="Tabela9.A"/>
        <table:table-column table:style-name="Tabela9.B"/>
        <table:table-row>
          <table:table-cell table:style-name="Tabela9.A1" office:value-type="string">
            <text:p text:style-name="P196"/>
          </table:table-cell>
          <table:table-cell table:style-name="Tabela9.B1" office:value-type="string">
            <text:p text:style-name="P198">Wynik</text:p>
          </table:table-cell>
        </table:table-row>
        <table:table-row>
          <table:table-cell table:style-name="Tabela9.A2" office:value-type="string">
            <text:p text:style-name="P42"><text:span text:style-name="_5f_OOoComputerSpecial"><text:span text:style-name="T99">$</text:span></text:span><text:span text:style-name="_5f_OOoComputerIdent"><text:span text:style-name="T99">sciezka</text:span></text:span><text:span text:style-name="T99"> </text:span><text:span text:style-name="_5f_OOoComputerSpecial"><text:span text:style-name="T99">=</text:span></text:span><text:span text:style-name="T99"> </text:span><text:span text:style-name="_5f_OOoComputerLiteral"><text:span text:style-name="T99">"test"</text:span></text:span><text:span text:style-name="_5f_OOoComputerSpecial"><text:span text:style-name="T99">;</text:span></text:span></text:p>
            <text:p text:style-name="P23"/>
            <text:p text:style-name="P42"><text:span text:style-name="_5f_OOoComputerKeyWord"><text:span text:style-name="T99">if</text:span></text:span><text:span text:style-name="T99"> </text:span><text:span text:style-name="_5f_OOoComputerSpecial"><text:span text:style-name="T99">($</text:span></text:span><text:span text:style-name="_5f_OOoComputerIdent"><text:span text:style-name="T99">dir</text:span></text:span><text:span text:style-name="T99"> </text:span><text:span text:style-name="_5f_OOoComputerSpecial"><text:span text:style-name="T99">=</text:span></text:span><text:span text:style-name="T99"> </text:span><text:span text:style-name="_5f_OOoComputerSpecial"><text:span text:style-name="T99">@</text:span></text:span><text:span text:style-name="_5f_OOoComputerIdent"><text:span text:style-name="T107">opendir</text:span></text:span><text:span text:style-name="_5f_OOoComputerSpecial"><text:span text:style-name="T99">($</text:span></text:span><text:span text:style-name="_5f_OOoComputerIdent"><text:span text:style-name="T99">sciezka</text:span></text:span><text:span text:style-name="_5f_OOoComputerSpecial"><text:span text:style-name="T99">)) {</text:span></text:span></text:p>
            <text:p text:style-name="P42"><text:span text:style-name="T99"><text:s text:c="2"/></text:span><text:span text:style-name="_5f_OOoComputerKeyWord"><text:span text:style-name="T99">while</text:span></text:span><text:span text:style-name="_5f_OOoComputerSpecial"><text:span text:style-name="T99">($</text:span></text:span><text:span text:style-name="_5f_OOoComputerIdent"><text:span text:style-name="T99">plik</text:span></text:span><text:span text:style-name="T99"> </text:span><text:span text:style-name="_5f_OOoComputerSpecial"><text:span text:style-name="T99">=</text:span></text:span><text:span text:style-name="T99"> </text:span><text:span text:style-name="_5f_OOoComputerIdent"><text:span text:style-name="T107">readdir</text:span></text:span><text:span text:style-name="_5f_OOoComputerSpecial"><text:span text:style-name="T99">($</text:span></text:span><text:span text:style-name="_5f_OOoComputerIdent"><text:span text:style-name="T99">dir</text:span></text:span><text:span text:style-name="_5f_OOoComputerSpecial"><text:span text:style-name="T99">)) {</text:span></text:span></text:p>
            <text:p text:style-name="P42"><text:span text:style-name="_5f_OOoComputerIdent"><text:span text:style-name="T99"><text:s text:c="4"/>echo</text:span></text:span><text:span text:style-name="T99"> </text:span><text:span text:style-name="_5f_OOoComputerSpecial"><text:span text:style-name="T99">$</text:span></text:span><text:span text:style-name="_5f_OOoComputerIdent"><text:span text:style-name="T99">plik</text:span></text:span><text:span text:style-name="_5f_OOoComputerSpecial"><text:span text:style-name="T99">.</text:span></text:span><text:span text:style-name="_5f_OOoComputerLiteral"><text:span text:style-name="T99">"&lt;br&gt;"</text:span></text:span><text:span text:style-name="_5f_OOoComputerSpecial"><text:span text:style-name="T99">;</text:span></text:span></text:p>
            <text:p text:style-name="P23"><text:s text:c="2"/><text:span text:style-name="_5f_OOoComputerSpecial">}</text:span> <text:s/></text:p>
            <text:p text:style-name="P23"/>
            <text:p text:style-name="P23"><text:s text:c="2"/><text:span text:style-name="_5f_OOoComputerIdent">closedir</text:span><text:span text:style-name="_5f_OOoComputerSpecial">($</text:span><text:span text:style-name="_5f_OOoComputerIdent">dir</text:span><text:span text:style-name="_5f_OOoComputerSpecial">);</text:span></text:p>
            <text:p text:style-name="P23"><text:span text:style-name="_5f_OOoComputerSpecial">}</text:span></text:p>
          </table:table-cell>
          <table:table-cell table:style-name="Tabela9.B2" office:value-type="string">
            <text:p text:style-name="P24">.<text:line-break/>..<text:line-break/>foto.jpg<text:line-break/>info.txt</text:p>
          </table:table-cell>
        </table:table-row>
      </table:table>
      <text:p text:style-name="P133"/>
      <text:list xml:id="list52854575" text:style-name="L7">
        <text:list-item>
          <text:p text:style-name="P220">oparty na mechanizmie pseudo-obiektowym</text:p>
        </text:list-item>
      </text:list>
      <text:p text:style-name="P97"/>
      <text:p text:style-name="P98">Obiekt zwrac<text:span text:style-name="T49">a</text:span>ny przez funkcję <text:span text:style-name="T64">dir($katalog)</text:span> posiada 3 metody:</text:p>
      <text:p text:style-name="P98"/>
      <text:p text:style-name="P98"><text:span text:style-name="T63">handle()</text:span> <text:tab/>zwraca zwykły uchwyt, który może być używany w funkcji readdir(),</text:p>
      <text:p text:style-name="P98"><text:span text:style-name="T63">path()</text:span> <text:tab/>zwraca string zawierający ścieżkę do katalogu</text:p>
      <text:p text:style-name="P98"><text:span text:style-name="T63">read()</text:span> <text:tab/>zwraca kolejne nazwy plików/katalogów, podobnie jak funkcja readdir().</text:p>
      <text:p text:style-name="P98"/>
      <text:p text:style-name="P98">Dla funkcji <text:span text:style-name="T63">readdir()</text:span> i metody <text:span text:style-name="T63">read()</text:span> nie ma różnicy między plikiem lub katalogiem - zwracane są wszystkie nazwy z katalogu. <text:span text:style-name="T49">C</text:span>zy to jest katalog programista musi sam sprawdzić za pomocą funkcji <text:span text:style-name="T63">is_dir()</text:span>. </text:p>
      <text:p text:style-name="P97"/>
      <text:p text:style-name="P53"><text:soft-page-break/><text:span text:style-name="T12">Przykład</text:span><text:span text:style-name="T49">:<text:tab/></text:span> Odczytywanie zawartości katalogu przy <text:span text:style-name="T49">użyciu</text:span> fun<text:span text:style-name="T49">k</text:span>cji <text:span text:style-name="T63">dir</text:span><text:span text:style-name="T88">()</text:span></text:p>
      <text:p text:style-name="P53"/>
      <table:table table:name="Tabela10" table:style-name="Tabela10">
        <table:table-column table:style-name="Tabela10.A"/>
        <table:table-column table:style-name="Tabela10.B"/>
        <table:table-row>
          <table:table-cell table:style-name="Tabela10.A1" office:value-type="string">
            <text:p text:style-name="P200"/>
          </table:table-cell>
          <table:table-cell table:style-name="Tabela10.B1" office:value-type="string">
            <text:p text:style-name="P199">Wynik</text:p>
          </table:table-cell>
        </table:table-row>
        <table:table-row>
          <table:table-cell table:style-name="Tabela10.A2" office:value-type="string">
            <text:p text:style-name="P25"><text:span text:style-name="_5f_OOoComputerSpecial">$</text:span><text:span text:style-name="_5f_OOoComputerIdent">sciezka</text:span> <text:span text:style-name="_5f_OOoComputerSpecial">=</text:span> <text:span text:style-name="_5f_OOoComputerLiteral">"test"</text:span><text:span text:style-name="_5f_OOoComputerSpecial">;</text:span></text:p>
            <text:p text:style-name="P25"/>
            <text:p text:style-name="P25"><text:span text:style-name="_5f_OOoComputerSpecial">$</text:span><text:span text:style-name="_5f_OOoComputerIdent">d</text:span> <text:span text:style-name="_5f_OOoComputerSpecial">=</text:span> <text:span text:style-name="_5f_OOoComputerIdent">dir</text:span><text:span text:style-name="_5f_OOoComputerSpecial">($</text:span><text:span text:style-name="_5f_OOoComputerIdent">sciezka</text:span><text:span text:style-name="_5f_OOoComputerSpecial">);</text:span></text:p>
            <text:p text:style-name="P25"><text:span text:style-name="_5f_OOoComputerIdent">echo</text:span> <text:span text:style-name="_5f_OOoComputerLiteral">"Handle: "</text:span><text:span text:style-name="_5f_OOoComputerSpecial">.$</text:span><text:span text:style-name="_5f_OOoComputerIdent">d</text:span><text:span text:style-name="_5f_OOoComputerSpecial">-&gt;</text:span><text:span text:style-name="_5f_OOoComputerIdent">handle</text:span><text:span text:style-name="_5f_OOoComputerSpecial">.</text:span><text:span text:style-name="_5f_OOoComputerLiteral">"&lt;br&gt;"</text:span><text:span text:style-name="_5f_OOoComputerSpecial">;</text:span></text:p>
            <text:p text:style-name="P25"><text:span text:style-name="_5f_OOoComputerIdent">echo</text:span> <text:span text:style-name="_5f_OOoComputerLiteral">"Path: "</text:span><text:span text:style-name="_5f_OOoComputerSpecial">.$</text:span><text:span text:style-name="_5f_OOoComputerIdent">d</text:span><text:span text:style-name="_5f_OOoComputerSpecial">-&gt;</text:span><text:span text:style-name="_5f_OOoComputerIdent">path</text:span><text:span text:style-name="_5f_OOoComputerSpecial">.</text:span><text:span text:style-name="_5f_OOoComputerLiteral">"&lt;br&gt;&lt;br&gt;"</text:span><text:span text:style-name="_5f_OOoComputerSpecial">;</text:span></text:p>
            <text:p text:style-name="P25"/>
            <text:p text:style-name="P25"><text:span text:style-name="_5f_OOoComputerKeyWord">while</text:span><text:span text:style-name="_5f_OOoComputerSpecial">($</text:span><text:span text:style-name="_5f_OOoComputerIdent">plik</text:span><text:span text:style-name="_5f_OOoComputerSpecial">=$</text:span><text:span text:style-name="_5f_OOoComputerIdent">d</text:span><text:span text:style-name="_5f_OOoComputerSpecial">-&gt;</text:span><text:span text:style-name="_5f_OOoComputerIdent">read</text:span><text:span text:style-name="_5f_OOoComputerSpecial">()) {</text:span></text:p>
            <text:p text:style-name="P25"><text:s text:c="2"/><text:span text:style-name="_5f_OOoComputerIdent">echo</text:span> <text:span text:style-name="_5f_OOoComputerSpecial">$</text:span><text:span text:style-name="_5f_OOoComputerIdent">plik</text:span><text:span text:style-name="_5f_OOoComputerSpecial">.</text:span><text:span text:style-name="_5f_OOoComputerLiteral">"&lt;br&gt;"</text:span><text:span text:style-name="_5f_OOoComputerSpecial">;</text:span></text:p>
            <text:p text:style-name="P25"><text:span text:style-name="_5f_OOoComputerSpecial">}</text:span></text:p>
            <text:p text:style-name="P25"/>
            <text:p text:style-name="P135"><text:span text:style-name="_5f_OOoComputerSpecial"><text:span text:style-name="T99">$</text:span></text:span><text:span text:style-name="_5f_OOoComputerIdent"><text:span text:style-name="T99">d</text:span></text:span><text:span text:style-name="_5f_OOoComputerSpecial"><text:span text:style-name="T99">-&gt;</text:span></text:span><text:span text:style-name="_5f_OOoComputerIdent"><text:span text:style-name="T99">close</text:span></text:span><text:span text:style-name="_5f_OOoComputerSpecial"><text:span text:style-name="T99">();</text:span></text:span></text:p>
          </table:table-cell>
          <table:table-cell table:style-name="Tabela10.B2" office:value-type="string">
            <text:p text:style-name="P25">Handle: Resource id #3<text:line-break/>Path: test<text:line-break/><text:line-break/>.<text:line-break/>..<text:line-break/>foto.jpg<text:line-break/>info.txt </text:p>
          </table:table-cell>
        </table:table-row>
      </table:table>
      <text:p text:style-name="P134"/>
      <text:p text:style-name="P147">Usuwanie katalogów</text:p>
      <text:p text:style-name="P94"/>
      <text:p text:style-name="P165">rmdir(katalog)</text:p>
      <text:p text:style-name="P95"/>
      <text:p text:style-name="P95"><text:span text:style-name="T121">U</text:span>suwa katalog, który musi być pusty. Jeśli chce<text:span text:style-name="T121">sz</text:span> usunąć katalog z zawartością należy najpierw usunąć wszystkie jego obiekty a na końcu sam katalog.</text:p>
      <text:p text:style-name="P94"/>
      <text:p text:style-name="P178">Do usunięcia wszystkich – niestety tylko plików z podkatalogu <text:span text:style-name="T122">służy np.: </text:span>funkcj<text:span text:style-name="T122">a</text:span>:</text:p>
      <text:p text:style-name="P178"/>
      <text:p text:style-name="P191">glob(wzorzec, [flagi])</text:p>
      <text:p text:style-name="P178"/>
      <text:p text:style-name="P178">wyszuk<text:span text:style-name="T122">uje</text:span> nazw<text:span text:style-name="T122">y</text:span> plików pasujących do podanego wzorca. Wynikiem jest tablica zawierająca pasujące pliki.</text:p>
      <text:p text:style-name="P178"/>
      <text:p text:style-name="P186"><text:span text:style-name="_5f_OOoComputerSpecial">$</text:span><text:span text:style-name="_5f_OOoComputerIdent">katalog</text:span> <text:span text:style-name="_5f_OOoComputerSpecial">=</text:span> <text:span text:style-name="_5f_OOoComputerLiteral">"test"</text:span><text:span text:style-name="_5f_OOoComputerSpecial">;</text:span></text:p>
      <text:p text:style-name="P186"><text:span text:style-name="_5f_OOoComputerIdent">array_map</text:span><text:span text:style-name="_5f_OOoComputerSpecial">(</text:span><text:span text:style-name="_5f_OOoComputerLiteral">'unlink'</text:span><text:span text:style-name="_5f_OOoComputerSpecial">,</text:span> <text:span text:style-name="_5f_OOoComputerIdent">glob</text:span><text:span text:style-name="_5f_OOoComputerSpecial">($</text:span><text:span text:style-name="_5f_OOoComputerIdent">katalog</text:span><text:span text:style-name="_5f_OOoComputerSpecial">.</text:span><text:span text:style-name="_5f_OOoComputerLiteral">"/*.*"</text:span><text:span text:style-name="_5f_OOoComputerSpecial">));</text:span> <text:s/><text:span text:style-name="_5f_OOoComputerComment">// pobierz wszystkie pliki z katalogu</text:span></text:p>
      <text:p text:style-name="P186"><text:span text:style-name="_5f_OOoComputerIdent">rmdir</text:span><text:span text:style-name="_5f_OOoComputerSpecial">($</text:span><text:span text:style-name="_5f_OOoComputerIdent">katalog</text:span><text:span text:style-name="_5f_OOoComputerSpecial">);</text:span></text:p>
      <text:p text:style-name="P177"/>
      <text:p text:style-name="P179">Moż<text:span text:style-name="T122">esz</text:span> zastosować funkcję do wykonania linuksowego polecenia usunięcia katalogów z podkatalogami (na localhost nie działa):</text:p>
      <text:p text:style-name="P179"/>
      <text:p text:style-name="P192"><text:span text:style-name="_5f_OOoComputerSpecial"><text:span text:style-name="T99">$</text:span></text:span><text:span text:style-name="_5f_OOoComputerIdent"><text:span text:style-name="T99">katalog</text:span></text:span><text:span text:style-name="T99"> </text:span><text:span text:style-name="_5f_OOoComputerSpecial"><text:span text:style-name="T99">=</text:span></text:span><text:span text:style-name="T99"> </text:span><text:span text:style-name="_5f_OOoComputerLiteral"><text:span text:style-name="T99">"test"</text:span></text:span><text:span text:style-name="_5f_OOoComputerSpecial"><text:span text:style-name="T99">;</text:span></text:span></text:p>
      <text:p text:style-name="P192"><text:span text:style-name="_5f_OOoComputerIdent"><text:span text:style-name="T99">echo</text:span></text:span><text:span text:style-name="T99"> </text:span><text:span text:style-name="_5f_OOoComputerSpecial"><text:span text:style-name="T99">@</text:span></text:span><text:span text:style-name="_5f_OOoComputerIdent"><text:span text:style-name="T99">exec</text:span></text:span><text:span text:style-name="_5f_OOoComputerSpecial"><text:span text:style-name="T99">(</text:span></text:span><text:span text:style-name="_5f_OOoComputerLiteral"><text:span text:style-name="T99">'rm -fr '</text:span></text:span><text:span text:style-name="_5f_OOoComputerSpecial"><text:span text:style-name="T99">.$</text:span></text:span><text:span text:style-name="_5f_OOoComputerIdent"><text:span text:style-name="T99">katalog</text:span></text:span><text:span text:style-name="_5f_OOoComputerSpecial"><text:span text:style-name="T99">);</text:span></text:span></text:p>
      <text:p text:style-name="P177"/>
      <text:p text:style-name="P178">Lub napisać własną funkcję rekurencyjną symulującą polecenie <text:span text:style-name="T63">rm -fc</text:span> <text:span text:style-name="T38">usuwającą wszystkie pliki i podkatalogi:</text:span></text:p>
      <text:p text:style-name="P178"/>
      <text:p text:style-name="P193"><text:span text:style-name="_5f_OOoComputerIdent"><text:span text:style-name="T99">function</text:span></text:span><text:span text:style-name="T99"> </text:span><text:span text:style-name="_5f_OOoComputerIdent"><text:span text:style-name="T99">rm</text:span></text:span><text:span text:style-name="_5f_OOoComputerSpecial"><text:span text:style-name="T99">($</text:span></text:span><text:span text:style-name="_5f_OOoComputerIdent"><text:span text:style-name="T99">dir</text:span></text:span><text:span text:style-name="_5f_OOoComputerSpecial"><text:span text:style-name="T99">) {</text:span></text:span></text:p>
      <text:p text:style-name="P193"><text:span text:style-name="T99"><text:s text:c="2"/></text:span><text:span text:style-name="_5f_OOoComputerSpecial"><text:span text:style-name="T99">$</text:span></text:span><text:span text:style-name="_5f_OOoComputerIdent"><text:span text:style-name="T99">fd</text:span></text:span><text:span text:style-name="T99"> </text:span><text:span text:style-name="_5f_OOoComputerSpecial"><text:span text:style-name="T99">=</text:span></text:span><text:span text:style-name="T99"> </text:span><text:span text:style-name="_5f_OOoComputerIdent"><text:span text:style-name="T99">opendir</text:span></text:span><text:span text:style-name="_5f_OOoComputerSpecial"><text:span text:style-name="T99">($</text:span></text:span><text:span text:style-name="_5f_OOoComputerIdent"><text:span text:style-name="T99">dir</text:span></text:span><text:span text:style-name="_5f_OOoComputerSpecial"><text:span text:style-name="T99">);</text:span></text:span></text:p>
      <text:p text:style-name="P187"><text:s text:c="2"/></text:p>
      <text:p text:style-name="P193"><text:span text:style-name="T99"><text:s text:c="2"/></text:span><text:span text:style-name="_5f_OOoComputerKeyWord"><text:span text:style-name="T99">if</text:span></text:span><text:span text:style-name="_5f_OOoComputerSpecial"><text:span text:style-name="T99">(!$</text:span></text:span><text:span text:style-name="_5f_OOoComputerIdent"><text:span text:style-name="T99">fd</text:span></text:span><text:span text:style-name="_5f_OOoComputerSpecial"><text:span text:style-name="T99">)</text:span></text:span><text:span text:style-name="T99"> </text:span><text:span text:style-name="_5f_OOoComputerKeyWord"><text:span text:style-name="T99">return</text:span></text:span><text:span text:style-name="T99"> </text:span><text:span text:style-name="_5f_OOoComputerKeyWord"><text:span text:style-name="T99">false</text:span></text:span><text:span text:style-name="_5f_OOoComputerSpecial"><text:span text:style-name="T99">;</text:span></text:span></text:p>
      <text:p text:style-name="P187"><text:s text:c="2"/></text:p>
      <text:p text:style-name="P193"><text:span text:style-name="T99"><text:s text:c="2"/></text:span><text:span text:style-name="_5f_OOoComputerKeyWord"><text:span text:style-name="T99">while</text:span></text:span><text:span text:style-name="T99"> </text:span><text:span text:style-name="_5f_OOoComputerSpecial"><text:span text:style-name="T99">(($</text:span></text:span><text:span text:style-name="_5f_OOoComputerIdent"><text:span text:style-name="T99">file</text:span></text:span><text:span text:style-name="T99"> </text:span><text:span text:style-name="_5f_OOoComputerSpecial"><text:span text:style-name="T99">=</text:span></text:span><text:span text:style-name="T99"> </text:span><text:span text:style-name="_5f_OOoComputerIdent"><text:span text:style-name="T99">readdir</text:span></text:span><text:span text:style-name="_5f_OOoComputerSpecial"><text:span text:style-name="T99">($</text:span></text:span><text:span text:style-name="_5f_OOoComputerIdent"><text:span text:style-name="T99">fd</text:span></text:span><text:span text:style-name="_5f_OOoComputerSpecial"><text:span text:style-name="T99">))!==</text:span></text:span><text:span text:style-name="T99"> </text:span><text:span text:style-name="_5f_OOoComputerKeyWord"><text:span text:style-name="T99">false</text:span></text:span><text:span text:style-name="_5f_OOoComputerSpecial"><text:span text:style-name="T99">) {</text:span></text:span></text:p>
      <text:p text:style-name="P187"><text:s text:c="4"/><text:span text:style-name="_5f_OOoComputerKeyWord">if</text:span><text:span text:style-name="_5f_OOoComputerSpecial">($</text:span><text:span text:style-name="_5f_OOoComputerIdent">file</text:span> <text:span text:style-name="_5f_OOoComputerSpecial">==</text:span><text:span text:style-name="_5f_OOoComputerLiteral">"."</text:span> <text:span text:style-name="_5f_OOoComputerSpecial">||</text:span> <text:span text:style-name="_5f_OOoComputerSpecial">$</text:span><text:span text:style-name="_5f_OOoComputerIdent">file</text:span><text:span text:style-name="_5f_OOoComputerSpecial">==</text:span> <text:span text:style-name="_5f_OOoComputerLiteral">".."</text:span><text:span text:style-name="_5f_OOoComputerSpecial">)</text:span> <text:span text:style-name="_5f_OOoComputerKeyWord">continue</text:span><text:span text:style-name="_5f_OOoComputerSpecial">;</text:span></text:p>
      <text:p text:style-name="P187"><text:s text:c="4"/></text:p>
      <text:p text:style-name="P187"><text:s text:c="4"/><text:span text:style-name="_5f_OOoComputerKeyWord">if</text:span><text:span text:style-name="_5f_OOoComputerSpecial">(</text:span><text:span text:style-name="_5f_OOoComputerIdent">is_dir</text:span><text:span text:style-name="_5f_OOoComputerSpecial">($</text:span><text:span text:style-name="_5f_OOoComputerIdent">dir</text:span><text:span text:style-name="_5f_OOoComputerSpecial">.</text:span><text:span text:style-name="_5f_OOoComputerLiteral">"/"</text:span><text:span text:style-name="_5f_OOoComputerSpecial">.$</text:span><text:span text:style-name="_5f_OOoComputerIdent">file</text:span><text:span text:style-name="_5f_OOoComputerSpecial">))</text:span></text:p>
      <text:p text:style-name="P187"><text:s text:c="6"/><text:span text:style-name="_5f_OOoComputerIdent">rm</text:span><text:span text:style-name="_5f_OOoComputerSpecial">($</text:span><text:span text:style-name="_5f_OOoComputerIdent">dir</text:span><text:span text:style-name="_5f_OOoComputerSpecial">.</text:span><text:span text:style-name="_5f_OOoComputerLiteral">"/"</text:span><text:span text:style-name="_5f_OOoComputerSpecial">.$</text:span><text:span text:style-name="_5f_OOoComputerIdent">file</text:span><text:span text:style-name="_5f_OOoComputerSpecial">);</text:span></text:p>
      <text:p text:style-name="P187"><text:s text:c="4"/><text:span text:style-name="_5f_OOoComputerKeyWord">else</text:span></text:p>
      <text:p text:style-name="P187"><text:s text:c="6"/><text:span text:style-name="_5f_OOoComputerIdent">unlink</text:span><text:span text:style-name="_5f_OOoComputerSpecial">(</text:span><text:span text:style-name="_5f_OOoComputerLiteral">"$dir/$file"</text:span><text:span text:style-name="_5f_OOoComputerSpecial">);</text:span></text:p>
      <text:p text:style-name="P187"><text:s text:c="2"/><text:span text:style-name="_5f_OOoComputerSpecial">}</text:span></text:p>
      <text:p text:style-name="P187"><text:s text:c="2"/></text:p>
      <text:p text:style-name="P187"><text:s text:c="2"/><text:span text:style-name="_5f_OOoComputerIdent">closedir</text:span><text:span text:style-name="_5f_OOoComputerSpecial">($</text:span><text:span text:style-name="_5f_OOoComputerIdent">fd</text:span><text:span text:style-name="_5f_OOoComputerSpecial">);</text:span></text:p>
      <text:p text:style-name="P187"><text:s text:c="2"/><text:span text:style-name="_5f_OOoComputerIdent">rmdir</text:span><text:span text:style-name="_5f_OOoComputerSpecial">($</text:span><text:span text:style-name="_5f_OOoComputerIdent">dir</text:span><text:span text:style-name="_5f_OOoComputerSpecial">);</text:span></text:p>
      <text:p text:style-name="P187"><text:span text:style-name="_5f_OOoComputerSpecial">}</text:span></text:p>
      <text:p text:style-name="P177"/>
      <text:p text:style-name="P177"/>
      <text:p text:style-name="P176"><text:soft-page-break/>Lub bardziej rozbudowana, <text:span text:style-name="T122">ź</text:span>ródło:</text:p>
      <text:p text:style-name="P188">http://porady-it.pl/programowanie/jak-usunac-katalog-wraz-z-zawartoscia/</text:p>
      <text:p text:style-name="P177"/>
      <text:p text:style-name="P194"><text:span text:style-name="_5f_OOoComputerIdent"><text:span text:style-name="T99">function</text:span></text:span><text:span text:style-name="T99"> </text:span><text:span text:style-name="_5f_OOoComputerIdent"><text:span text:style-name="T99">rm2</text:span></text:span><text:span text:style-name="_5f_OOoComputerSpecial"><text:span text:style-name="T99">($</text:span></text:span><text:span text:style-name="_5f_OOoComputerIdent"><text:span text:style-name="T99">dirname</text:span></text:span><text:span text:style-name="_5f_OOoComputerSpecial"><text:span text:style-name="T99">) {</text:span></text:span></text:p>
      <text:p text:style-name="P194"><text:span text:style-name="T99"><text:s text:c="2"/></text:span><text:span text:style-name="_5f_OOoComputerComment"><text:span text:style-name="T99">// weryfikacja czy istnieje podana lokalizacja</text:span></text:span></text:p>
      <text:p text:style-name="P194"><text:span text:style-name="T99"><text:s text:c="2"/></text:span><text:span text:style-name="_5f_OOoComputerKeyWord"><text:span text:style-name="T99">if</text:span></text:span><text:span text:style-name="_5f_OOoComputerSpecial"><text:span text:style-name="T99">(!</text:span></text:span><text:span text:style-name="_5f_OOoComputerIdent"><text:span text:style-name="T99">file_exists</text:span></text:span><text:span text:style-name="_5f_OOoComputerSpecial"><text:span text:style-name="T99">($</text:span></text:span><text:span text:style-name="_5f_OOoComputerIdent"><text:span text:style-name="T99">dirname</text:span></text:span><text:span text:style-name="_5f_OOoComputerSpecial"><text:span text:style-name="T99">))</text:span></text:span></text:p>
      <text:p text:style-name="P194"><text:span text:style-name="T99"><text:s text:c="4"/></text:span><text:span text:style-name="_5f_OOoComputerKeyWord"><text:span text:style-name="T99">return</text:span></text:span><text:span text:style-name="T99"> </text:span><text:span text:style-name="_5f_OOoComputerKeyWord"><text:span text:style-name="T99">false</text:span></text:span><text:span text:style-name="_5f_OOoComputerSpecial"><text:span text:style-name="T99">;</text:span></text:span></text:p>
      <text:p text:style-name="P188"><text:s/></text:p>
      <text:p text:style-name="P194"><text:span text:style-name="T99"><text:s text:c="2"/></text:span><text:span text:style-name="_5f_OOoComputerComment"><text:span text:style-name="T99">// sprawdzenie czy jest to katalog</text:span></text:span></text:p>
      <text:p text:style-name="P194"><text:span text:style-name="T99"><text:s text:c="2"/></text:span><text:span text:style-name="_5f_OOoComputerKeyWord"><text:span text:style-name="T99">if</text:span></text:span><text:span text:style-name="T99"> </text:span><text:span text:style-name="_5f_OOoComputerSpecial"><text:span text:style-name="T99">(</text:span></text:span><text:span text:style-name="_5f_OOoComputerIdent"><text:span text:style-name="T99">is_dir</text:span></text:span><text:span text:style-name="_5f_OOoComputerSpecial"><text:span text:style-name="T99">($</text:span></text:span><text:span text:style-name="_5f_OOoComputerIdent"><text:span text:style-name="T99">dirname</text:span></text:span><text:span text:style-name="_5f_OOoComputerSpecial"><text:span text:style-name="T99">))</text:span></text:span></text:p>
      <text:p text:style-name="P188"><text:s text:c="4"/><text:span text:style-name="_5f_OOoComputerSpecial">$</text:span><text:span text:style-name="_5f_OOoComputerIdent">dir_handle</text:span> <text:span text:style-name="_5f_OOoComputerSpecial">=</text:span> <text:span text:style-name="_5f_OOoComputerIdent">opendir</text:span><text:span text:style-name="_5f_OOoComputerSpecial">($</text:span><text:span text:style-name="_5f_OOoComputerIdent">dirname</text:span><text:span text:style-name="_5f_OOoComputerSpecial">);</text:span> <text:span text:style-name="_5f_OOoComputerComment">// otwórz katalog</text:span></text:p>
      <text:p text:style-name="P188"/>
      <text:p text:style-name="P188"><text:s text:c="2"/><text:span text:style-name="_5f_OOoComputerComment">// jeśli nie udało się otworzyć lokalizacji opuszczenie funkcji</text:span></text:p>
      <text:p text:style-name="P188"><text:s text:c="2"/><text:span text:style-name="_5f_OOoComputerKeyWord">if</text:span> <text:span text:style-name="_5f_OOoComputerSpecial">(!$</text:span><text:span text:style-name="_5f_OOoComputerIdent">dir_handle</text:span><text:span text:style-name="_5f_OOoComputerSpecial">)</text:span></text:p>
      <text:p text:style-name="P188"><text:s text:c="4"/><text:span text:style-name="_5f_OOoComputerKeyWord">return</text:span> <text:span text:style-name="_5f_OOoComputerKeyWord">false</text:span><text:span text:style-name="_5f_OOoComputerSpecial">;</text:span></text:p>
      <text:p text:style-name="P188"><text:s/></text:p>
      <text:p text:style-name="P188"><text:s text:c="2"/><text:span text:style-name="_5f_OOoComputerComment">// przejrzenie zawartości katalogu</text:span></text:p>
      <text:p text:style-name="P188"><text:s text:c="2"/><text:span text:style-name="_5f_OOoComputerKeyWord">while</text:span><text:span text:style-name="_5f_OOoComputerSpecial">($</text:span><text:span text:style-name="_5f_OOoComputerIdent">file</text:span> <text:span text:style-name="_5f_OOoComputerSpecial">=</text:span> <text:span text:style-name="_5f_OOoComputerIdent">readdir</text:span><text:span text:style-name="_5f_OOoComputerSpecial">($</text:span><text:span text:style-name="_5f_OOoComputerIdent">dir_handle</text:span><text:span text:style-name="_5f_OOoComputerSpecial">)) {</text:span></text:p>
      <text:p text:style-name="P188"><text:s text:c="4"/><text:span text:style-name="_5f_OOoComputerComment">// odrzucenie ścieżki bieżącego katalogu i katalogu nadrzędnego</text:span></text:p>
      <text:p text:style-name="P188"><text:s text:c="4"/><text:span text:style-name="_5f_OOoComputerKeyWord">if</text:span> <text:span text:style-name="_5f_OOoComputerSpecial">($</text:span><text:span text:style-name="_5f_OOoComputerIdent">file</text:span> <text:span text:style-name="_5f_OOoComputerSpecial">!=</text:span> <text:span text:style-name="_5f_OOoComputerLiteral">'.'</text:span> <text:span text:style-name="_5f_OOoComputerSpecial">&amp;&amp;</text:span> <text:span text:style-name="_5f_OOoComputerSpecial">$</text:span><text:span text:style-name="_5f_OOoComputerIdent">file</text:span> <text:span text:style-name="_5f_OOoComputerSpecial">!=</text:span> <text:span text:style-name="_5f_OOoComputerLiteral">'..'</text:span><text:span text:style-name="_5f_OOoComputerSpecial">) {</text:span></text:p>
      <text:p text:style-name="P188"><text:s text:c="6"/><text:span text:style-name="_5f_OOoComputerComment">// jeśli element katalogu nie jest katalogiem usunięcie go</text:span></text:p>
      <text:p text:style-name="P188"><text:s text:c="6"/><text:span text:style-name="_5f_OOoComputerKeyWord">if</text:span> <text:span text:style-name="_5f_OOoComputerSpecial">(!</text:span><text:span text:style-name="_5f_OOoComputerIdent">is_dir</text:span><text:span text:style-name="_5f_OOoComputerSpecial">($</text:span><text:span text:style-name="_5f_OOoComputerIdent">dirname</text:span><text:span text:style-name="_5f_OOoComputerSpecial">.</text:span><text:span text:style-name="_5f_OOoComputerLiteral">"/"</text:span><text:span text:style-name="_5f_OOoComputerSpecial">.$</text:span><text:span text:style-name="_5f_OOoComputerIdent">file</text:span><text:span text:style-name="_5f_OOoComputerSpecial">))</text:span></text:p>
      <text:p text:style-name="P188"><text:s text:c="8"/><text:span text:style-name="_5f_OOoComputerComment">//usunięcie pliku</text:span></text:p>
      <text:p text:style-name="P188"><text:s text:c="8"/><text:span text:style-name="_5f_OOoComputerIdent">unlink</text:span><text:span text:style-name="_5f_OOoComputerSpecial">($</text:span><text:span text:style-name="_5f_OOoComputerIdent">dirname</text:span><text:span text:style-name="_5f_OOoComputerSpecial">.</text:span><text:span text:style-name="_5f_OOoComputerLiteral">"/"</text:span><text:span text:style-name="_5f_OOoComputerSpecial">.$</text:span><text:span text:style-name="_5f_OOoComputerIdent">file</text:span><text:span text:style-name="_5f_OOoComputerSpecial">);</text:span></text:p>
      <text:p text:style-name="P188"><text:s text:c="6"/><text:span text:style-name="_5f_OOoComputerKeyWord">else</text:span></text:p>
      <text:p text:style-name="P188"><text:s text:c="8"/><text:span text:style-name="_5f_OOoComputerComment">// jeśli jest katalogiem wykonanie funkcji rm2 dla niego</text:span></text:p>
      <text:p text:style-name="P188"><text:s text:c="8"/><text:span text:style-name="_5f_OOoComputerIdent">rm2</text:span><text:span text:style-name="_5f_OOoComputerSpecial">($</text:span><text:span text:style-name="_5f_OOoComputerIdent">dirname</text:span><text:span text:style-name="_5f_OOoComputerSpecial">.</text:span><text:span text:style-name="_5f_OOoComputerLiteral">'/'</text:span><text:span text:style-name="_5f_OOoComputerSpecial">.$</text:span><text:span text:style-name="_5f_OOoComputerIdent">file</text:span><text:span text:style-name="_5f_OOoComputerSpecial">);</text:span> <text:s text:c="8"/></text:p>
      <text:p text:style-name="P188"><text:s text:c="4"/><text:span text:style-name="_5f_OOoComputerSpecial">}</text:span></text:p>
      <text:p text:style-name="P188"><text:s text:c="2"/><text:span text:style-name="_5f_OOoComputerSpecial">}</text:span></text:p>
      <text:p text:style-name="P188"><text:s/></text:p>
      <text:p text:style-name="P188"><text:s text:c="2"/><text:span text:style-name="_5f_OOoComputerComment">//zamknięcie lokalizacji</text:span></text:p>
      <text:p text:style-name="P188"><text:s text:c="2"/><text:span text:style-name="_5f_OOoComputerIdent">closedir</text:span><text:span text:style-name="_5f_OOoComputerSpecial">($</text:span><text:span text:style-name="_5f_OOoComputerIdent">dir_handle</text:span><text:span text:style-name="_5f_OOoComputerSpecial">);</text:span></text:p>
      <text:p text:style-name="P188"><text:s/></text:p>
      <text:p text:style-name="P188"><text:s text:c="2"/><text:span text:style-name="_5f_OOoComputerComment">//usunięcie katalogu</text:span></text:p>
      <text:p text:style-name="P188"><text:s text:c="2"/><text:span text:style-name="_5f_OOoComputerIdent">rmdir</text:span><text:span text:style-name="_5f_OOoComputerSpecial">($</text:span><text:span text:style-name="_5f_OOoComputerIdent">dirname</text:span><text:span text:style-name="_5f_OOoComputerSpecial">);</text:span></text:p>
      <text:p text:style-name="P188"><text:s/></text:p>
      <text:p text:style-name="P188"><text:s text:c="2"/><text:span text:style-name="_5f_OOoComputerKeyWord">return</text:span> <text:span text:style-name="_5f_OOoComputerKeyWord">true</text:span><text:span text:style-name="_5f_OOoComputerSpecial">;</text:span></text:p>
      <text:p text:style-name="P188"><text:span text:style-name="_5f_OOoComputerSpecial">}</text:span></text:p>
      <text:p text:style-name="P189"/>
      <text:p text:style-name="P187"><text:span text:style-name="_5f_OOoComputerSpecial">$</text:span><text:span text:style-name="_5f_OOoComputerIdent">katalog</text:span> <text:span text:style-name="_5f_OOoComputerSpecial">=</text:span> <text:span text:style-name="_5f_OOoComputerLiteral">"test"</text:span><text:span text:style-name="_5f_OOoComputerSpecial">;</text:span></text:p>
      <text:p text:style-name="P187"><text:span text:style-name="_5f_OOoComputerIdent">rm</text:span><text:span text:style-name="_5f_OOoComputerIdent"><text:span text:style-name="T39">2</text:span></text:span><text:span text:style-name="_5f_OOoComputerSpecial">($</text:span><text:span text:style-name="_5f_OOoComputerIdent">katalog</text:span><text:span text:style-name="_5f_OOoComputerSpecial">);</text:span></text:p>
      <text:p text:style-name="P94"/>
      <text:p text:style-name="P147">Kasowanie plików</text:p>
      <text:p text:style-name="P93"/>
      <text:p text:style-name="P167">unlink($nazwa_pliku)</text:p>
      <text:p text:style-name="P93"/>
      <text:p text:style-name="P93"><text:span text:style-name="T44">Taka nazwa, ponieważ </text:span>PHP powstało początkowo pod systemy Uniksowe.</text:p>
      <text:p text:style-name="P93"/>
      <text:h text:style-name="Heading_20_2" text:outline-level="2"><text:bookmark-start text:name="__RefHeading___Toc3945_2036025450"/>Przetwarzanie ścieżki<text:bookmark-end text:name="__RefHeading___Toc3945_2036025450"/></text:h>
      <text:p text:style-name="P99">PHP posiada wiele funkcji do analizy i przetwarzania zmiennych tekstowych, które zawierają ścieżkę do pliku.</text:p>
      <text:p text:style-name="P99"/>
      <text:p text:style-name="P45"><text:span text:style-name="T19">dirname(</text:span><text:span text:style-name="T20">ścieżka</text:span><text:span text:style-name="T19">)</text:span></text:p>
      <text:p text:style-name="P99"/>
      <text:p text:style-name="P136"><text:span text:style-name="T45">Zwraca </text:span>wszystko oprócz nazwy pliku.</text:p>
      <text:p text:style-name="P136"/>
      <text:p text:style-name="P136"/>
      <text:p text:style-name="P136"/>
      <text:p text:style-name="P136"/>
      <text:p text:style-name="P136"/>
      <text:p text:style-name="P45"><text:soft-page-break/><text:span text:style-name="T19">basename(</text:span><text:span text:style-name="T20">ścieżka, </text:span><text:span text:style-name="T21">przyrostek</text:span><text:span text:style-name="T19">)</text:span></text:p>
      <text:p text:style-name="P149"/>
      <text:p text:style-name="P136"><text:span text:style-name="T45">Z</text:span>wraca nazwę pliku.</text:p>
      <text:p text:style-name="P136"/>
      <text:p text:style-name="P137">ścieżka<text:tab/><text:tab/><text:span text:style-name="T47">ścieżka do pliku, </text:span>w windows <text:span text:style-name="T47">separator katalogów o </text:span>„<text:span text:style-name="T63">/</text:span>” <text:span text:style-name="T47">lub „</text:span><text:span text:style-name="T89">\</text:span><text:span text:style-name="T47">”, inne OS</text:span> „<text:span text:style-name="T63">/</text:span>”</text:p>
      <text:p text:style-name="P137">przyrostek<text:tab/>jeśli plik kończy się przyrostkiem to także zostanie on obcięty</text:p>
      <text:p text:style-name="P136"/>
      <table:table table:name="Tabela11" table:style-name="Tabela11">
        <table:table-column table:style-name="Tabela11.A"/>
        <table:table-column table:style-name="Tabela11.B"/>
        <table:table-row>
          <table:table-cell table:style-name="Tabela11.A1" office:value-type="string">
            <text:p text:style-name="P201">Przykład</text:p>
          </table:table-cell>
          <table:table-cell table:style-name="Tabela11.B1" office:value-type="string">
            <text:p text:style-name="P201">Wynik</text:p>
          </table:table-cell>
        </table:table-row>
        <table:table-row>
          <table:table-cell table:style-name="Tabela11.A2" office:value-type="string">
            <text:p text:style-name="P44"><text:span text:style-name="_5f_OOoComputerSpecial"><text:span text:style-name="T99">$</text:span></text:span><text:span text:style-name="_5f_OOoComputerIdent"><text:span text:style-name="T99">sciezka</text:span></text:span><text:span text:style-name="T99"> </text:span><text:span text:style-name="_5f_OOoComputerSpecial"><text:span text:style-name="T99">=</text:span></text:span><text:span text:style-name="T99"> </text:span><text:span text:style-name="_5f_OOoComputerLiteral"><text:span text:style-name="T99">"test/</text:span></text:span><text:span text:style-name="_5f_OOoComputerLiteral"><text:span text:style-name="T107">info</text:span></text:span><text:span text:style-name="_5f_OOoComputerLiteral"><text:span text:style-name="T99">.txt"</text:span></text:span><text:span text:style-name="_5f_OOoComputerSpecial"><text:span text:style-name="T99">;</text:span></text:span></text:p>
            <text:p text:style-name="P44"><text:span text:style-name="_5f_OOoComputerIdent"><text:span text:style-name="T99">echo</text:span></text:span><text:span text:style-name="T99"> </text:span><text:span text:style-name="_5f_OOoComputerIdent"><text:span text:style-name="T99">basename</text:span></text:span><text:span text:style-name="_5f_OOoComputerSpecial"><text:span text:style-name="T99">($</text:span></text:span><text:span text:style-name="_5f_OOoComputerIdent"><text:span text:style-name="T99">sciezka</text:span></text:span><text:span text:style-name="_5f_OOoComputerSpecial"><text:span text:style-name="T99">,</text:span></text:span><text:span text:style-name="T99"> </text:span><text:span text:style-name="_5f_OOoComputerLiteral"><text:span text:style-name="T99">".txt"</text:span></text:span><text:span text:style-name="_5f_OOoComputerSpecial"><text:span text:style-name="T99">);</text:span></text:span></text:p>
          </table:table-cell>
          <table:table-cell table:style-name="Tabela11.B2" office:value-type="string">
            <text:p text:style-name="P43">info</text:p>
          </table:table-cell>
        </table:table-row>
      </table:table>
      <text:p text:style-name="P99"/>
      <text:p text:style-name="P208"><text:span text:style-name="T64">pathinfo(</text:span><text:span text:style-name="T67">ścieżka</text:span><text:span text:style-name="T64">) </text:span><text:tab/></text:p>
      <text:p text:style-name="P208"/>
      <text:p text:style-name="P208"><text:span text:style-name="T45">Z</text:span>wraca tablicę asocjacyjną zawierającą informację o ścieżce podanej jako parametr – klucz:</text:p>
      <text:p text:style-name="P209"/>
      <text:p text:style-name="P181"><text:span text:style-name="T63">dirname</text:span><text:tab/>nazw<text:span text:style-name="T122">a</text:span> katalogu,</text:p>
      <text:p text:style-name="P181"><text:span text:style-name="T63">basename</text:span><text:tab/>nazw<text:span text:style-name="T122">a</text:span> pliku,</text:p>
      <text:p text:style-name="P181"><text:span text:style-name="T63">extension</text:span><text:tab/>rozszerzenie pliku.</text:p>
      <text:p text:style-name="P181"/>
      <text:p text:style-name="P100"><text:span text:style-name="T16">Przykład</text:span><text:span text:style-name="T46">:</text:span></text:p>
      <text:p text:style-name="P101"/>
      <text:p text:style-name="P101">W katalogu ze skryptem w pliku index.php, załóż podkatalog test a w nim plik info.txt z napisem, np.: Witaj w PHP.</text:p>
      <text:p text:style-name="P101"/>
      <table:table table:name="Tabela12" table:style-name="Tabela12">
        <table:table-column table:style-name="Tabela12.A"/>
        <table:table-column table:style-name="Tabela12.B"/>
        <table:table-row>
          <table:table-cell table:style-name="Tabela12.A1" office:value-type="string">
            <text:p text:style-name="P26">test/info.txt</text:p>
          </table:table-cell>
          <table:table-cell table:style-name="Tabela12.B1" office:value-type="string">
            <text:p text:style-name="P26">index.php</text:p>
          </table:table-cell>
        </table:table-row>
        <table:table-row>
          <table:table-cell table:style-name="Tabela12.A2" office:value-type="string">
            <text:p text:style-name="P26">Witaj w PHP</text:p>
          </table:table-cell>
          <table:table-cell table:style-name="Tabela12.B2" office:value-type="string">
            <text:p text:style-name="P27"><text:span text:style-name="_5f_OOoComputerSpecial">$</text:span><text:span text:style-name="_5f_OOoComputerIdent">sciezka</text:span> <text:span text:style-name="_5f_OOoComputerSpecial">=</text:span> <text:span text:style-name="_5f_OOoComputerLiteral">"test/info.txt"</text:span><text:span text:style-name="_5f_OOoComputerSpecial">;</text:span> <text:span text:style-name="_5f_OOoComputerComment">// / katalog root</text:span></text:p>
            <text:p text:style-name="P27"/>
            <text:p text:style-name="P27"><text:span text:style-name="_5f_OOoComputerIdent">echo</text:span> <text:span text:style-name="_5f_OOoComputerIdent">dirname</text:span><text:span text:style-name="_5f_OOoComputerSpecial">($</text:span><text:span text:style-name="_5f_OOoComputerIdent">sciezka</text:span><text:span text:style-name="_5f_OOoComputerSpecial">).</text:span><text:span text:style-name="_5f_OOoComputerLiteral">"&lt;br&gt;"</text:span><text:span text:style-name="_5f_OOoComputerSpecial">;</text:span> <text:s text:c="2"/><text:tab/><text:span text:style-name="_5f_OOoComputerComment">// wyświetli "test"</text:span></text:p>
            <text:p text:style-name="P27"><text:span text:style-name="_5f_OOoComputerIdent">echo</text:span> <text:span text:style-name="_5f_OOoComputerIdent">basename</text:span><text:span text:style-name="_5f_OOoComputerSpecial">($</text:span><text:span text:style-name="_5f_OOoComputerIdent">sciezka</text:span><text:span text:style-name="_5f_OOoComputerSpecial">).</text:span><text:span text:style-name="_5f_OOoComputerLiteral">"&lt;br&gt;&lt;br&gt;"</text:span><text:span text:style-name="_5f_OOoComputerSpecial">;</text:span><text:tab/><text:span text:style-name="_5f_OOoComputerComment">// wyświetli "info.txt</text:span></text:p>
            <text:p text:style-name="P27"/>
            <text:p text:style-name="P27"><text:span text:style-name="_5f_OOoComputerSpecial">$</text:span><text:span text:style-name="_5f_OOoComputerIdent">info</text:span> <text:span text:style-name="_5f_OOoComputerSpecial">=</text:span> <text:span text:style-name="_5f_OOoComputerIdent">pathinfo</text:span><text:span text:style-name="_5f_OOoComputerSpecial">($</text:span><text:span text:style-name="_5f_OOoComputerIdent">sciezka</text:span><text:span text:style-name="_5f_OOoComputerSpecial">);</text:span></text:p>
            <text:p text:style-name="P27"><text:span text:style-name="_5f_OOoComputerIdent">echo</text:span> <text:span text:style-name="_5f_OOoComputerSpecial">$</text:span><text:span text:style-name="_5f_OOoComputerIdent">info</text:span><text:span text:style-name="_5f_OOoComputerSpecial">[</text:span><text:span text:style-name="_5f_OOoComputerLiteral">"dirname"</text:span><text:span text:style-name="_5f_OOoComputerSpecial">].</text:span><text:span text:style-name="_5f_OOoComputerLiteral">"&lt;br&gt;"</text:span><text:span text:style-name="_5f_OOoComputerSpecial">; <text:s/></text:span><text:span text:style-name="_5f_OOoComputerComment">// wyświetli "test"</text:span></text:p>
            <text:p text:style-name="P27"><text:span text:style-name="_5f_OOoComputerIdent">echo</text:span> <text:span text:style-name="_5f_OOoComputerSpecial">$</text:span><text:span text:style-name="_5f_OOoComputerIdent">info</text:span><text:span text:style-name="_5f_OOoComputerSpecial">[</text:span><text:span text:style-name="_5f_OOoComputerLiteral">"basename"</text:span><text:span text:style-name="_5f_OOoComputerSpecial">].</text:span><text:span text:style-name="_5f_OOoComputerLiteral">"&lt;br&gt;"</text:span><text:span text:style-name="_5f_OOoComputerSpecial">; <text:s/></text:span><text:span text:style-name="_5f_OOoComputerComment">// wyświetli "info.txt"</text:span></text:p>
            <text:p text:style-name="P27"><text:span text:style-name="_5f_OOoComputerIdent">echo</text:span> <text:span text:style-name="_5f_OOoComputerSpecial">$</text:span><text:span text:style-name="_5f_OOoComputerIdent">info</text:span><text:span text:style-name="_5f_OOoComputerSpecial">[</text:span><text:span text:style-name="_5f_OOoComputerLiteral">"extension"</text:span><text:span text:style-name="_5f_OOoComputerSpecial">].</text:span><text:span text:style-name="_5f_OOoComputerLiteral">"&lt;br&gt;"</text:span><text:span text:style-name="_5f_OOoComputerSpecial">; <text:s/></text:span><text:span text:style-name="_5f_OOoComputerComment">// wyświetli "txt"</text:span></text:p>
          </table:table-cell>
        </table:table-row>
      </table:table>
      <text:p text:style-name="P100"/>
      <text:h text:style-name="Heading_20_2" text:outline-level="2"><text:bookmark-start text:name="__RefHeading___Toc809_177751179"/>Zamknięcie pliku<text:bookmark-end text:name="__RefHeading___Toc809_177751179"/></text:h>
      <text:p text:style-name="P102"><text:span text:style-name="T26">Po zakończeniu operacji na pliku zamknij go</text:span>. Jeśli nie zamknie<text:span text:style-name="T122">sz</text:span> pliku ręcznie, to PHP zrobi to za nas po zakończeniu działania skryptu. Nie sprawia to różnicy jeśli na stronie operujemy tylko jednym plikiem lub np. po zapisaniu danych do pliku już się nim nie interesujemy. Inaczej sprawa wygląda jeśli po zapisaniu danych do pliku chce<text:span text:style-name="T122">sz</text:span> później go odczytać - dopiero po zamknięciu pliku zmiany w nim będą widoczne.</text:p>
      <text:p text:style-name="P102"/>
      <text:p text:style-name="P102"><text:span text:style-name="T27">D</text:span>o zamknięcia pliku służy funkcja:<text:tab/><text:span text:style-name="T64">fclose(int wskaźnik)</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Heading_20_1" text:outline-level="1"><text:bookmark-start text:name="__RefHeading___Toc811_177751179"/><text:soft-page-break/>Przykłady<text:bookmark-end text:name="__RefHeading___Toc811_177751179"/></text:h>
      <text:p text:style-name="P53"/>
      <text:p text:style-name="P148">Przykład #1</text:p>
      <text:p text:style-name="P53"/>
      <text:p text:style-name="P103">Niech skrypt pomnoży przez 2 tylko liczby z pierwszej kolumny pliku <text:span text:style-name="T50">wejściowego</text:span>. Dane mają znaleźć się w tym samym pliku.</text:p>
      <text:p text:style-name="P53"/>
      <text:p text:style-name="P104"><text:span text:style-name="T63">dane.</text:span><text:span text:style-name="T98">csv</text:span> zawiera:</text:p>
      <text:p text:style-name="P46">1;jeden</text:p>
      <text:p text:style-name="P46">2;dwa</text:p>
      <text:p text:style-name="P46">3;trzy</text:p>
      <text:p text:style-name="P104"/>
      <text:p text:style-name="P104"><text:span text:style-name="T10">Algorytm mógłby wyglądać następująco</text:span>:</text:p>
      <text:p text:style-name="P104"/>
      <text:list xml:id="list1999588745" text:style-name="L8">
        <text:list-item>
          <text:p text:style-name="P221">Otwórz plik <text:span text:style-name="T51">źródłowy</text:span></text:p>
        </text:list-item>
        <text:list-item>
          <text:p text:style-name="P222">Stwórz plik docelowy</text:p>
        </text:list-item>
        <text:list-item>
          <text:p text:style-name="P221">Wczytaj kolejny wiersz do zmiennej</text:p>
        </text:list-item>
        <text:list-item>
          <text:p text:style-name="P221">Rozdziel wiersz na kolumny z użyciem separatora</text:p>
        </text:list-item>
        <text:list-item>
          <text:p text:style-name="P221">Pomnóż cyfrę w pierwszej kolumnie</text:p>
        </text:list-item>
        <text:list-item>
          <text:p text:style-name="P221">Scal kolumny + separator</text:p>
        </text:list-item>
        <text:list-item>
          <text:p text:style-name="P221">Dopisz wiersz do pliku tymczasowego, np.: z postfixem <text:span text:style-name="T64">_bak</text:span><text:span text:style-name="T63">.</text:span><text:span text:style-name="T98">csv</text:span></text:p>
        </text:list-item>
        <text:list-item>
          <text:p text:style-name="P221">Powtórz punkty od 2 – 6 dopóki są dane w pliku źródłowym</text:p>
        </text:list-item>
        <text:list-item>
          <text:p text:style-name="P223">Zamknij plik źródłowy</text:p>
        </text:list-item>
        <text:list-item>
          <text:p text:style-name="P223">Zamknij plik docelowy</text:p>
        </text:list-item>
        <text:list-item>
          <text:p text:style-name="P221">Usuń plik źródłowy</text:p>
        </text:list-item>
        <text:list-item>
          <text:p text:style-name="P221">Zmień nazwę pliku tymczasowego na taki sam jak źródłowy</text:p>
        </text:list-item>
      </text:list>
      <text:p text:style-name="P138"/>
      <table:table table:name="Tabela13" table:style-name="Tabela13">
        <table:table-column table:style-name="Tabela13.A"/>
        <table:table-column table:style-name="Tabela13.B"/>
        <table:table-row>
          <table:table-cell table:style-name="Tabela13.A1" office:value-type="string">
            <text:p text:style-name="P202"/>
          </table:table-cell>
          <table:table-cell table:style-name="Tabela13.B1" office:value-type="string">
            <text:p text:style-name="P203"><text:span text:style-name="T123">Wynik, plik </text:span><text:span text:style-name="T90">dane.</text:span><text:span text:style-name="T98">csv</text:span><text:span text:style-name="T53"> zawiera:</text:span></text:p>
          </table:table-cell>
        </table:table-row>
        <table:table-row>
          <table:table-cell table:style-name="Tabela13.A2" office:value-type="string">
            <text:p text:style-name="P28"><text:span text:style-name="_5f_OOoComputerComment">// Dane wejściowe</text:span></text:p>
            <text:p text:style-name="P28"><text:span text:style-name="_5f_OOoComputerSpecial">$</text:span><text:span text:style-name="_5f_OOoComputerIdent">plikZrodlowy</text:span> <text:span text:style-name="_5f_OOoComputerSpecial">=</text:span> <text:span text:style-name="_5f_OOoComputerLiteral">"dane.</text:span><text:span text:style-name="_5f_OOoComputerLiteral"><text:span text:style-name="T139">csv</text:span></text:span><text:span text:style-name="_5f_OOoComputerLiteral">"</text:span><text:span text:style-name="_5f_OOoComputerSpecial">;</text:span></text:p>
            <text:p text:style-name="P28"><text:span text:style-name="_5f_OOoComputerSpecial">$</text:span><text:span text:style-name="_5f_OOoComputerIdent">plikDocelowy</text:span> <text:span text:style-name="_5f_OOoComputerSpecial">=</text:span> <text:span text:style-name="_5f_OOoComputerLiteral">"dane.bak"</text:span><text:span text:style-name="_5f_OOoComputerSpecial">;</text:span></text:p>
            <text:p text:style-name="P28"><text:span text:style-name="_5f_OOoComputerSpecial">$</text:span><text:span text:style-name="_5f_OOoComputerIdent">separator</text:span> <text:span text:style-name="_5f_OOoComputerSpecial">=</text:span> <text:span text:style-name="_5f_OOoComputerLiteral">";"</text:span><text:span text:style-name="_5f_OOoComputerSpecial">;</text:span></text:p>
            <text:p text:style-name="P28"><text:span text:style-name="_5f_OOoComputerSpecial">$</text:span><text:span text:style-name="_5f_OOoComputerIdent">pomnoz</text:span> <text:span text:style-name="_5f_OOoComputerSpecial">=</text:span> <text:span text:style-name="_5f_OOoComputerLiteral">2</text:span><text:span text:style-name="_5f_OOoComputerSpecial">;</text:span></text:p>
            <text:p text:style-name="P28"/>
            <text:p text:style-name="P28"><text:span text:style-name="_5f_OOoComputerSpecial">$</text:span><text:span text:style-name="_5f_OOoComputerIdent">fr</text:span> <text:span text:style-name="_5f_OOoComputerSpecial">=</text:span> <text:span text:style-name="_5f_OOoComputerIdent">fopen</text:span><text:span text:style-name="_5f_OOoComputerSpecial">($</text:span><text:span text:style-name="_5f_OOoComputerIdent">plikZrodlowy</text:span><text:span text:style-name="_5f_OOoComputerSpecial">,</text:span> <text:span text:style-name="_5f_OOoComputerLiteral">"r"</text:span><text:span text:style-name="_5f_OOoComputerSpecial">)</text:span> <text:span text:style-name="_5f_OOoComputerKeyWord">or</text:span> <text:span text:style-name="_5f_OOoComputerIdent">die</text:span><text:span text:style-name="_5f_OOoComputerSpecial">(</text:span><text:span text:style-name="_5f_OOoComputerLiteral">"Brak pliku"</text:span><text:span text:style-name="_5f_OOoComputerSpecial">);</text:span> <text:span text:style-name="_5f_OOoComputerComment">// 1</text:span></text:p>
            <text:p text:style-name="P28"><text:span text:style-name="_5f_OOoComputerSpecial">$</text:span><text:span text:style-name="_5f_OOoComputerIdent">fw</text:span> <text:span text:style-name="_5f_OOoComputerSpecial">=</text:span> <text:span text:style-name="_5f_OOoComputerIdent">fopen</text:span><text:span text:style-name="_5f_OOoComputerSpecial">($</text:span><text:span text:style-name="_5f_OOoComputerIdent">plikDocelowy</text:span><text:span text:style-name="_5f_OOoComputerSpecial">,</text:span> <text:span text:style-name="_5f_OOoComputerLiteral">"w+"</text:span><text:span text:style-name="_5f_OOoComputerSpecial">);</text:span> <text:span text:style-name="_5f_OOoComputerComment">// 2</text:span></text:p>
            <text:p text:style-name="P28"/>
            <text:p text:style-name="P28"><text:span text:style-name="_5f_OOoComputerComment">// 3 - 7</text:span></text:p>
            <text:p text:style-name="P28"><text:span text:style-name="_5f_OOoComputerKeyWord">while</text:span><text:span text:style-name="_5f_OOoComputerSpecial">(!</text:span><text:span text:style-name="_5f_OOoComputerIdent">feof</text:span><text:span text:style-name="_5f_OOoComputerSpecial">($</text:span><text:span text:style-name="_5f_OOoComputerIdent">fr</text:span><text:span text:style-name="_5f_OOoComputerSpecial">)) {</text:span></text:p>
            <text:p text:style-name="P28"><text:s text:c="2"/><text:span text:style-name="_5f_OOoComputerSpecial">$</text:span><text:span text:style-name="_5f_OOoComputerIdent">linia</text:span> <text:span text:style-name="_5f_OOoComputerSpecial">=</text:span> <text:span text:style-name="_5f_OOoComputerIdent">fgets</text:span><text:span text:style-name="_5f_OOoComputerSpecial">($</text:span><text:span text:style-name="_5f_OOoComputerIdent">fr</text:span><text:span text:style-name="_5f_OOoComputerSpecial">);</text:span></text:p>
            <text:p text:style-name="P28"><text:s text:c="2"/><text:span text:style-name="_5f_OOoComputerSpecial">$</text:span><text:span text:style-name="_5f_OOoComputerIdent">dane</text:span> <text:span text:style-name="_5f_OOoComputerSpecial">=</text:span> <text:span text:style-name="_5f_OOoComputerIdent">explode</text:span><text:span text:style-name="_5f_OOoComputerSpecial">($</text:span><text:span text:style-name="_5f_OOoComputerIdent">separator</text:span><text:span text:style-name="_5f_OOoComputerSpecial">,</text:span> <text:span text:style-name="_5f_OOoComputerSpecial">$</text:span><text:span text:style-name="_5f_OOoComputerIdent">linia</text:span><text:span text:style-name="_5f_OOoComputerSpecial">);</text:span> <text:span text:style-name="_5f_OOoComputerComment">// 4</text:span></text:p>
            <text:p text:style-name="P28"><text:s text:c="2"/><text:span text:style-name="_5f_OOoComputerSpecial">$</text:span><text:span text:style-name="_5f_OOoComputerIdent">dane</text:span><text:span text:style-name="_5f_OOoComputerSpecial">[</text:span><text:span text:style-name="_5f_OOoComputerLiteral">0</text:span><text:span text:style-name="_5f_OOoComputerSpecial">]</text:span> <text:span text:style-name="_5f_OOoComputerSpecial">*=</text:span> <text:span text:style-name="_5f_OOoComputerSpecial">$</text:span><text:span text:style-name="_5f_OOoComputerIdent">pomnoz</text:span><text:span text:style-name="_5f_OOoComputerSpecial">;</text:span> <text:span text:style-name="_5f_OOoComputerComment">// 5</text:span></text:p>
            <text:p text:style-name="P28"><text:s text:c="2"/><text:span text:style-name="_5f_OOoComputerSpecial">$</text:span><text:span text:style-name="_5f_OOoComputerIdent">linia</text:span> <text:span text:style-name="_5f_OOoComputerSpecial">=</text:span> <text:span text:style-name="_5f_OOoComputerIdent">implode</text:span><text:span text:style-name="_5f_OOoComputerSpecial">($</text:span><text:span text:style-name="_5f_OOoComputerIdent">separator</text:span><text:span text:style-name="_5f_OOoComputerSpecial">,</text:span> <text:span text:style-name="_5f_OOoComputerSpecial">$</text:span><text:span text:style-name="_5f_OOoComputerIdent">dane</text:span><text:span text:style-name="_5f_OOoComputerSpecial">);</text:span> <text:span text:style-name="_5f_OOoComputerComment">// 6</text:span></text:p>
            <text:p text:style-name="P28"><text:s text:c="2"/><text:span text:style-name="_5f_OOoComputerIdent">fwrite</text:span><text:span text:style-name="_5f_OOoComputerSpecial">($</text:span><text:span text:style-name="_5f_OOoComputerIdent">fw</text:span><text:span text:style-name="_5f_OOoComputerSpecial">,</text:span> <text:span text:style-name="_5f_OOoComputerSpecial">$</text:span><text:span text:style-name="_5f_OOoComputerIdent">linia</text:span><text:span text:style-name="_5f_OOoComputerSpecial">);</text:span> <text:span text:style-name="_5f_OOoComputerComment">// 7</text:span></text:p>
            <text:p text:style-name="P28"><text:tab/> </text:p>
            <text:p text:style-name="P28"><text:span text:style-name="_5f_OOoComputerComment">// <text:s/>echo $linia."&lt;br&gt;";</text:span></text:p>
            <text:p text:style-name="P28"><text:span text:style-name="_5f_OOoComputerSpecial">}</text:span></text:p>
            <text:p text:style-name="P28"/>
            <text:p text:style-name="P28"><text:span text:style-name="_5f_OOoComputerIdent">fclose</text:span><text:span text:style-name="_5f_OOoComputerSpecial">($</text:span><text:span text:style-name="_5f_OOoComputerIdent">fr</text:span><text:span text:style-name="_5f_OOoComputerSpecial">);</text:span> <text:span text:style-name="_5f_OOoComputerComment">// 9</text:span></text:p>
            <text:p text:style-name="P28"><text:span text:style-name="_5f_OOoComputerIdent">fclose</text:span><text:span text:style-name="_5f_OOoComputerSpecial">($</text:span><text:span text:style-name="_5f_OOoComputerIdent">fw</text:span><text:span text:style-name="_5f_OOoComputerSpecial">);</text:span> <text:span text:style-name="_5f_OOoComputerComment">// 10</text:span></text:p>
            <text:p text:style-name="P28"/>
            <text:p text:style-name="P28"><text:span text:style-name="_5f_OOoComputerIdent">unlink</text:span><text:span text:style-name="_5f_OOoComputerSpecial">($</text:span><text:span text:style-name="_5f_OOoComputerIdent">plikZrodlowy</text:span><text:span text:style-name="_5f_OOoComputerSpecial">);</text:span> <text:span text:style-name="_5f_OOoComputerComment">// 11</text:span></text:p>
            <text:p text:style-name="P28"><text:span text:style-name="_5f_OOoComputerIdent">rename</text:span><text:span text:style-name="_5f_OOoComputerSpecial">($</text:span><text:span text:style-name="_5f_OOoComputerIdent">plikDocelowy</text:span><text:span text:style-name="_5f_OOoComputerSpecial">,</text:span> <text:span text:style-name="_5f_OOoComputerSpecial">$</text:span><text:span text:style-name="_5f_OOoComputerIdent">plikZrodlowy</text:span><text:span text:style-name="_5f_OOoComputerSpecial">);</text:span> <text:span text:style-name="_5f_OOoComputerComment">// 12</text:span></text:p>
          </table:table-cell>
          <table:table-cell table:style-name="Tabela13.B2" office:value-type="string">
            <text:p text:style-name="P29"><text:span text:style-name="T52">2</text:span>;jeden</text:p>
            <text:p text:style-name="P29"><text:span text:style-name="T52">4</text:span>;dwa</text:p>
            <text:p text:style-name="P29"><text:span text:style-name="T52">6</text:span>;trzy</text:p>
          </table:table-cell>
        </table:table-row>
      </table:table>
      <text:p text:style-name="P138"/>
      <text:p text:style-name="P105">Każde odświeżenie skryptu, pomnoży przez zadaną wartość pierwszą kolumnę.</text:p>
      <text:p text:style-name="P105"/>
      <text:p text:style-name="P105"/>
      <text:p text:style-name="P105"/>
      <text:p text:style-name="P148"><text:soft-page-break/>Przykład #2</text:p>
      <text:p text:style-name="P53"/>
      <text:p text:style-name="P105">Napis<text:span text:style-name="T123">z</text:span> skrypt dodający nowe konta z informacją i hasłem kodowanym metodą SHA<text:span text:style-name="T129">256</text:span> za pomocą url i metody <text:span text:style-name="T63">$_GET</text:span> do pliku <text:span text:style-name="T63">konta.dat</text:span>. Separator to średnik. Skrypt ma również umożliwić zalogowanie się po podaniu loginu i hasła na jedno z wpisanych kont również za pomocą url <text:span text:style-name="T63">$_GET</text:span>, po poprawnym zalogowaniu na któreś konto wyświetl jego informację. API za pomocą zmiennej <text:span text:style-name="T63">tryb</text:span>.</text:p>
      <text:p text:style-name="P109"/>
      <text:p text:style-name="P110"><text:span text:style-name="T10">Zasada obsługi </text:span><text:span text:style-name="T13">wygenerowanego skrótu w SHA</text:span><text:span text:style-name="T17">256</text:span><text:span text:style-name="T13"> (</text:span><text:span text:style-name="T10">ha</text:span><text:span text:style-name="T13">sh'owania) </text:span><text:span text:style-name="T14">mogłaby wyglądać tak</text:span><text:span text:style-name="T55">:</text:span></text:p>
      <text:p text:style-name="P110"/>
      <text:list xml:id="list2536626027" text:style-name="L9">
        <text:list-item>
          <text:p text:style-name="P224">Zakoduj hasło i wpisz do bazy</text:p>
        </text:list-item>
      </text:list>
      <text:p text:style-name="P113"/>
      <text:p text:style-name="P114"><text:span text:style-name="T109"><text:tab/></text:span><text:span text:style-name="_5f_OOoComputerSpecial"><text:span text:style-name="T109">$</text:span></text:span><text:span text:style-name="_5f_OOoComputerIdent"><text:span text:style-name="T109">zakodujHaslo</text:span></text:span><text:span text:style-name="T83"> </text:span><text:span text:style-name="_5f_OOoComputerSpecial"><text:span text:style-name="T109">=</text:span></text:span><text:span text:style-name="T83"> </text:span><text:span text:style-name="_5f_OOoComputerLiteral"><text:span text:style-name="T109">"user1"</text:span></text:span><text:span text:style-name="_5f_OOoComputerSpecial"><text:span text:style-name="T109">;</text:span></text:span></text:p>
      <text:p text:style-name="P30"><text:span text:style-name="T130"><text:tab/></text:span><text:span text:style-name="_5f_OOoComputerSpecial"><text:span text:style-name="T130">$</text:span></text:span><text:span text:style-name="_5f_OOoComputerIdent"><text:span text:style-name="T130">hasHaslo</text:span></text:span><text:span text:style-name="T130"> </text:span><text:span text:style-name="_5f_OOoComputerSpecial"><text:span text:style-name="T130">=</text:span></text:span><text:span text:style-name="T130"> </text:span><text:span text:style-name="_5f_OOoComputerIdent"><text:span text:style-name="T131">hash</text:span></text:span><text:span text:style-name="_5f_OOoComputerSpecial"><text:span text:style-name="T131">(</text:span></text:span><text:span text:style-name="_5f_OOoComputerLiteral"><text:span text:style-name="T131">'sha256'</text:span></text:span><text:span text:style-name="_5f_OOoComputerSpecial"><text:span text:style-name="T131">,</text:span></text:span><text:span text:style-name="_5f_OOoComputerSpecial"><text:span text:style-name="T6"> </text:span></text:span><text:span text:style-name="_5f_OOoComputerSpecial"><text:span text:style-name="T130">$</text:span></text:span><text:span text:style-name="_5f_OOoComputerIdent"><text:span text:style-name="T130">zakodujHaslo</text:span></text:span><text:span text:style-name="_5f_OOoComputerSpecial"><text:span text:style-name="T131">);</text:span></text:span></text:p>
      <text:p text:style-name="P113"/>
      <text:list xml:id="list152620155195811" text:continue-numbering="true" text:style-name="L9">
        <text:list-item>
          <text:p text:style-name="P225">Pobierz hasło wpisane od użytkownika</text:p>
        </text:list-item>
      </text:list>
      <text:p text:style-name="P114"/>
      <text:p text:style-name="P114"><text:tab/><text:span text:style-name="_5f_OOoComputerSpecial"><text:span text:style-name="T99">$</text:span></text:span><text:span text:style-name="_5f_OOoComputerIdent"><text:span text:style-name="T99">haslo</text:span></text:span><text:span text:style-name="T82"> </text:span><text:span text:style-name="_5f_OOoComputerSpecial"><text:span text:style-name="T99">=</text:span></text:span><text:span text:style-name="T82"> </text:span><text:span text:style-name="_5f_OOoComputerLiteral"><text:span text:style-name="T99">"user1"</text:span></text:span><text:span text:style-name="_5f_OOoComputerSpecial"><text:span text:style-name="T99">;</text:span></text:span></text:p>
      <text:p text:style-name="P114"/>
      <text:list xml:id="list152619515734674" text:continue-numbering="true" text:style-name="L9">
        <text:list-item>
          <text:p text:style-name="P226">Sprawdź czy zakodowane hasło wpisane do bazy jest takie samo jak podane hasło od użytkownika potraktowane funkcją <text:span text:style-name="T7">hash(</text:span><text:span text:style-name="_5f_OOoComputerLiteral"><text:span text:style-name="T8">'sha256', </text:span></text:span><text:span text:style-name="T7">...)</text:span></text:p>
        </text:list-item>
      </text:list>
      <text:p text:style-name="P114"/>
      <text:p text:style-name="P115"><text:tab/><text:span text:style-name="_5f_OOoComputerKeyWord"><text:span text:style-name="T99">if</text:span></text:span><text:span text:style-name="T82"> </text:span><text:span text:style-name="_5f_OOoComputerSpecial"><text:span text:style-name="T99">(</text:span></text:span><text:span text:style-name="_5f_OOoComputerIdent"><text:span text:style-name="T99">strcmp</text:span></text:span><text:span text:style-name="_5f_OOoComputerSpecial"><text:span text:style-name="T99">(</text:span></text:span><text:span text:style-name="_5f_OOoComputerIdent"><text:span text:style-name="T110">hash</text:span></text:span><text:span text:style-name="_5f_OOoComputerSpecial"><text:span text:style-name="T110">(</text:span></text:span><text:span text:style-name="_5f_OOoComputerLiteral"><text:span text:style-name="T110">'sha256'</text:span></text:span><text:span text:style-name="_5f_OOoComputerSpecial"><text:span text:style-name="T110">,</text:span></text:span><text:span text:style-name="_5f_OOoComputerSpecial"><text:span text:style-name="T5"> </text:span></text:span><text:span text:style-name="_5f_OOoComputerSpecial"><text:span text:style-name="T99">$</text:span></text:span><text:span text:style-name="_5f_OOoComputerIdent"><text:span text:style-name="T99">haslo</text:span></text:span><text:span text:style-name="_5f_OOoComputerSpecial"><text:span text:style-name="T99">),</text:span></text:span><text:span text:style-name="T82"> </text:span><text:span text:style-name="_5f_OOoComputerSpecial"><text:span text:style-name="T99">$</text:span></text:span><text:span text:style-name="_5f_OOoComputerIdent"><text:span text:style-name="T99">hasHaslo</text:span></text:span><text:span text:style-name="_5f_OOoComputerSpecial"><text:span text:style-name="T99">)</text:span></text:span><text:span text:style-name="T82"> </text:span><text:span text:style-name="_5f_OOoComputerSpecial"><text:span text:style-name="T99">==</text:span></text:span><text:span text:style-name="T82"> </text:span><text:span text:style-name="_5f_OOoComputerLiteral"><text:span text:style-name="T99">0</text:span></text:span><text:span text:style-name="_5f_OOoComputerSpecial"><text:span text:style-name="T99">) </text:span></text:span><text:span text:style-name="T82"><text:tab/></text:span><text:span text:style-name="_5f_OOoComputerSpecial"><text:span text:style-name="T99">{</text:span></text:span></text:p>
      <text:p text:style-name="P47"><text:span text:style-name="T99"><text:tab/> <text:s/></text:span><text:span text:style-name="_5f_OOoComputerIdent"><text:span text:style-name="T99">echo</text:span></text:span><text:span text:style-name="T99"> </text:span><text:span text:style-name="_5f_OOoComputerLiteral"><text:span text:style-name="T99">"Zalogowany"</text:span></text:span><text:span text:style-name="_5f_OOoComputerSpecial"><text:span text:style-name="T99">;</text:span></text:span></text:p>
      <text:p text:style-name="P47"><text:span text:style-name="T99"><text:tab/></text:span><text:span text:style-name="_5f_OOoComputerSpecial"><text:span text:style-name="T99">}</text:span></text:span></text:p>
      <text:p text:style-name="P116"/>
      <text:p text:style-name="P150"><text:span text:style-name="T68">tryb</text:span><text:span text:style-name="T124"> przyjmuje następujące stałe:</text:span></text:p>
      <text:p text:style-name="P117"/>
      <text:p text:style-name="P173"><text:span text:style-name="T63">dodaj</text:span> <text:tab/>dodaje użytkownika, w tym trybie poda<text:span text:style-name="T132">j</text:span> również zmienne: <text:span text:style-name="T63">login</text:span>, <text:span text:style-name="T63">haslo</text:span>, <text:span text:style-name="T63">stanowisko</text:span></text:p>
      <text:p text:style-name="P117"><text:tab/><text:tab/><text:span text:style-name="T91">haslo</text:span><text:span text:style-name="T57"> jako tekst, w kodzie zostanie zakodowane SHA1.</text:span></text:p>
      <text:p text:style-name="P117"><text:tab/><text:tab/><text:span text:style-name="T54">Struktura</text:span>:<text:tab/><text:span text:style-name="T92">… index.php?</text:span><text:span text:style-name="T69">tryb=dodaj</text:span><text:span text:style-name="T92">&amp;login=L&amp;haslo=H&amp;stanowisko=S</text:span></text:p>
      <text:p text:style-name="P117"/>
      <text:p text:style-name="P195"><text:span text:style-name="T63">loguj</text:span><text:tab/><text:tab/>zaloguj się na konto, poda<text:span text:style-name="T132">j</text:span> również zmienne: <text:span text:style-name="T63">login</text:span> i <text:span text:style-name="T63">haslo</text:span></text:p>
      <text:p text:style-name="P118"><text:tab/><text:tab/><text:span text:style-name="T54">Struktura</text:span>:<text:span text:style-name="T52"><text:tab/></text:span><text:span text:style-name="T92">… index.php?</text:span><text:span text:style-name="T69">tryb=</text:span><text:span text:style-name="T70">loguj</text:span><text:span text:style-name="T92">&amp;login=L&amp;haslo=H</text:span></text:p>
      <text:p text:style-name="P118"/>
      <text:p text:style-name="P174"><text:span text:style-name="T95">usun</text:span><text:span text:style-name="T115"><text:tab/>usuwa użytkownika, w tym trybie musisz być administratorem, poda</text:span><text:span text:style-name="T116">j</text:span><text:span text:style-name="T115"> zmienne: </text:span><text:span text:style-name="T95">login</text:span><text:span text:style-name="T115"> i </text:span><text:span text:style-name="T95">hasło</text:span><text:span text:style-name="T115"> jednego z kont administracyjnych oraz zmienną </text:span><text:span text:style-name="T95">konto</text:span><text:span text:style-name="T115">, która przedstawia nazwę konta do usunięcia</text:span></text:p>
      <text:p text:style-name="P142"><text:span text:style-name="T124"><text:tab/><text:tab/>Struktura:<text:tab/></text:span><text:span text:style-name="T92">… index.php?</text:span><text:span text:style-name="T69">tryb=</text:span><text:span text:style-name="T70">usun</text:span><text:span text:style-name="T92">&amp;login=L&amp;haslo=H&amp;konto=K</text:span></text:p>
      <text:p text:style-name="P110"/>
      <text:p text:style-name="P111"><text:span text:style-name="T63">L</text:span><text:tab/><text:tab/>login</text:p>
      <text:p text:style-name="P117"><text:span text:style-name="T93">H</text:span><text:tab/><text:tab/>hasło</text:p>
      <text:p text:style-name="P117"><text:span text:style-name="T93">S</text:span><text:tab/><text:tab/>stanowisko użytkownika, przyjmuje stałe: <text:span text:style-name="T63">admin</text:span>, <text:span text:style-name="T63">user</text:span></text:p>
      <text:p text:style-name="P109"/>
      <table:table table:name="Tabela14" table:style-name="Tabela14">
        <table:table-column table:style-name="Tabela14.A"/>
        <table:table-column table:style-name="Tabela14.B"/>
        <table:table-row>
          <table:table-cell table:style-name="Tabela14.A1" office:value-type="string">
            <text:p text:style-name="P112">Docelowa struktura pliku <text:span text:style-name="T63">konta.dat</text:span>:</text:p>
            <text:p text:style-name="P112"/>
            <text:p text:style-name="P51">login;haslo;stanowisko</text:p>
            <text:p text:style-name="P51">login;haslo;stanowisko</text:p>
            <text:p text:style-name="P51">login;haslo;stanowisko</text:p>
          </table:table-cell>
          <table:table-cell table:style-name="Tabela14.B1" office:value-type="string">
            <text:p text:style-name="P139">Wygenerowan<text:span text:style-name="T59">y plik </text:span><text:span text:style-name="T94">konta.dat</text:span><text:span text:style-name="T59"> po dodaniu 5 kont:</text:span></text:p>
            <text:p text:style-name="P139"/>
            <text:p text:style-name="P50">user1;febac8735958c9ada85fa75b6d7539accc9005d89b0e89353420450cebfec8f3;user<text:line-break/>user2;ad1b81d8f915c9ae38bea5658cf202c83dafd8c37d4fa2a82a6cbc52b8e32baf;user<text:line-break/>user3;05e8908cfa22746537151526e7144b173201c087cb91ffd4827d1bd5f005ec9f;user<text:line-break/>admin1;d676137d8ec74b2ed5bdac9779a2a4310b63dfdc74ef6c78cf657603a8163d77;admin<text:line-break/>admin2;48b797f15b87f0b2ca0e0e842093ff790297f835868295f2e7ae630a17c6fddd;admin</text:p>
            <text:p text:style-name="P50">...</text:p>
          </table:table-cell>
        </table:table-row>
      </table:table>
      <text:p text:style-name="P105"/>
      <text:p text:style-name="P105"/>
      <text:p text:style-name="P105"/>
      <text:p text:style-name="P141"><text:soft-page-break/><text:span text:style-name="T63">index.php</text:span>:</text:p>
      <text:p text:style-name="P105"/>
      <text:p text:style-name="P107"><text:span text:style-name="_5f_OOoComputerSpecial"><text:span text:style-name="T102">&lt;</text:span></text:span><text:span text:style-name="_5f_OOoComputerIdent"><text:span text:style-name="T102">?php</text:span></text:span></text:p>
      <text:p text:style-name="P107"><text:span text:style-name="_5f_OOoComputerComment"><text:span text:style-name="T102">// Dane wejściowe</text:span></text:span></text:p>
      <text:p text:style-name="P107"><text:span text:style-name="_5f_OOoComputerSpecial"><text:span text:style-name="T102">$</text:span></text:span><text:span text:style-name="_5f_OOoComputerIdent"><text:span text:style-name="T102">plikZrodlowy</text:span></text:span><text:span text:style-name="_5f_OOoComputerSpecial"><text:span text:style-name="T102"> = </text:span></text:span><text:span text:style-name="_5f_OOoComputerLiteral"><text:span text:style-name="T102">"konta.dat"</text:span></text:span><text:span text:style-name="_5f_OOoComputerSpecial"><text:span text:style-name="T102">;</text:span></text:span></text:p>
      <text:p text:style-name="P107"><text:span text:style-name="_5f_OOoComputerSpecial"><text:span text:style-name="T102">$</text:span></text:span><text:span text:style-name="_5f_OOoComputerIdent"><text:span text:style-name="T102">plikDocelowy</text:span></text:span><text:span text:style-name="_5f_OOoComputerSpecial"><text:span text:style-name="T102"> = </text:span></text:span><text:span text:style-name="_5f_OOoComputerLiteral"><text:span text:style-name="T102">"konta_bak.</text:span></text:span><text:span text:style-name="_5f_OOoComputerLiteral"><text:span text:style-name="T106">dat</text:span></text:span><text:span text:style-name="_5f_OOoComputerLiteral"><text:span text:style-name="T102">"</text:span></text:span><text:span text:style-name="_5f_OOoComputerSpecial"><text:span text:style-name="T102">;</text:span></text:span></text:p>
      <text:p text:style-name="P107"><text:span text:style-name="_5f_OOoComputerSpecial"><text:span text:style-name="T102">$</text:span></text:span><text:span text:style-name="_5f_OOoComputerIdent"><text:span text:style-name="T102">separator</text:span></text:span><text:span text:style-name="_5f_OOoComputerSpecial"><text:span text:style-name="T102"> = </text:span></text:span><text:span text:style-name="_5f_OOoComputerLiteral"><text:span text:style-name="T102">";"</text:span></text:span><text:span text:style-name="_5f_OOoComputerSpecial"><text:span text:style-name="T102">;</text:span></text:span></text:p>
      <text:p text:style-name="P107"><text:span text:style-name="_5f_OOoComputerSpecial"><text:span text:style-name="T102"/></text:span></text:p>
      <text:p text:style-name="P107"><text:span text:style-name="_5f_OOoComputerKeyWord"><text:span text:style-name="T108">function</text:span></text:span><text:span text:style-name="_5f_OOoComputerSpecial"><text:span text:style-name="T108"> </text:span></text:span><text:span text:style-name="_5f_OOoComputerIdent"><text:span text:style-name="T108">dodaj</text:span></text:span><text:span text:style-name="_5f_OOoComputerSpecial"><text:span text:style-name="T108">()</text:span></text:span><text:span text:style-name="_5f_OOoComputerSpecial"><text:span text:style-name="T102"> {</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plikZrodlowy</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separator</text:span></text:span><text:span text:style-name="_5f_OOoComputerSpecial"><text:span text:style-name="T102">;</text:span></text:span></text:p>
      <text:p text:style-name="P107"><text:span text:style-name="_5f_OOoComputerSpecial"><text:span text:style-name="T102"><text:tab/></text:span></text:span></text:p>
      <text:p text:style-name="P108"><text:span text:style-name="_5f_OOoComputerSpecial"><text:span text:style-name="T102"><text:s text:c="2"/>$</text:span></text:span><text:span text:style-name="_5f_OOoComputerIdent"><text:span text:style-name="T102">fw</text:span></text:span><text:span text:style-name="_5f_OOoComputerSpecial"><text:span text:style-name="T102"> = </text:span></text:span><text:span text:style-name="_5f_OOoComputerIdent"><text:span text:style-name="T102">fopen</text:span></text:span><text:span text:style-name="_5f_OOoComputerSpecial"><text:span text:style-name="T102">($</text:span></text:span><text:span text:style-name="_5f_OOoComputerIdent"><text:span text:style-name="T102">plikZrodlowy</text:span></text:span><text:span text:style-name="_5f_OOoComputerSpecial"><text:span text:style-name="T102">, </text:span></text:span><text:span text:style-name="_5f_OOoComputerLiteral"><text:span text:style-name="T102">"a+"</text:span></text:span><text:span text:style-name="_5f_OOoComputerSpecial"><text:span text:style-name="T102">) </text:span></text:span><text:span text:style-name="_5f_OOoComputerIdent"><text:span text:style-name="T102">or</text:span></text:span><text:span text:style-name="_5f_OOoComputerSpecial"><text:span text:style-name="T102"> </text:span></text:span><text:span text:style-name="_5f_OOoComputerIdent"><text:span text:style-name="T102">die</text:span></text:span><text:span text:style-name="_5f_OOoComputerSpecial"><text:span text:style-name="T102">(</text:span></text:span><text:span text:style-name="_5f_OOoComputerLiteral"><text:span text:style-name="T102">"Brak pliku"</text:span></text:span><text:span text:style-name="_5f_OOoComputerSpecial"><text:span text:style-name="T102">); </text:span></text:span><text:span text:style-name="_5f_OOoComputerComment"><text:span text:style-name="T102">// Plik do dopisywania</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login</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login</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haslo</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haslo</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stanowisko</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stanowisko'</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stanowisko</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stanowisk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tab/></text:span></text:span></text:p>
      <text:p text:style-name="P107"><text:span text:style-name="_5f_OOoComputerSpecial"><text:span text:style-name="T102"><text:s text:c="2"/></text:span></text:span><text:span text:style-name="_5f_OOoComputerComment"><text:span text:style-name="T102">// Zapisz dane do pliku</text:span></text:span></text:p>
      <text:p text:style-name="P107"><text:span text:style-name="_5f_OOoComputerSpecial"><text:span text:style-name="T102"><text:s text:c="2"/>$</text:span></text:span><text:span text:style-name="_5f_OOoComputerIdent"><text:span text:style-name="T102">dane</text:span></text:span><text:span text:style-name="_5f_OOoComputerSpecial"><text:span text:style-name="T102"> = $</text:span></text:span><text:span text:style-name="_5f_OOoComputerIdent"><text:span text:style-name="T102">login.</text:span></text:span><text:span text:style-name="_5f_OOoComputerSpecial"><text:span text:style-name="T102">$</text:span></text:span><text:span text:style-name="_5f_OOoComputerIdent"><text:span text:style-name="T102">separator.hash</text:span></text:span><text:span text:style-name="_5f_OOoComputerSpecial"><text:span text:style-name="T102">(</text:span></text:span><text:span text:style-name="_5f_OOoComputerLiteral"><text:span text:style-name="T102">'sha256'</text:span></text:span><text:span text:style-name="_5f_OOoComputerSpecial"><text:span text:style-name="T102">, $</text:span></text:span><text:span text:style-name="_5f_OOoComputerIdent"><text:span text:style-name="T102">haslo</text:span></text:span><text:span text:style-name="_5f_OOoComputerSpecial"><text:span text:style-name="T102">).$</text:span></text:span><text:span text:style-name="_5f_OOoComputerIdent"><text:span text:style-name="T102">separator.</text:span></text:span><text:span text:style-name="_5f_OOoComputerSpecial"><text:span text:style-name="T102">$</text:span></text:span><text:span text:style-name="_5f_OOoComputerIdent"><text:span text:style-name="T102">stanowisko.</text:span></text:span><text:span text:style-name="_5f_OOoComputerLiteral"><text:span text:style-name="T102">"\n"</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fwrite</text:span></text:span><text:span text:style-name="_5f_OOoComputerSpecial"><text:span text:style-name="T102">($</text:span></text:span><text:span text:style-name="_5f_OOoComputerIdent"><text:span text:style-name="T102">fw</text:span></text:span><text:span text:style-name="_5f_OOoComputerSpecial"><text:span text:style-name="T102">, $</text:span></text:span><text:span text:style-name="_5f_OOoComputerIdent"><text:span text:style-name="T102">dane</text:span></text:span><text:span text:style-name="_5f_OOoComputerSpecial"><text:span text:style-name="T102">);</text:span></text:span></text:p>
      <text:p text:style-name="P107"><text:span text:style-name="_5f_OOoComputerSpecial"><text:span text:style-name="T102"><text:tab/></text:span></text:span></text:p>
      <text:p text:style-name="P107"><text:span text:style-name="_5f_OOoComputerSpecial"><text:span text:style-name="T102"><text:s text:c="2"/></text:span></text:span><text:span text:style-name="_5f_OOoComputerIdent"><text:span text:style-name="T102">fclose</text:span></text:span><text:span text:style-name="_5f_OOoComputerSpecial"><text:span text:style-name="T102">($</text:span></text:span><text:span text:style-name="_5f_OOoComputerIdent"><text:span text:style-name="T102">fw</text:span></text:span><text:span text:style-name="_5f_OOoComputerSpecial"><text:span text:style-name="T102">); </text:span></text:span><text:span text:style-name="_5f_OOoComputerComment"><text:span text:style-name="T102">// zamknij plik</text:span></text:span></text:p>
      <text:p text:style-name="P107"><text:span text:style-name="_5f_OOoComputerSpecial"><text:span text:style-name="T102"><text:s text:c="2"/></text:span></text:span><text:span text:style-name="_5f_OOoComputerKeyWord"><text:span text:style-name="T102">return</text:span></text:span><text:span text:style-name="_5f_OOoComputerSpecial"><text:span text:style-name="T102"> </text:span></text:span><text:span text:style-name="_5f_OOoComputerKeyWord"><text:span text:style-name="T102">true</text:span></text:span><text:span text:style-name="_5f_OOoComputerSpecial"><text:span text:style-name="T102">; </text:span></text:span><text:span text:style-name="_5f_OOoComputerComment"><text:span text:style-name="T102">// powodzenie</text:span></text:span></text:p>
      <text:p text:style-name="P107"><text:span text:style-name="_5f_OOoComputerSpecial"><text:span text:style-name="T102">}</text:span></text:span></text:p>
      <text:p text:style-name="P107"><text:span text:style-name="_5f_OOoComputerSpecial"><text:span text:style-name="T102"/></text:span></text:p>
      <text:p text:style-name="P107"><text:span text:style-name="_5f_OOoComputerKeyWord"><text:span text:style-name="T108">function</text:span></text:span><text:span text:style-name="_5f_OOoComputerSpecial"><text:span text:style-name="T108"> </text:span></text:span><text:span text:style-name="_5f_OOoComputerIdent"><text:span text:style-name="T108">loguj</text:span></text:span><text:span text:style-name="_5f_OOoComputerSpecial"><text:span text:style-name="T108">()</text:span></text:span><text:span text:style-name="_5f_OOoComputerSpecial"><text:span text:style-name="T102"> {</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plikZrodlowy</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separator</text:span></text:span><text:span text:style-name="_5f_OOoComputerSpecial"><text:span text:style-name="T102">;</text:span></text:span></text:p>
      <text:p text:style-name="P107"><text:span text:style-name="_5f_OOoComputerSpecial"><text:span text:style-name="T102"><text:tab/></text:span></text:span></text:p>
      <text:p text:style-name="P108"><text:span text:style-name="_5f_OOoComputerSpecial"><text:span text:style-name="T102"><text:s text:c="2"/>$</text:span></text:span><text:span text:style-name="_5f_OOoComputerIdent"><text:span text:style-name="T102">fr</text:span></text:span><text:span text:style-name="_5f_OOoComputerSpecial"><text:span text:style-name="T102"> = </text:span></text:span><text:span text:style-name="_5f_OOoComputerIdent"><text:span text:style-name="T102">fopen</text:span></text:span><text:span text:style-name="_5f_OOoComputerSpecial"><text:span text:style-name="T102">($</text:span></text:span><text:span text:style-name="_5f_OOoComputerIdent"><text:span text:style-name="T102">plikZrodlowy</text:span></text:span><text:span text:style-name="_5f_OOoComputerSpecial"><text:span text:style-name="T102">, </text:span></text:span><text:span text:style-name="_5f_OOoComputerLiteral"><text:span text:style-name="T102">"r"</text:span></text:span><text:span text:style-name="_5f_OOoComputerSpecial"><text:span text:style-name="T102">) </text:span></text:span><text:span text:style-name="_5f_OOoComputerIdent"><text:span text:style-name="T102">or</text:span></text:span><text:span text:style-name="_5f_OOoComputerSpecial"><text:span text:style-name="T102"> </text:span></text:span><text:span text:style-name="_5f_OOoComputerIdent"><text:span text:style-name="T102">die</text:span></text:span><text:span text:style-name="_5f_OOoComputerSpecial"><text:span text:style-name="T102">(</text:span></text:span><text:span text:style-name="_5f_OOoComputerLiteral"><text:span text:style-name="T102">"Brak pliku"</text:span></text:span><text:span text:style-name="_5f_OOoComputerSpecial"><text:span text:style-name="T102">); </text:span></text:span><text:span text:style-name="_5f_OOoComputerComment"><text:span text:style-name="T102">// Plik do odczytu<text:tab/></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login</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login</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haslo</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haslo</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Sprawdź wszystkie konta<text:tab/></text:span></text:span></text:p>
      <text:p text:style-name="P107"><text:span text:style-name="_5f_OOoComputerSpecial"><text:span text:style-name="T102"><text:s text:c="2"/></text:span></text:span><text:span text:style-name="_5f_OOoComputerKeyWord"><text:span text:style-name="T102">while</text:span></text:span><text:span text:style-name="_5f_OOoComputerSpecial"><text:span text:style-name="T102">(!</text:span></text:span><text:span text:style-name="_5f_OOoComputerIdent"><text:span text:style-name="T102">feof</text:span></text:span><text:span text:style-name="_5f_OOoComputerSpecial"><text:span text:style-name="T102">($</text:span></text:span><text:span text:style-name="_5f_OOoComputerIdent"><text:span text:style-name="T102">fr</text:span></text:span><text:span text:style-name="_5f_OOoComputerSpecial"><text:span text:style-name="T102">)) {</text:span></text:span></text:p>
      <text:p text:style-name="P107"><text:span text:style-name="_5f_OOoComputerSpecial"><text:span text:style-name="T102"><text:s text:c="4"/>$</text:span></text:span><text:span text:style-name="_5f_OOoComputerIdent"><text:span text:style-name="T102">linia</text:span></text:span><text:span text:style-name="_5f_OOoComputerSpecial"><text:span text:style-name="T102"> = </text:span></text:span><text:span text:style-name="_5f_OOoComputerIdent"><text:span text:style-name="T102">fgets</text:span></text:span><text:span text:style-name="_5f_OOoComputerSpecial"><text:span text:style-name="T102">($</text:span></text:span><text:span text:style-name="_5f_OOoComputerIdent"><text:span text:style-name="T102">fr</text:span></text:span><text:span text:style-name="_5f_OOoComputerSpecial"><text:span text:style-name="T102">); </text:span></text:span><text:span text:style-name="_5f_OOoComputerComment"><text:span text:style-name="T102">// Pobierz wiersz danych z pliku</text:span></text:span></text:p>
      <text:p text:style-name="P107"><text:span text:style-name="_5f_OOoComputerSpecial"><text:span text:style-name="T102"><text:s text:c="4"/>$</text:span></text:span><text:span text:style-name="_5f_OOoComputerIdent"><text:span text:style-name="T102">dane</text:span></text:span><text:span text:style-name="_5f_OOoComputerSpecial"><text:span text:style-name="T102"> = </text:span></text:span><text:span text:style-name="_5f_OOoComputerIdent"><text:span text:style-name="T102">explode</text:span></text:span><text:span text:style-name="_5f_OOoComputerSpecial"><text:span text:style-name="T102">($</text:span></text:span><text:span text:style-name="_5f_OOoComputerIdent"><text:span text:style-name="T102">separator</text:span></text:span><text:span text:style-name="_5f_OOoComputerSpecial"><text:span text:style-name="T102">, $</text:span></text:span><text:span text:style-name="_5f_OOoComputerIdent"><text:span text:style-name="T102">linia</text:span></text:span><text:span text:style-name="_5f_OOoComputerSpecial"><text:span text:style-name="T102">); </text:span></text:span><text:span text:style-name="_5f_OOoComputerComment"><text:span text:style-name="T102">// stwórz z danych tablice</text:span></text:span></text:p>
      <text:p text:style-name="P107"><text:span text:style-name="_5f_OOoComputerSpecial"><text:span text:style-name="T102"/></text:span></text:p>
      <text:p text:style-name="P107"><text:soft-page-break/><text:span text:style-name="_5f_OOoComputerSpecial"><text:span text:style-name="T102"><text:s text:c="4"/></text:span></text:span><text:span text:style-name="_5f_OOoComputerComment"><text:span text:style-name="T102">// Sprawdź czy poprawnie wpisano login i hasło</text:span></text:span></text:p>
      <text:p text:style-name="P107"><text:span text:style-name="_5f_OOoComputerSpecial"><text:span text:style-name="T102"><text:s text:c="4"/></text:span></text:span><text:span text:style-name="_5f_OOoComputerKeyWord"><text:span text:style-name="T102">if</text:span></text:span><text:span text:style-name="_5f_OOoComputerSpecial"><text:span text:style-name="T102"> ((</text:span></text:span><text:span text:style-name="_5f_OOoComputerIdent"><text:span text:style-name="T102">strcmp</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0</text:span></text:span><text:span text:style-name="_5f_OOoComputerSpecial"><text:span text:style-name="T102">], $</text:span></text:span><text:span text:style-name="_5f_OOoComputerIdent"><text:span text:style-name="T102">login</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pan text:style-name="_5f_OOoComputerSpecial"><text:span text:style-name="T102"><text:s text:c="8"/>&amp;&amp;</text:span></text:span></text:p>
      <text:p text:style-name="P107"><text:span text:style-name="_5f_OOoComputerSpecial"><text:span text:style-name="T102"><text:s text:c="8"/>(</text:span></text:span><text:span text:style-name="_5f_OOoComputerIdent"><text:span text:style-name="T102">strcmp</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1</text:span></text:span><text:span text:style-name="_5f_OOoComputerSpecial"><text:span text:style-name="T102">], </text:span></text:span><text:span text:style-name="_5f_OOoComputerIdent"><text:span text:style-name="T102">hash</text:span></text:span><text:span text:style-name="_5f_OOoComputerSpecial"><text:span text:style-name="T102">(</text:span></text:span><text:span text:style-name="_5f_OOoComputerLiteral"><text:span text:style-name="T102">'sha256'</text:span></text:span><text:span text:style-name="_5f_OOoComputerSpecial"><text:span text:style-name="T102">, $</text:span></text:span><text:span text:style-name="_5f_OOoComputerIdent"><text:span text:style-name="T102">haslo</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pan text:style-name="_5f_OOoComputerSpecial"><text:span text:style-name="T102"><text:s text:c="6"/></text:span></text:span><text:span text:style-name="_5f_OOoComputerKeyWord"><text:span text:style-name="T102">return</text:span></text:span><text:span text:style-name="_5f_OOoComputerSpecial"><text:span text:style-name="T102"> </text:span></text:span><text:span text:style-name="_5f_OOoComputerKeyWord"><text:span text:style-name="T102">true</text:span></text:span><text:span text:style-name="_5f_OOoComputerSpecial"><text:span text:style-name="T102">; </text:span></text:span><text:span text:style-name="_5f_OOoComputerComment"><text:span text:style-name="T102">// konto odszukane</text:span></text:span></text:p>
      <text:p text:style-name="P107"><text:span text:style-name="_5f_OOoComputerSpecial"><text:span text:style-name="T102"><text:s text:c="2"/>}<text:tab/></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 </text:span></text:span><text:span text:style-name="_5f_OOoComputerComment"><text:span text:style-name="T102">// konto nie znalezione</text:span></text:span></text:p>
      <text:p text:style-name="P107"><text:span text:style-name="_5f_OOoComputerSpecial"><text:span text:style-name="T102">}</text:span></text:span></text:p>
      <text:p text:style-name="P107"><text:span text:style-name="_5f_OOoComputerSpecial"><text:span text:style-name="T102"/></text:span></text:p>
      <text:p text:style-name="P107"><text:span text:style-name="_5f_OOoComputerKeyWord"><text:span text:style-name="T108">function</text:span></text:span><text:span text:style-name="_5f_OOoComputerSpecial"><text:span text:style-name="T108"> </text:span></text:span><text:span text:style-name="_5f_OOoComputerIdent"><text:span text:style-name="T108">usun</text:span></text:span><text:span text:style-name="_5f_OOoComputerSpecial"><text:span text:style-name="T108">()</text:span></text:span><text:span text:style-name="_5f_OOoComputerSpecial"><text:span text:style-name="T102"> {</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plikZrodlowy</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plikDocelowy</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global</text:span></text:span><text:span text:style-name="_5f_OOoComputerSpecial"><text:span text:style-name="T102"> $</text:span></text:span><text:span text:style-name="_5f_OOoComputerIdent"><text:span text:style-name="T102">separator</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Ident"><text:span text:style-name="T102">stanowiskoAdmin</text:span></text:span><text:span text:style-name="_5f_OOoComputerSpecial"><text:span text:style-name="T102"> = </text:span></text:span><text:span text:style-name="_5f_OOoComputerLiteral"><text:span text:style-name="T102">"admin"</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admin</text:span></text:span><text:span text:style-name="_5f_OOoComputerSpecial"><text:span text:style-name="T102"> = </text:span></text:span><text:span text:style-name="_5f_OOoComputerKeyWord"><text:span text:style-name="T102">false</text:span></text:span><text:span text:style-name="_5f_OOoComputerSpecial"><text:span text:style-name="T102">; </text:span></text:span><text:span text:style-name="_5f_OOoComputerComment"><text:span text:style-name="T102">// flaga dla admina</text:span></text:span></text:p>
      <text:p text:style-name="P107"><text:span text:style-name="_5f_OOoComputerSpecial"><text:span text:style-name="T102"><text:tab/></text:span></text:span></text:p>
      <text:p text:style-name="P107"><text:span text:style-name="_5f_OOoComputerSpecial"><text:span text:style-name="T102"><text:s text:c="2"/>$</text:span></text:span><text:span text:style-name="_5f_OOoComputerIdent"><text:span text:style-name="T102">fr</text:span></text:span><text:span text:style-name="_5f_OOoComputerSpecial"><text:span text:style-name="T102"> = </text:span></text:span><text:span text:style-name="_5f_OOoComputerIdent"><text:span text:style-name="T102">fopen</text:span></text:span><text:span text:style-name="_5f_OOoComputerSpecial"><text:span text:style-name="T102">($</text:span></text:span><text:span text:style-name="_5f_OOoComputerIdent"><text:span text:style-name="T102">plikZrodlowy</text:span></text:span><text:span text:style-name="_5f_OOoComputerSpecial"><text:span text:style-name="T102">, </text:span></text:span><text:span text:style-name="_5f_OOoComputerLiteral"><text:span text:style-name="T102">"r"</text:span></text:span><text:span text:style-name="_5f_OOoComputerSpecial"><text:span text:style-name="T102">) </text:span></text:span><text:span text:style-name="_5f_OOoComputerIdent"><text:span text:style-name="T102">or</text:span></text:span><text:span text:style-name="_5f_OOoComputerSpecial"><text:span text:style-name="T102"> </text:span></text:span><text:span text:style-name="_5f_OOoComputerIdent"><text:span text:style-name="T102">die</text:span></text:span><text:span text:style-name="_5f_OOoComputerSpecial"><text:span text:style-name="T102">(</text:span></text:span><text:span text:style-name="_5f_OOoComputerLiteral"><text:span text:style-name="T102">"Brak pliku"</text:span></text:span><text:span text:style-name="_5f_OOoComputerSpecial"><text:span text:style-name="T102">);</text:span></text:span></text:p>
      <text:p text:style-name="P107"><text:span text:style-name="_5f_OOoComputerSpecial"><text:span text:style-name="T102"><text:s text:c="2"/>$</text:span></text:span><text:span text:style-name="_5f_OOoComputerIdent"><text:span text:style-name="T102">fw</text:span></text:span><text:span text:style-name="_5f_OOoComputerSpecial"><text:span text:style-name="T102"> = </text:span></text:span><text:span text:style-name="_5f_OOoComputerIdent"><text:span text:style-name="T102">fopen</text:span></text:span><text:span text:style-name="_5f_OOoComputerSpecial"><text:span text:style-name="T102">($</text:span></text:span><text:span text:style-name="_5f_OOoComputerIdent"><text:span text:style-name="T102">plikDocelowy</text:span></text:span><text:span text:style-name="_5f_OOoComputerSpecial"><text:span text:style-name="T102">, </text:span></text:span><text:span text:style-name="_5f_OOoComputerLiteral"><text:span text:style-name="T102">"w+"</text:span></text:span><text:span text:style-name="_5f_OOoComputerSpecial"><text:span text:style-name="T102">);</text:span></text:span></text:p>
      <text:p text:style-name="P107"><text:span text:style-name="_5f_OOoComputerSpecial"><text:span text:style-name="T102"><text:tab/></text:span></text:span></text:p>
      <text:p text:style-name="P107"><text:span text:style-name="_5f_OOoComputerSpecial"><text:span text:style-name="T102"><text:s text:c="2"/></text:span></text:span><text:span text:style-name="_5f_OOoComputerComment"><text:span text:style-name="T102">// Pobierz login</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login</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login'</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haslo</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haslo</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hasl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Pobierz konto</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konto'</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konto</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kont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text:tab/></text:span></text:span></text:p>
      <text:p text:style-name="P107"><text:span text:style-name="_5f_OOoComputerSpecial"><text:span text:style-name="T102"><text:tab/></text:span></text:span></text:p>
      <text:p text:style-name="P107"><text:span text:style-name="_5f_OOoComputerSpecial"><text:span text:style-name="T102"><text:s text:c="2"/></text:span></text:span><text:span text:style-name="_5f_OOoComputerComment"><text:span text:style-name="T102">// Sprawdź czy jesteś adminem</text:span></text:span></text:p>
      <text:p text:style-name="P107"><text:span text:style-name="_5f_OOoComputerSpecial"><text:span text:style-name="T102"><text:s text:c="2"/></text:span></text:span><text:span text:style-name="_5f_OOoComputerKeyWord"><text:span text:style-name="T102">while</text:span></text:span><text:span text:style-name="_5f_OOoComputerSpecial"><text:span text:style-name="T102">(!</text:span></text:span><text:span text:style-name="_5f_OOoComputerIdent"><text:span text:style-name="T102">feof</text:span></text:span><text:span text:style-name="_5f_OOoComputerSpecial"><text:span text:style-name="T102">($</text:span></text:span><text:span text:style-name="_5f_OOoComputerIdent"><text:span text:style-name="T102">fr</text:span></text:span><text:span text:style-name="_5f_OOoComputerSpecial"><text:span text:style-name="T102">)) {</text:span></text:span></text:p>
      <text:p text:style-name="P107"><text:span text:style-name="_5f_OOoComputerSpecial"><text:span text:style-name="T102"><text:s text:c="4"/>$</text:span></text:span><text:span text:style-name="_5f_OOoComputerIdent"><text:span text:style-name="T102">linia</text:span></text:span><text:span text:style-name="_5f_OOoComputerSpecial"><text:span text:style-name="T102"> = </text:span></text:span><text:span text:style-name="_5f_OOoComputerIdent"><text:span text:style-name="T102">fgets</text:span></text:span><text:span text:style-name="_5f_OOoComputerSpecial"><text:span text:style-name="T102">($</text:span></text:span><text:span text:style-name="_5f_OOoComputerIdent"><text:span text:style-name="T102">fr</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dane</text:span></text:span><text:span text:style-name="_5f_OOoComputerSpecial"><text:span text:style-name="T102"> = </text:span></text:span><text:span text:style-name="_5f_OOoComputerIdent"><text:span text:style-name="T102">explode</text:span></text:span><text:span text:style-name="_5f_OOoComputerSpecial"><text:span text:style-name="T102">($</text:span></text:span><text:span text:style-name="_5f_OOoComputerIdent"><text:span text:style-name="T102">separator</text:span></text:span><text:span text:style-name="_5f_OOoComputerSpecial"><text:span text:style-name="T102">, $</text:span></text:span><text:span text:style-name="_5f_OOoComputerIdent"><text:span text:style-name="T102">linia</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4"/></text:span></text:span><text:span text:style-name="_5f_OOoComputerComment"><text:span text:style-name="T102">// Sprawdź czy jesteś adminem</text:span></text:span></text:p>
      <text:p text:style-name="P107"><text:span text:style-name="_5f_OOoComputerSpecial"><text:span text:style-name="T102"><text:s text:c="4"/></text:span></text:span><text:span text:style-name="_5f_OOoComputerKeyWord"><text:span text:style-name="T102">if</text:span></text:span><text:span text:style-name="_5f_OOoComputerSpecial"><text:span text:style-name="T102">(</text:span></text:span></text:p>
      <text:p text:style-name="P107"><text:span text:style-name="_5f_OOoComputerSpecial"><text:span text:style-name="T102"><text:tab/> <text:s/>(</text:span></text:span><text:span text:style-name="_5f_OOoComputerIdent"><text:span text:style-name="T102">strcmp</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0</text:span></text:span><text:span text:style-name="_5f_OOoComputerSpecial"><text:span text:style-name="T102">], $</text:span></text:span><text:span text:style-name="_5f_OOoComputerIdent"><text:span text:style-name="T102">login</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pan text:style-name="_5f_OOoComputerSpecial"><text:span text:style-name="T102"><text:tab/> <text:s/>&amp;&amp;</text:span></text:span></text:p>
      <text:p text:style-name="P107"><text:span text:style-name="_5f_OOoComputerSpecial"><text:span text:style-name="T102"><text:tab/> <text:s/>(</text:span></text:span><text:span text:style-name="_5f_OOoComputerIdent"><text:span text:style-name="T102">strcmp</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1</text:span></text:span><text:span text:style-name="_5f_OOoComputerSpecial"><text:span text:style-name="T102">], </text:span></text:span><text:span text:style-name="_5f_OOoComputerIdent"><text:span text:style-name="T102">hash</text:span></text:span><text:span text:style-name="_5f_OOoComputerSpecial"><text:span text:style-name="T102">(</text:span></text:span><text:span text:style-name="_5f_OOoComputerLiteral"><text:span text:style-name="T102">'sha256'</text:span></text:span><text:span text:style-name="_5f_OOoComputerSpecial"><text:span text:style-name="T102">, $</text:span></text:span><text:span text:style-name="_5f_OOoComputerIdent"><text:span text:style-name="T102">haslo</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pan text:style-name="_5f_OOoComputerSpecial"><text:span text:style-name="T102"><text:tab/> <text:s/>&amp;&amp;</text:span></text:span></text:p>
      <text:p text:style-name="P107"><text:span text:style-name="_5f_OOoComputerSpecial"><text:span text:style-name="T102"><text:tab/> <text:s/>(</text:span></text:span><text:span text:style-name="_5f_OOoComputerIdent"><text:span text:style-name="T102">strcmp</text:span></text:span><text:span text:style-name="_5f_OOoComputerSpecial"><text:span text:style-name="T102">(</text:span></text:span><text:span text:style-name="_5f_OOoComputerIdent"><text:span text:style-name="T102">trim</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2</text:span></text:span><text:span text:style-name="_5f_OOoComputerSpecial"><text:span text:style-name="T102">]), $</text:span></text:span><text:span text:style-name="_5f_OOoComputerIdent"><text:span text:style-name="T102">stanowiskoAdmin</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pan text:style-name="_5f_OOoComputerSpecial"><text:span text:style-name="T102"><text:tab/>)</text:span></text:span></text:p>
      <text:p text:style-name="P107"><text:span text:style-name="_5f_OOoComputerSpecial"><text:span text:style-name="T102"><text:s text:c="4"/>$</text:span></text:span><text:span text:style-name="_5f_OOoComputerIdent"><text:span text:style-name="T102">admin</text:span></text:span><text:span text:style-name="_5f_OOoComputerSpecial"><text:span text:style-name="T102"> = </text:span></text:span><text:span text:style-name="_5f_OOoComputerKeyWord"><text:span text:style-name="T102">true</text:span></text:span><text:span text:style-name="_5f_OOoComputerSpecial"><text:span text:style-name="T102">;</text:span></text:span></text:p>
      <text:p text:style-name="P107"><text:span text:style-name="_5f_OOoComputerSpecial"><text:span text:style-name="T102"><text:s text:c="2"/>}<text:tab/></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Comment"><text:span text:style-name="T102">// Obsługa admina</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text:span></text:span><text:span text:style-name="_5f_OOoComputerIdent"><text:span text:style-name="T102">admin</text:span></text:span><text:span text:style-name="_5f_OOoComputerSpecial"><text:span text:style-name="T102">) {</text:span></text:span></text:p>
      <text:p text:style-name="P107"><text:span text:style-name="_5f_OOoComputerSpecial"><text:span text:style-name="T102"><text:s text:c="4"/></text:span></text:span><text:span text:style-name="_5f_OOoComputerIdent"><text:span text:style-name="T102">rewind</text:span></text:span><text:span text:style-name="_5f_OOoComputerSpecial"><text:span text:style-name="T102">($</text:span></text:span><text:span text:style-name="_5f_OOoComputerIdent"><text:span text:style-name="T102">fr</text:span></text:span><text:span text:style-name="_5f_OOoComputerSpecial"><text:span text:style-name="T102">); </text:span></text:span><text:span text:style-name="_5f_OOoComputerComment"><text:span text:style-name="T102">// na początek pliku źródłowego</text:span></text:span></text:p>
      <text:p text:style-name="P107"><text:span text:style-name="_5f_OOoComputerSpecial"><text:span text:style-name="T102"><text:tab/><text:tab/></text:span></text:span></text:p>
      <text:p text:style-name="P107"><text:span text:style-name="_5f_OOoComputerSpecial"><text:span text:style-name="T102"><text:s text:c="4"/></text:span></text:span><text:span text:style-name="_5f_OOoComputerKeyWord"><text:span text:style-name="T102">while</text:span></text:span><text:span text:style-name="_5f_OOoComputerSpecial"><text:span text:style-name="T102">(!</text:span></text:span><text:span text:style-name="_5f_OOoComputerIdent"><text:span text:style-name="T102">feof</text:span></text:span><text:span text:style-name="_5f_OOoComputerSpecial"><text:span text:style-name="T102">($</text:span></text:span><text:span text:style-name="_5f_OOoComputerIdent"><text:span text:style-name="T102">fr</text:span></text:span><text:span text:style-name="_5f_OOoComputerSpecial"><text:span text:style-name="T102">)) {</text:span></text:span></text:p>
      <text:p text:style-name="P107"><text:span text:style-name="_5f_OOoComputerSpecial"><text:span text:style-name="T102"><text:s text:c="6"/>$</text:span></text:span><text:span text:style-name="_5f_OOoComputerIdent"><text:span text:style-name="T102">linia</text:span></text:span><text:span text:style-name="_5f_OOoComputerSpecial"><text:span text:style-name="T102"> = </text:span></text:span><text:span text:style-name="_5f_OOoComputerIdent"><text:span text:style-name="T102">fgets</text:span></text:span><text:span text:style-name="_5f_OOoComputerSpecial"><text:span text:style-name="T102">($</text:span></text:span><text:span text:style-name="_5f_OOoComputerIdent"><text:span text:style-name="T102">fr</text:span></text:span><text:span text:style-name="_5f_OOoComputerSpecial"><text:span text:style-name="T102">);</text:span></text:span></text:p>
      <text:p text:style-name="P107"><text:span text:style-name="_5f_OOoComputerSpecial"><text:span text:style-name="T102"><text:s text:c="6"/>$</text:span></text:span><text:span text:style-name="_5f_OOoComputerIdent"><text:span text:style-name="T102">dane</text:span></text:span><text:span text:style-name="_5f_OOoComputerSpecial"><text:span text:style-name="T102"> = </text:span></text:span><text:span text:style-name="_5f_OOoComputerIdent"><text:span text:style-name="T102">explode</text:span></text:span><text:span text:style-name="_5f_OOoComputerSpecial"><text:span text:style-name="T102">($</text:span></text:span><text:span text:style-name="_5f_OOoComputerIdent"><text:span text:style-name="T102">separator</text:span></text:span><text:span text:style-name="_5f_OOoComputerSpecial"><text:span text:style-name="T102">, $</text:span></text:span><text:span text:style-name="_5f_OOoComputerIdent"><text:span text:style-name="T102">linia</text:span></text:span><text:span text:style-name="_5f_OOoComputerSpecial"><text:span text:style-name="T102">);</text:span></text:span></text:p>
      <text:p text:style-name="P107"><text:span text:style-name="_5f_OOoComputerSpecial"><text:span text:style-name="T102"/></text:span></text:p>
      <text:p text:style-name="P107"><text:span text:style-name="_5f_OOoComputerSpecial"><text:span text:style-name="T102"><text:s text:c="6"/></text:span></text:span><text:span text:style-name="_5f_OOoComputerKeyWord"><text:span text:style-name="T102">if</text:span></text:span><text:span text:style-name="_5f_OOoComputerSpecial"><text:span text:style-name="T102">(</text:span></text:span><text:span text:style-name="_5f_OOoComputerIdent"><text:span text:style-name="T102">strcmp</text:span></text:span><text:span text:style-name="_5f_OOoComputerSpecial"><text:span text:style-name="T102">($</text:span></text:span><text:span text:style-name="_5f_OOoComputerIdent"><text:span text:style-name="T102">dane</text:span></text:span><text:span text:style-name="_5f_OOoComputerSpecial"><text:span text:style-name="T102">[</text:span></text:span><text:span text:style-name="_5f_OOoComputerNumber"><text:span text:style-name="T102">0</text:span></text:span><text:span text:style-name="_5f_OOoComputerSpecial"><text:span text:style-name="T102">], $</text:span></text:span><text:span text:style-name="_5f_OOoComputerIdent"><text:span text:style-name="T102">konto</text:span></text:span><text:span text:style-name="_5f_OOoComputerSpecial"><text:span text:style-name="T102">) == </text:span></text:span><text:span text:style-name="_5f_OOoComputerNumber"><text:span text:style-name="T102">0</text:span></text:span><text:span text:style-name="_5f_OOoComputerSpecial"><text:span text:style-name="T102">)</text:span></text:span></text:p>
      <text:p text:style-name="P107"><text:soft-page-break/><text:span text:style-name="_5f_OOoComputerSpecial"><text:span text:style-name="T102"><text:s text:c="6"/>{} </text:span></text:span><text:span text:style-name="_5f_OOoComputerKeyWord"><text:span text:style-name="T102">else</text:span></text:span></text:p>
      <text:p text:style-name="P107"><text:span text:style-name="_5f_OOoComputerSpecial"><text:span text:style-name="T102"><text:s text:c="8"/></text:span></text:span><text:span text:style-name="_5f_OOoComputerComment"><text:span text:style-name="T102">// zapisz tylko wiersze różne od nazwy usuwanego konta</text:span></text:span></text:p>
      <text:p text:style-name="P107"><text:span text:style-name="_5f_OOoComputerSpecial"><text:span text:style-name="T102"><text:s text:c="8"/></text:span></text:span><text:span text:style-name="_5f_OOoComputerIdent"><text:span text:style-name="T102">fwrite</text:span></text:span><text:span text:style-name="_5f_OOoComputerSpecial"><text:span text:style-name="T102">($</text:span></text:span><text:span text:style-name="_5f_OOoComputerIdent"><text:span text:style-name="T102">fw</text:span></text:span><text:span text:style-name="_5f_OOoComputerSpecial"><text:span text:style-name="T102">, $</text:span></text:span><text:span text:style-name="_5f_OOoComputerIdent"><text:span text:style-name="T102">linia</text:span></text:span><text:span text:style-name="_5f_OOoComputerSpecial"><text:span text:style-name="T102">);</text:span></text:span></text:p>
      <text:p text:style-name="P107"><text:span text:style-name="_5f_OOoComputerSpecial"><text:span text:style-name="T102"><text:s text:c="4"/>};</text:span></text:span></text:p>
      <text:p text:style-name="P107"><text:span text:style-name="_5f_OOoComputerSpecial"><text:span text:style-name="T102"/></text:span></text:p>
      <text:p text:style-name="P107"><text:span text:style-name="_5f_OOoComputerSpecial"><text:span text:style-name="T102"><text:s text:c="4"/></text:span></text:span><text:span text:style-name="_5f_OOoComputerIdent"><text:span text:style-name="T102">fclose</text:span></text:span><text:span text:style-name="_5f_OOoComputerSpecial"><text:span text:style-name="T102">($</text:span></text:span><text:span text:style-name="_5f_OOoComputerIdent"><text:span text:style-name="T102">fr</text:span></text:span><text:span text:style-name="_5f_OOoComputerSpecial"><text:span text:style-name="T102">); </text:span></text:span><text:span text:style-name="_5f_OOoComputerComment"><text:span text:style-name="T102">// zamknij plik</text:span></text:span></text:p>
      <text:p text:style-name="P107"><text:span text:style-name="_5f_OOoComputerSpecial"><text:span text:style-name="T102"><text:s text:c="4"/></text:span></text:span><text:span text:style-name="_5f_OOoComputerIdent"><text:span text:style-name="T102">fclose</text:span></text:span><text:span text:style-name="_5f_OOoComputerSpecial"><text:span text:style-name="T102">($</text:span></text:span><text:span text:style-name="_5f_OOoComputerIdent"><text:span text:style-name="T102">fw</text:span></text:span><text:span text:style-name="_5f_OOoComputerSpecial"><text:span text:style-name="T102">);<text:tab/></text:span></text:span></text:p>
      <text:p text:style-name="P107"><text:span text:style-name="_5f_OOoComputerSpecial"><text:span text:style-name="T102"><text:tab/><text:tab/></text:span></text:span></text:p>
      <text:p text:style-name="P107"><text:span text:style-name="_5f_OOoComputerSpecial"><text:span text:style-name="T102"><text:s text:c="4"/></text:span></text:span><text:span text:style-name="_5f_OOoComputerIdent"><text:span text:style-name="T102">unlink</text:span></text:span><text:span text:style-name="_5f_OOoComputerSpecial"><text:span text:style-name="T102">($</text:span></text:span><text:span text:style-name="_5f_OOoComputerIdent"><text:span text:style-name="T102">plikZrodlowy</text:span></text:span><text:span text:style-name="_5f_OOoComputerSpecial"><text:span text:style-name="T102">); </text:span></text:span><text:span text:style-name="_5f_OOoComputerComment"><text:span text:style-name="T102">// usuń plik źródłowy</text:span></text:span></text:p>
      <text:p text:style-name="P107"><text:span text:style-name="_5f_OOoComputerSpecial"><text:span text:style-name="T102"><text:s text:c="4"/></text:span></text:span><text:span text:style-name="_5f_OOoComputerIdent"><text:span text:style-name="T102">rename</text:span></text:span><text:span text:style-name="_5f_OOoComputerSpecial"><text:span text:style-name="T102">($</text:span></text:span><text:span text:style-name="_5f_OOoComputerIdent"><text:span text:style-name="T102">plikDocelowy</text:span></text:span><text:span text:style-name="_5f_OOoComputerSpecial"><text:span text:style-name="T102">, $</text:span></text:span><text:span text:style-name="_5f_OOoComputerIdent"><text:span text:style-name="T102">plikZrodlowy</text:span></text:span><text:span text:style-name="_5f_OOoComputerSpecial"><text:span text:style-name="T102">); </text:span></text:span><text:span text:style-name="_5f_OOoComputerComment"><text:span text:style-name="T102">// zmień nazwę pliku</text:span></text:span></text:p>
      <text:p text:style-name="P107"><text:span text:style-name="_5f_OOoComputerSpecial"><text:span text:style-name="T102"><text:tab/><text:tab/></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true</text:span></text:span><text:span text:style-name="_5f_OOoComputerSpecial"><text:span text:style-name="T102">; </text:span></text:span><text:span text:style-name="_5f_OOoComputerComment"><text:span text:style-name="T102">// powodzenie</text:span></text:span></text:p>
      <text:p text:style-name="P107"><text:span text:style-name="_5f_OOoComputerSpecial"><text:span text:style-name="T102"><text:s text:c="2"/>} </text:span></text:span><text:span text:style-name="_5f_OOoComputerKeyWord"><text:span text:style-name="T102">else</text:span></text:span><text:span text:style-name="_5f_OOoComputerSpecial"><text:span text:style-name="T102"> {</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Nie jesteś adminem&lt;br&gt;"</text:span></text:span><text:span text:style-name="_5f_OOoComputerSpecial"><text:span text:style-name="T102">;</text:span></text:span></text:p>
      <text:p text:style-name="P107"><text:span text:style-name="_5f_OOoComputerSpecial"><text:span text:style-name="T102"><text:s text:c="4"/></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 </text:span></text:span><text:span text:style-name="_5f_OOoComputerComment"><text:span text:style-name="T102">// nie powodzenie</text:span></text:span></text:p>
      <text:p text:style-name="P107"><text:span text:style-name="_5f_OOoComputerSpecial"><text:span text:style-name="T102"><text:s text:c="2"/>}</text:span></text:span></text:p>
      <text:p text:style-name="P107"><text:span text:style-name="_5f_OOoComputerSpecial"><text:span text:style-name="T102"/></text:span></text:p>
      <text:p text:style-name="P107"><text:span text:style-name="_5f_OOoComputerSpecial"><text:span text:style-name="T102"><text:s text:c="2"/></text:span></text:span><text:span text:style-name="_5f_OOoComputerKeyWord"><text:span text:style-name="T102">return</text:span></text:span><text:span text:style-name="_5f_OOoComputerSpecial"><text:span text:style-name="T102"> </text:span></text:span><text:span text:style-name="_5f_OOoComputerKeyWord"><text:span text:style-name="T102">false</text:span></text:span><text:span text:style-name="_5f_OOoComputerSpecial"><text:span text:style-name="T102">; </text:span></text:span><text:span text:style-name="_5f_OOoComputerComment"><text:span text:style-name="T102">// nie powodzenie</text:span></text:span></text:p>
      <text:p text:style-name="P107"><text:span text:style-name="_5f_OOoComputerSpecial"><text:span text:style-name="T102">}</text:span></text:span></text:p>
      <text:p text:style-name="P107"><text:span text:style-name="_5f_OOoComputerSpecial"><text:span text:style-name="T102"/></text:span></text:p>
      <text:p text:style-name="P107"><text:span text:style-name="_5f_OOoComputerComment"><text:span text:style-name="T102">// Pobierz tryb</text:span></text:span></text:p>
      <text:p text:style-name="P107"><text:span text:style-name="_5f_OOoComputerKeyWord"><text:span text:style-name="T102">if</text:span></text:span><text:span text:style-name="_5f_OOoComputerSpecial"><text:span text:style-name="T102"> (</text:span></text:span><text:span text:style-name="_5f_OOoComputerIdent"><text:span text:style-name="T102">isset</text:span></text:span><text:span text:style-name="_5f_OOoComputerSpecial"><text:span text:style-name="T102">($</text:span></text:span><text:span text:style-name="_5f_OOoComputerIdent"><text:span text:style-name="T102">_GET</text:span></text:span><text:span text:style-name="_5f_OOoComputerSpecial"><text:span text:style-name="T102">[</text:span></text:span><text:span text:style-name="_5f_OOoComputerLiteral"><text:span text:style-name="T102">'tryb'</text:span></text:span><text:span text:style-name="_5f_OOoComputerSpecial"><text:span text:style-name="T102">])) </text:span></text:span><text:span text:style-name="_5f_OOoComputerComment"><text:span text:style-name="T102">// Jeśli podano tryb</text:span></text:span></text:p>
      <text:p text:style-name="P107"><text:span text:style-name="_5f_OOoComputerSpecial"><text:span text:style-name="T102"><text:s text:c="2"/>$</text:span></text:span><text:span text:style-name="_5f_OOoComputerIdent"><text:span text:style-name="T102">tryb</text:span></text:span><text:span text:style-name="_5f_OOoComputerSpecial"><text:span text:style-name="T102"> = $</text:span></text:span><text:span text:style-name="_5f_OOoComputerIdent"><text:span text:style-name="T102">_GET</text:span></text:span><text:span text:style-name="_5f_OOoComputerSpecial"><text:span text:style-name="T102">[</text:span></text:span><text:span text:style-name="_5f_OOoComputerLiteral"><text:span text:style-name="T102">'tryb'</text:span></text:span><text:span text:style-name="_5f_OOoComputerSpecial"><text:span text:style-name="T102">]; </text:span></text:span><text:span text:style-name="_5f_OOoComputerComment"><text:span text:style-name="T102">// Pobierz go..</text:span></text:span></text:p>
      <text:p text:style-name="P107"><text:span text:style-name="_5f_OOoComputerKeyWord"><text:span text:style-name="T102">else</text:span></text:span><text:span text:style-name="_5f_OOoComputerSpecial"><text:span text:style-name="T102"> {</text:span></text:span></text:p>
      <text:p text:style-name="P107"><text:span text:style-name="_5f_OOoComputerSpecial"><text:span text:style-name="T102"><text:s text:c="2"/>$</text:span></text:span><text:span text:style-name="_5f_OOoComputerIdent"><text:span text:style-name="T102">tryb</text:span></text:span><text:span text:style-name="_5f_OOoComputerSpecial"><text:span text:style-name="T102"> = -</text:span></text:span><text:span text:style-name="_5f_OOoComputerNumber"><text:span text:style-name="T102">1</text:span></text:span><text:span text:style-name="_5f_OOoComputerSpecial"><text:span text:style-name="T102">; <text:s/></text:span></text:span><text:span text:style-name="_5f_OOoComputerComment"><text:span text:style-name="T102">// jeśli nie to zwróć -1</text:span></text:span></text:p>
      <text:p text:style-name="P107"><text:span text:style-name="_5f_OOoComputerSpecial"><text:span text:style-name="T102"><text:s text:c="2"/></text:span></text:span><text:span text:style-name="_5f_OOoComputerIdent"><text:span text:style-name="T102">die</text:span></text:span><text:span text:style-name="_5f_OOoComputerSpecial"><text:span text:style-name="T102">(); <text:s text:c="6"/></text:span></text:span><text:span text:style-name="_5f_OOoComputerComment"><text:span text:style-name="T102">// zakończ skrypt</text:span></text:span></text:p>
      <text:p text:style-name="P107"><text:span text:style-name="_5f_OOoComputerSpecial"><text:span text:style-name="T102">}</text:span></text:span></text:p>
      <text:p text:style-name="P107"><text:span text:style-name="_5f_OOoComputerSpecial"><text:span text:style-name="T102"/></text:span></text:p>
      <text:p text:style-name="P107"><text:span text:style-name="_5f_OOoComputerKeyWord"><text:span text:style-name="T102">switch</text:span></text:span><text:span text:style-name="_5f_OOoComputerSpecial"><text:span text:style-name="T102">($</text:span></text:span><text:span text:style-name="_5f_OOoComputerIdent"><text:span text:style-name="T102">tryb</text:span></text:span><text:span text:style-name="_5f_OOoComputerSpecial"><text:span text:style-name="T102">) {</text:span></text:span></text:p>
      <text:p text:style-name="P107"><text:span text:style-name="_5f_OOoComputerKeyWord"><text:span text:style-name="T102">case</text:span></text:span><text:span text:style-name="_5f_OOoComputerSpecial"><text:span text:style-name="T102"> </text:span></text:span><text:span text:style-name="_5f_OOoComputerLiteral"><text:span text:style-name="T102">"dodaj"</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dodaj</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Dodano użytkownika"</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Błąd dodania użytkownika"</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break</text:span></text:span><text:span text:style-name="_5f_OOoComputerSpecial"><text:span text:style-name="T102">;</text:span></text:span></text:p>
      <text:p text:style-name="P107"><text:span text:style-name="_5f_OOoComputerSpecial"><text:span text:style-name="T102"/></text:span></text:p>
      <text:p text:style-name="P107"><text:span text:style-name="_5f_OOoComputerKeyWord"><text:span text:style-name="T102">case</text:span></text:span><text:span text:style-name="_5f_OOoComputerSpecial"><text:span text:style-name="T102"> </text:span></text:span><text:span text:style-name="_5f_OOoComputerLiteral"><text:span text:style-name="T102">"loguj"</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loguj</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Zalogowan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Błąd logowania"</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break</text:span></text:span><text:span text:style-name="_5f_OOoComputerSpecial"><text:span text:style-name="T102">;</text:span></text:span></text:p>
      <text:p text:style-name="P107"><text:span text:style-name="_5f_OOoComputerSpecial"><text:span text:style-name="T102"><text:tab/></text:span></text:span></text:p>
      <text:p text:style-name="P107"><text:span text:style-name="_5f_OOoComputerKeyWord"><text:span text:style-name="T102">case</text:span></text:span><text:span text:style-name="_5f_OOoComputerSpecial"><text:span text:style-name="T102"> </text:span></text:span><text:span text:style-name="_5f_OOoComputerLiteral"><text:span text:style-name="T102">"usun"</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if</text:span></text:span><text:span text:style-name="_5f_OOoComputerSpecial"><text:span text:style-name="T102"> (</text:span></text:span><text:span text:style-name="_5f_OOoComputerIdent"><text:span text:style-name="T102">usun</text:span></text:span><text:span text:style-name="_5f_OOoComputerSpecial"><text:span text:style-name="T102">())</text:span></text:span></text:p>
      <text:p text:style-name="P107"><text:span text:style-name="_5f_OOoComputerSpecial"><text:span text:style-name="T102"><text:s text:c="4"/></text:span></text:span><text:span text:style-name="_5f_OOoComputerIdent"><text:span text:style-name="T102">echo</text:span></text:span><text:span text:style-name="_5f_OOoComputerSpecial"><text:span text:style-name="T102"> </text:span></text:span><text:span text:style-name="_5f_OOoComputerLiteral"><text:span text:style-name="T102">"Usunięto konto"</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else</text:span></text:span></text:p>
      <text:p text:style-name="P107"><text:span text:style-name="_5f_OOoComputerSpecial"><text:span text:style-name="T102"><text:s text:c="3"/></text:span></text:span><text:span text:style-name="_5f_OOoComputerIdent"><text:span text:style-name="T102">echo</text:span></text:span><text:span text:style-name="_5f_OOoComputerSpecial"><text:span text:style-name="T102"> </text:span></text:span><text:span text:style-name="_5f_OOoComputerLiteral"><text:span text:style-name="T102">"Błąd usunięcia konta"</text:span></text:span><text:span text:style-name="_5f_OOoComputerSpecial"><text:span text:style-name="T102">;</text:span></text:span></text:p>
      <text:p text:style-name="P107"><text:span text:style-name="_5f_OOoComputerSpecial"><text:span text:style-name="T102"><text:s text:c="2"/></text:span></text:span><text:span text:style-name="_5f_OOoComputerKeyWord"><text:span text:style-name="T102">break</text:span></text:span><text:span text:style-name="_5f_OOoComputerSpecial"><text:span text:style-name="T102">;<text:tab/></text:span></text:span></text:p>
      <text:p text:style-name="P107"><text:span text:style-name="_5f_OOoComputerSpecial"><text:span text:style-name="T102">}</text:span></text:span></text:p>
      <text:p text:style-name="P107"><text:span text:style-name="_5f_OOoComputerIdent"><text:span text:style-name="T102">?</text:span></text:span><text:span text:style-name="_5f_OOoComputerSpecial"><text:span text:style-name="T102">&gt;</text:span></text:span></text:p>
      <text:p text:style-name="P106"/>
      <text:p text:style-name="P119"><text:span text:style-name="T15">Zadanie dla uczniów</text:span><text:span text:style-name="T58">:</text:span></text:p>
      <text:p text:style-name="P140">Wprowadź dodatkowe konto: <text:span text:style-name="T63">root</text:span>, <text:span text:style-name="T125">które </text:span>może być tylko jedno i z poziomu tylko tego konta można usunąć wszystkich użytkowników łącznie z root (bądź bez <text:span text:style-name="T63">root</text:span> – do wyboru).</text:p>
      <text:p text:style-name="P140"/>
      <text:p text:style-name="P228">Bezpieczeństwo:</text:p>
      <text:p text:style-name="P228">Pliki: <text:span text:style-name="T140">konta.dat</text:span> oraz <text:span text:style-name="T140">konta_bak.dat</text:span> zmienić rozszerzenia na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Mangal1" svg:font-family="Mangal"/>
    <style:font-face style:name="Courier New1" svg:font-family="'Courier New'" style:font-family-generic="modern"/>
    <style:font-face style:name="Courier New2"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nux Libertine Display G" svg:font-family="'Linux Libertine Display G'"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_20_1" draw:display-name="Arrowhead 1" svg:viewBox="0 0 1131 2256" svg:d="M1127 2120l-449-2006-9-42-25-39-38-25-38-8-43 8-38 25-25 39-9 42-449 2006v13l-4 9 9 42 25 38 38 25 42 9h903l42-9 38-25 26-38 8-42v-9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WW8Num17z0" style:family="text">
      <style:text-properties style:font-name="Symbol" fo:font-family="Symbol" style:font-family-generic="roman" style:font-pitch="variable" fo:font-size="11pt" style:font-size-asian="11pt" style:font-name-complex="Symbol" style:font-family-complex="Symbol" style:font-family-generic-complex="roman" style:font-pitch-complex="variable" style:font-size-complex="11pt"/>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fo:font-size="11pt" style:font-size-asian="11pt"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3z0" style:family="text">
      <style:text-properties style:font-name="Symbol" fo:font-family="Symbol"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7T08:16:01.578000000</meta:creation-date>
    <meta:generator>LibreOffice/6.0.7.3$Linux_X86_64 LibreOffice_project/00m0$Build-3</meta:generator>
    <dc:date>2020-09-23T15:25:53.465405298</dc:date>
    <meta:editing-duration>P2DT16H30M37S</meta:editing-duration>
    <meta:editing-cycles>611</meta:editing-cycles>
    <meta:document-statistic meta:table-count="14" meta:image-count="0" meta:object-count="0" meta:page-count="17" meta:paragraph-count="656" meta:word-count="3603" meta:character-count="26642" meta:non-whitespace-character-count="22939"/>
  </office:meta>
</office:document-meta>
</file>